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enOr Rashi" svg:font-family="'BenOr Rashi'" style:font-family-generic="script" style:font-pitch="variable"/>
    <style:font-face style:name="Guttman Rashi" svg:font-family="'Guttman Rashi'"/>
    <style:font-face style:name="Guttman Rashi1" svg:font-family="'Guttman Rashi'" style:font-family-generic="roman"/>
    <style:font-face style:name="Keter YG" svg:font-family="'Keter YG'"/>
    <style:font-face style:name="Keter YG1" svg:font-family="'Keter YG'" style:font-pitch="variable"/>
    <style:font-face style:name="Mekorot-Rashi" svg:font-family="Mekorot-Rashi"/>
    <style:font-face style:name="Mekorot-Rashi1" svg:font-family="Mekorot-Rashi"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d" svg:font-family="Rod" style:font-family-generic="modern" style:font-pitch="fixed"/>
    <style:font-face style:name="Shofar" svg:font-family="Shofar"/>
    <style:font-face style:name="Shofar1" svg:font-family="Shofar" style:font-pitch="variable"/>
    <style:font-face style:name="Times New Roman" svg:font-family="'Times New Roman'" style:font-family-generic="roman"/>
  </office:font-face-decls>
  <office:automatic-styles>
    <style:style style:name="Table1" style:family="table" style:master-page-name="Standard">
      <style:table-properties style:width="6.925in" style:rel-width="100%" fo:margin-left="0in" fo:margin-top="0in" fo:margin-bottom="0in" style:page-number="auto" table:align="left" style:writing-mode="rl-tb"/>
    </style:style>
    <style:style style:name="Table1.A" style:family="table-column">
      <style:table-column-properties style:column-width="3.4625in" style:rel-column-width="32767*"/>
    </style:style>
    <style:style style:name="Table1.1" style:family="table-row">
      <style:table-row-properties fo:keep-together="auto"/>
    </style:style>
    <style:style style:name="Table1.A1" style:family="table-cell">
      <style:table-cell-properties fo:background-color="#ffbf00" fo:padding="0.0382in" fo:border="0.5pt solid #000000" style:writing-mode="rl-tb">
        <style:background-image/>
      </style:table-cell-properties>
    </style:style>
    <style:style style:name="Table1.A2" style:family="table-cell">
      <style:table-cell-properties fo:background-color="#ffff00" fo:padding="0.0382in" fo:border-left="0.5pt solid #000000" fo:border-right="none" fo:border-top="none" fo:border-bottom="0.5pt solid #000000" style:writing-mode="rl-tb">
        <style:background-image/>
      </style:table-cell-properties>
    </style:style>
    <style:style style:name="Table1.B2" style:family="table-cell">
      <style:table-cell-properties fo:padding="0.0382in" fo:border-left="0.5pt solid #000000" fo:border-right="0.5pt solid #000000" fo:border-top="none" fo:border-bottom="0.5pt solid #000000" style:writing-mode="rl-tb"/>
    </style:style>
    <style:style style:name="Table1.A3" style:family="table-cell">
      <style:table-cell-properties fo:padding="0.0382in" fo:border-left="0.5pt solid #000000" fo:border-right="none" fo:border-top="none" fo:border-bottom="0.5pt solid #000000" style:writing-mode="rl-tb"/>
    </style:style>
    <style:style style:name="Table1.B3" style:family="table-cell">
      <style:table-cell-properties fo:padding="0.0382in" fo:border-left="0.5pt solid #000000" fo:border-right="0.5pt solid #000000" fo:border-top="none" fo:border-bottom="0.5pt solid #000000" style:writing-mode="rl-tb"/>
    </style:style>
    <style:style style:name="Table1.A4" style:family="table-cell">
      <style:table-cell-properties fo:padding="0.0382in" fo:border-left="0.5pt solid #000000" fo:border-right="none" fo:border-top="none" fo:border-bottom="0.5pt solid #000000" style:writing-mode="rl-tb"/>
    </style:style>
    <style:style style:name="Table1.B4" style:family="table-cell">
      <style:table-cell-properties fo:padding="0.0382in" fo:border-left="0.5pt solid #000000" fo:border-right="0.5pt solid #000000" fo:border-top="none" fo:border-bottom="0.5pt solid #000000" style:writing-mode="rl-tb"/>
    </style:style>
    <style:style style:name="Table1.A5" style:family="table-cell">
      <style:table-cell-properties fo:padding="0.0382in" fo:border-left="0.5pt solid #000000" fo:border-right="none" fo:border-top="none" fo:border-bottom="0.5pt solid #000000" style:writing-mode="rl-tb"/>
    </style:style>
    <style:style style:name="Table1.B5" style:family="table-cell">
      <style:table-cell-properties fo:padding="0.0382in" fo:border-left="0.5pt solid #000000" fo:border-right="0.5pt solid #000000" fo:border-top="none" fo:border-bottom="0.5pt solid #000000" style:writing-mode="rl-tb"/>
    </style:style>
    <style:style style:name="Table1.A6" style:family="table-cell">
      <style:table-cell-properties fo:padding="0.0382in" fo:border-left="0.5pt solid #000000" fo:border-right="none" fo:border-top="none" fo:border-bottom="0.5pt solid #000000" style:writing-mode="rl-tb"/>
    </style:style>
    <style:style style:name="Table1.B6" style:family="table-cell">
      <style:table-cell-properties fo:padding="0.0382in" fo:border-left="0.5pt solid #000000" fo:border-right="0.5pt solid #000000" fo:border-top="none" fo:border-bottom="0.5pt solid #000000" style:writing-mode="rl-tb"/>
    </style:style>
    <style:style style:name="Table1.A7" style:family="table-cell">
      <style:table-cell-properties fo:padding="0.0382in" fo:border-left="0.5pt solid #000000" fo:border-right="none" fo:border-top="none" fo:border-bottom="0.5pt solid #000000" style:writing-mode="rl-tb"/>
    </style:style>
    <style:style style:name="Table1.B7" style:family="table-cell">
      <style:table-cell-properties fo:padding="0.0382in" fo:border-left="0.5pt solid #000000" fo:border-right="0.5pt solid #000000" fo:border-top="none" fo:border-bottom="0.5pt solid #000000" style:writing-mode="rl-tb"/>
    </style:style>
    <style:style style:name="Table1.A8" style:family="table-cell">
      <style:table-cell-properties fo:padding="0.0382in" fo:border-left="0.5pt solid #000000" fo:border-right="none" fo:border-top="none" fo:border-bottom="0.5pt solid #000000" style:writing-mode="rl-tb"/>
    </style:style>
    <style:style style:name="Table1.B8" style:family="table-cell">
      <style:table-cell-properties fo:padding="0.0382in" fo:border-left="0.5pt solid #000000" fo:border-right="0.5pt solid #000000" fo:border-top="none" fo:border-bottom="0.5pt solid #000000" style:writing-mode="rl-tb"/>
    </style:style>
    <style:style style:name="Table1.A9" style:family="table-cell">
      <style:table-cell-properties fo:padding="0.0382in" fo:border-left="0.5pt solid #000000" fo:border-right="none" fo:border-top="none" fo:border-bottom="0.5pt solid #000000" style:writing-mode="rl-tb"/>
    </style:style>
    <style:style style:name="Table1.B9" style:family="table-cell">
      <style:table-cell-properties fo:padding="0.0382in" fo:border-left="0.5pt solid #000000" fo:border-right="0.5pt solid #000000" fo:border-top="none" fo:border-bottom="0.5pt solid #000000" style:writing-mode="rl-tb"/>
    </style:style>
    <style:style style:name="Table1.A10" style:family="table-cell">
      <style:table-cell-properties fo:padding="0.0382in" fo:border-left="0.5pt solid #000000" fo:border-right="none" fo:border-top="none" fo:border-bottom="0.5pt solid #000000" style:writing-mode="rl-tb"/>
    </style:style>
    <style:style style:name="Table1.B10" style:family="table-cell">
      <style:table-cell-properties fo:padding="0.0382in" fo:border-left="0.5pt solid #000000" fo:border-right="0.5pt solid #000000" fo:border-top="none" fo:border-bottom="0.5pt solid #000000" style:writing-mode="rl-tb"/>
    </style:style>
    <style:style style:name="Table1.B11" style:family="table-cell">
      <style:table-cell-properties fo:padding="0.0382in" fo:border-left="0.5pt solid #000000" fo:border-right="0.5pt solid #000000" fo:border-top="none" fo:border-bottom="0.5pt solid #000000" style:writing-mode="rl-tb"/>
    </style:style>
    <style:style style:name="Table1.A12" style:family="table-cell">
      <style:table-cell-properties fo:padding="0.0382in" fo:border-left="0.5pt solid #000000" fo:border-right="none" fo:border-top="none" fo:border-bottom="0.5pt solid #000000" style:writing-mode="rl-tb"/>
    </style:style>
    <style:style style:name="Table1.B12" style:family="table-cell">
      <style:table-cell-properties fo:padding="0.0382in" fo:border-left="0.5pt solid #000000" fo:border-right="0.5pt solid #000000" fo:border-top="none" fo:border-bottom="0.5pt solid #000000" style:writing-mode="rl-tb"/>
    </style:style>
    <style:style style:name="Table1.A13" style:family="table-cell">
      <style:table-cell-properties fo:padding="0.0382in" fo:border-left="0.5pt solid #000000" fo:border-right="none" fo:border-top="none" fo:border-bottom="0.5pt solid #000000" style:writing-mode="rl-tb"/>
    </style:style>
    <style:style style:name="Table1.B13" style:family="table-cell">
      <style:table-cell-properties fo:padding="0.0382in" fo:border-left="0.5pt solid #000000" fo:border-right="0.5pt solid #000000" fo:border-top="none" fo:border-bottom="0.5pt solid #000000" style:writing-mode="rl-tb"/>
    </style:style>
    <style:style style:name="Table1.A14" style:family="table-cell">
      <style:table-cell-properties fo:padding="0.0382in" fo:border-left="0.5pt solid #000000" fo:border-right="none" fo:border-top="none" fo:border-bottom="0.5pt solid #000000" style:writing-mode="rl-tb"/>
    </style:style>
    <style:style style:name="Table1.B14" style:family="table-cell">
      <style:table-cell-properties fo:padding="0.0382in" fo:border-left="0.5pt solid #000000" fo:border-right="0.5pt solid #000000" fo:border-top="none" fo:border-bottom="0.5pt solid #000000" style:writing-mode="rl-tb"/>
    </style:style>
    <style:style style:name="Table1.A15" style:family="table-cell">
      <style:table-cell-properties fo:padding="0.0382in" fo:border-left="0.5pt solid #000000" fo:border-right="none" fo:border-top="none" fo:border-bottom="0.5pt solid #000000" style:writing-mode="rl-tb"/>
    </style:style>
    <style:style style:name="Table1.B15" style:family="table-cell">
      <style:table-cell-properties fo:padding="0.0382in" fo:border-left="0.5pt solid #000000" fo:border-right="0.5pt solid #000000" fo:border-top="none" fo:border-bottom="0.5pt solid #000000" style:writing-mode="rl-tb"/>
    </style:style>
    <style:style style:name="Table1.A16" style:family="table-cell">
      <style:table-cell-properties fo:padding="0.0382in" fo:border-left="0.5pt solid #000000" fo:border-right="none" fo:border-top="none" fo:border-bottom="0.5pt solid #000000" style:writing-mode="rl-tb"/>
    </style:style>
    <style:style style:name="Table1.B16" style:family="table-cell">
      <style:table-cell-properties fo:padding="0.0382in" fo:border-left="0.5pt solid #000000" fo:border-right="0.5pt solid #000000" fo:border-top="none" fo:border-bottom="0.5pt solid #000000" style:writing-mode="rl-tb"/>
    </style:style>
    <style:style style:name="Table1.A17" style:family="table-cell">
      <style:table-cell-properties fo:padding="0.0382in" fo:border-left="0.5pt solid #000000" fo:border-right="none" fo:border-top="none" fo:border-bottom="0.5pt solid #000000" style:writing-mode="rl-tb"/>
    </style:style>
    <style:style style:name="Table1.B17" style:family="table-cell">
      <style:table-cell-properties fo:padding="0.0382in" fo:border-left="0.5pt solid #000000" fo:border-right="0.5pt solid #000000" fo:border-top="none" fo:border-bottom="0.5pt solid #000000" style:writing-mode="rl-tb"/>
    </style:style>
    <style:style style:name="Table1.A18" style:family="table-cell">
      <style:table-cell-properties fo:padding="0.0382in" fo:border-left="0.5pt solid #000000" fo:border-right="none" fo:border-top="none" fo:border-bottom="0.5pt solid #000000" style:writing-mode="rl-tb"/>
    </style:style>
    <style:style style:name="Table1.B18" style:family="table-cell">
      <style:table-cell-properties fo:padding="0.0382in" fo:border-left="0.5pt solid #000000" fo:border-right="0.5pt solid #000000" fo:border-top="none" fo:border-bottom="0.5pt solid #000000" style:writing-mode="rl-tb"/>
    </style:style>
    <style:style style:name="Table1.A19" style:family="table-cell">
      <style:table-cell-properties fo:padding="0.0382in" fo:border-left="0.5pt solid #000000" fo:border-right="none" fo:border-top="none" fo:border-bottom="0.5pt solid #000000" style:writing-mode="rl-tb"/>
    </style:style>
    <style:style style:name="Table1.B19" style:family="table-cell">
      <style:table-cell-properties fo:padding="0.0382in" fo:border-left="0.5pt solid #000000" fo:border-right="0.5pt solid #000000" fo:border-top="none" fo:border-bottom="0.5pt solid #000000" style:writing-mode="rl-tb"/>
    </style:style>
    <style:style style:name="Table1.A20" style:family="table-cell">
      <style:table-cell-properties fo:padding="0.0382in" fo:border-left="0.5pt solid #000000" fo:border-right="none" fo:border-top="none" fo:border-bottom="0.5pt solid #000000" style:writing-mode="rl-tb"/>
    </style:style>
    <style:style style:name="Table1.B20" style:family="table-cell">
      <style:table-cell-properties fo:padding="0.0382in" fo:border-left="0.5pt solid #000000" fo:border-right="0.5pt solid #000000" fo:border-top="none" fo:border-bottom="0.5pt solid #000000" style:writing-mode="rl-tb"/>
    </style:style>
    <style:style style:name="Table1.A21" style:family="table-cell">
      <style:table-cell-properties fo:padding="0.0382in" fo:border-left="0.5pt solid #000000" fo:border-right="none" fo:border-top="none" fo:border-bottom="0.5pt solid #000000" style:writing-mode="rl-tb"/>
    </style:style>
    <style:style style:name="Table1.B21" style:family="table-cell">
      <style:table-cell-properties fo:padding="0.0382in" fo:border-left="0.5pt solid #000000" fo:border-right="0.5pt solid #000000" fo:border-top="none" fo:border-bottom="0.5pt solid #000000" style:writing-mode="rl-tb"/>
    </style:style>
    <style:style style:name="Table1.A22" style:family="table-cell">
      <style:table-cell-properties fo:padding="0.0382in" fo:border-left="0.5pt solid #000000" fo:border-right="none" fo:border-top="none" fo:border-bottom="0.5pt solid #000000" style:writing-mode="rl-tb"/>
    </style:style>
    <style:style style:name="Table1.B22" style:family="table-cell">
      <style:table-cell-properties fo:padding="0.0382in" fo:border-left="0.5pt solid #000000" fo:border-right="0.5pt solid #000000" fo:border-top="none" fo:border-bottom="0.5pt solid #000000" style:writing-mode="rl-tb"/>
    </style:style>
    <style:style style:name="Table1.A23" style:family="table-cell">
      <style:table-cell-properties fo:padding="0.0382in" fo:border-left="0.5pt solid #000000" fo:border-right="none" fo:border-top="none" fo:border-bottom="0.5pt solid #000000" style:writing-mode="rl-tb"/>
    </style:style>
    <style:style style:name="Table1.B23" style:family="table-cell">
      <style:table-cell-properties fo:padding="0.0382in" fo:border-left="0.5pt solid #000000" fo:border-right="0.5pt solid #000000" fo:border-top="none" fo:border-bottom="0.5pt solid #000000" style:writing-mode="rl-tb"/>
    </style:style>
    <style:style style:name="Table1.A24" style:family="table-cell">
      <style:table-cell-properties fo:padding="0.0382in" fo:border-left="0.5pt solid #000000" fo:border-right="none" fo:border-top="none" fo:border-bottom="0.5pt solid #000000" style:writing-mode="rl-tb"/>
    </style:style>
    <style:style style:name="Table1.B24" style:family="table-cell">
      <style:table-cell-properties fo:padding="0.0382in" fo:border-left="0.5pt solid #000000" fo:border-right="0.5pt solid #000000" fo:border-top="none" fo:border-bottom="0.5pt solid #000000" style:writing-mode="rl-tb"/>
    </style:style>
    <style:style style:name="Table1.A25" style:family="table-cell">
      <style:table-cell-properties fo:padding="0.0382in" fo:border-left="0.5pt solid #000000" fo:border-right="none" fo:border-top="none" fo:border-bottom="0.5pt solid #000000" style:writing-mode="rl-tb"/>
    </style:style>
    <style:style style:name="Table1.B25" style:family="table-cell">
      <style:table-cell-properties fo:padding="0.0382in" fo:border-left="0.5pt solid #000000" fo:border-right="0.5pt solid #000000" fo:border-top="none" fo:border-bottom="0.5pt solid #000000" style:writing-mode="rl-tb"/>
    </style:style>
    <style:style style:name="Table1.B26" style:family="table-cell">
      <style:table-cell-properties fo:background-color="transparent" fo:padding="0.0382in" fo:border-left="0.5pt solid #000000" fo:border-right="0.5pt solid #000000" fo:border-top="none" fo:border-bottom="0.5pt solid #000000" style:writing-mode="rl-tb">
        <style:background-image/>
      </style:table-cell-properties>
    </style:style>
    <style:style style:name="Table1.A27" style:family="table-cell">
      <style:table-cell-properties fo:padding="0.0382in" fo:border-left="0.5pt solid #000000" fo:border-right="none" fo:border-top="none" fo:border-bottom="0.5pt solid #000000" style:writing-mode="rl-tb"/>
    </style:style>
    <style:style style:name="Table1.B27" style:family="table-cell">
      <style:table-cell-properties fo:padding="0.0382in" fo:border-left="0.5pt solid #000000" fo:border-right="0.5pt solid #000000" fo:border-top="none" fo:border-bottom="0.5pt solid #000000" style:writing-mode="rl-tb"/>
    </style:style>
    <style:style style:name="Table1.28" style:family="table-row">
      <style:table-row-properties style:min-row-height="0.4in" fo:keep-together="auto"/>
    </style:style>
    <style:style style:name="Table1.A28" style:family="table-cell">
      <style:table-cell-properties fo:padding="0.0382in" fo:border-left="0.5pt solid #000000" fo:border-right="none" fo:border-top="none" fo:border-bottom="0.5pt solid #000000" style:writing-mode="rl-tb"/>
    </style:style>
    <style:style style:name="Table1.B28" style:family="table-cell">
      <style:table-cell-properties fo:padding="0.0382in" fo:border-left="0.5pt solid #000000" fo:border-right="0.5pt solid #000000" fo:border-top="none" fo:border-bottom="0.5pt solid #000000" style:writing-mode="rl-tb"/>
    </style:style>
    <style:style style:name="Table1.A29" style:family="table-cell">
      <style:table-cell-properties fo:padding="0.0382in" fo:border-left="0.5pt solid #000000" fo:border-right="none" fo:border-top="none" fo:border-bottom="0.5pt solid #000000" style:writing-mode="rl-tb"/>
    </style:style>
    <style:style style:name="Table1.B29" style:family="table-cell">
      <style:table-cell-properties fo:padding="0.0382in" fo:border-left="0.5pt solid #000000" fo:border-right="0.5pt solid #000000" fo:border-top="none" fo:border-bottom="0.5pt solid #000000" style:writing-mode="rl-tb"/>
    </style:style>
    <style:style style:name="Table1.A30" style:family="table-cell">
      <style:table-cell-properties fo:padding="0.0382in" fo:border-left="0.5pt solid #000000" fo:border-right="none" fo:border-top="none" fo:border-bottom="0.5pt solid #000000" style:writing-mode="rl-tb"/>
    </style:style>
    <style:style style:name="Table1.B30" style:family="table-cell">
      <style:table-cell-properties fo:padding="0.0382in" fo:border-left="0.5pt solid #000000" fo:border-right="0.5pt solid #000000" fo:border-top="none" fo:border-bottom="0.5pt solid #000000" style:writing-mode="rl-tb"/>
    </style:style>
    <style:style style:name="Table1.A31" style:family="table-cell">
      <style:table-cell-properties fo:padding="0.0382in" fo:border-left="0.5pt solid #000000" fo:border-right="none" fo:border-top="none" fo:border-bottom="0.5pt solid #000000" style:writing-mode="rl-tb"/>
    </style:style>
    <style:style style:name="Table1.B31" style:family="table-cell">
      <style:table-cell-properties fo:padding="0.0382in" fo:border-left="0.5pt solid #000000" fo:border-right="0.5pt solid #000000" fo:border-top="none" fo:border-bottom="0.5pt solid #000000" style:writing-mode="rl-tb"/>
    </style:style>
    <style:style style:name="Table1.A32" style:family="table-cell">
      <style:table-cell-properties fo:background-color="#ffbf00" fo:padding="0.0382in" fo:border-left="0.5pt solid #000000" fo:border-right="0.5pt solid #000000" fo:border-top="none" fo:border-bottom="0.5pt solid #000000" style:writing-mode="rl-tb">
        <style:background-image/>
      </style:table-cell-properties>
    </style:style>
    <style:style style:name="Table1.A33" style:family="table-cell">
      <style:table-cell-properties fo:padding="0.0382in" fo:border-left="0.5pt solid #000000" fo:border-right="none" fo:border-top="none" fo:border-bottom="0.5pt solid #000000" style:writing-mode="rl-tb"/>
    </style:style>
    <style:style style:name="Table1.B33" style:family="table-cell">
      <style:table-cell-properties fo:padding="0.0382in" fo:border-left="0.5pt solid #000000" fo:border-right="0.5pt solid #000000" fo:border-top="none" fo:border-bottom="0.5pt solid #000000" style:writing-mode="rl-tb"/>
    </style:style>
    <style:style style:name="Table1.A34" style:family="table-cell">
      <style:table-cell-properties fo:padding="0.0382in" fo:border-left="0.5pt solid #000000" fo:border-right="none" fo:border-top="none" fo:border-bottom="0.5pt solid #000000" style:writing-mode="rl-tb"/>
    </style:style>
    <style:style style:name="Table1.B34" style:family="table-cell">
      <style:table-cell-properties fo:padding="0.0382in" fo:border-left="0.5pt solid #000000" fo:border-right="0.5pt solid #000000" fo:border-top="none" fo:border-bottom="0.5pt solid #000000" style:writing-mode="rl-tb"/>
    </style:style>
    <style:style style:name="Table1.A35" style:family="table-cell">
      <style:table-cell-properties fo:padding="0.0382in" fo:border-left="0.5pt solid #000000" fo:border-right="none" fo:border-top="none" fo:border-bottom="0.5pt solid #000000" style:writing-mode="rl-tb"/>
    </style:style>
    <style:style style:name="Table1.B35" style:family="table-cell">
      <style:table-cell-properties fo:padding="0.0382in" fo:border-left="0.5pt solid #000000" fo:border-right="0.5pt solid #000000" fo:border-top="none" fo:border-bottom="0.5pt solid #000000" style:writing-mode="rl-tb"/>
    </style:style>
    <style:style style:name="Table1.A36" style:family="table-cell">
      <style:table-cell-properties fo:padding="0.0382in" fo:border-left="0.5pt solid #000000" fo:border-right="none" fo:border-top="none" fo:border-bottom="0.5pt solid #000000" style:writing-mode="rl-tb"/>
    </style:style>
    <style:style style:name="Table1.B36" style:family="table-cell">
      <style:table-cell-properties fo:padding="0.0382in" fo:border-left="0.5pt solid #000000" fo:border-right="0.5pt solid #000000" fo:border-top="none" fo:border-bottom="0.5pt solid #000000" style:writing-mode="rl-tb"/>
    </style:style>
    <style:style style:name="Table1.A37" style:family="table-cell">
      <style:table-cell-properties fo:padding="0.0382in" fo:border-left="0.5pt solid #000000" fo:border-right="none" fo:border-top="none" fo:border-bottom="0.5pt solid #000000" style:writing-mode="rl-tb"/>
    </style:style>
    <style:style style:name="Table1.B37" style:family="table-cell">
      <style:table-cell-properties fo:padding="0.0382in" fo:border-left="0.5pt solid #000000" fo:border-right="0.5pt solid #000000" fo:border-top="none" fo:border-bottom="0.5pt solid #000000" style:writing-mode="rl-tb"/>
    </style:style>
    <style:style style:name="Table1.A38" style:family="table-cell">
      <style:table-cell-properties fo:padding="0.0382in" fo:border-left="0.5pt solid #000000" fo:border-right="none" fo:border-top="none" fo:border-bottom="0.5pt solid #000000" style:writing-mode="rl-tb"/>
    </style:style>
    <style:style style:name="Table1.B38" style:family="table-cell">
      <style:table-cell-properties fo:padding="0.0382in" fo:border-left="0.5pt solid #000000" fo:border-right="0.5pt solid #000000" fo:border-top="none" fo:border-bottom="0.5pt solid #000000" style:writing-mode="rl-tb"/>
    </style:style>
    <style:style style:name="Table1.B39" style:family="table-cell">
      <style:table-cell-properties fo:padding="0.0382in" fo:border-left="0.5pt solid #000000" fo:border-right="0.5pt solid #000000" fo:border-top="none" fo:border-bottom="0.5pt solid #000000" style:writing-mode="rl-tb"/>
    </style:style>
    <style:style style:name="Table1.A40" style:family="table-cell">
      <style:table-cell-properties fo:background-color="transparent" fo:padding="0.0382in" fo:border-left="0.5pt solid #000000" fo:border-right="none" fo:border-top="none" fo:border-bottom="0.5pt solid #000000" style:writing-mode="rl-tb">
        <style:background-image/>
      </style:table-cell-properties>
    </style:style>
    <style:style style:name="Table1.B40" style:family="table-cell">
      <style:table-cell-properties fo:padding="0.0382in" fo:border-left="0.5pt solid #000000" fo:border-right="0.5pt solid #000000" fo:border-top="none" fo:border-bottom="0.5pt solid #000000" style:writing-mode="rl-tb"/>
    </style:style>
    <style:style style:name="Table1.B41" style:family="table-cell">
      <style:table-cell-properties fo:padding="0.0382in" fo:border-left="0.5pt solid #000000" fo:border-right="0.5pt solid #000000" fo:border-top="none" fo:border-bottom="0.5pt solid #000000" style:writing-mode="rl-tb"/>
    </style:style>
    <style:style style:name="Table1.B42" style:family="table-cell">
      <style:table-cell-properties fo:padding="0.0382in" fo:border-left="0.5pt solid #000000" fo:border-right="0.5pt solid #000000" fo:border-top="none" fo:border-bottom="0.5pt solid #000000" style:writing-mode="rl-tb"/>
    </style:style>
    <style:style style:name="Table1.B43" style:family="table-cell">
      <style:table-cell-properties fo:padding="0.0382in" fo:border-left="0.5pt solid #000000" fo:border-right="0.5pt solid #000000" fo:border-top="none" fo:border-bottom="0.5pt solid #000000" style:writing-mode="rl-tb"/>
    </style:style>
    <style:style style:name="Table1.B44" style:family="table-cell">
      <style:table-cell-properties fo:padding="0.0382in" fo:border-left="0.5pt solid #000000" fo:border-right="0.5pt solid #000000" fo:border-top="none" fo:border-bottom="0.5pt solid #000000" style:writing-mode="rl-tb"/>
    </style:style>
    <style:style style:name="Table1.B45" style:family="table-cell">
      <style:table-cell-properties fo:padding="0.0382in" fo:border-left="0.5pt solid #000000" fo:border-right="0.5pt solid #000000" fo:border-top="none" fo:border-bottom="0.5pt solid #000000" style:writing-mode="rl-tb"/>
    </style:style>
    <style:style style:name="Table1.B46" style:family="table-cell">
      <style:table-cell-properties fo:padding="0.0382in" fo:border-left="0.5pt solid #000000" fo:border-right="0.5pt solid #000000" fo:border-top="none" fo:border-bottom="0.5pt solid #000000" style:writing-mode="rl-tb"/>
    </style:style>
    <style:style style:name="Table1.B47" style:family="table-cell">
      <style:table-cell-properties fo:padding="0.0382in" fo:border-left="0.5pt solid #000000" fo:border-right="0.5pt solid #000000" fo:border-top="none" fo:border-bottom="0.5pt solid #000000" style:writing-mode="rl-tb"/>
    </style:style>
    <style:style style:name="Table1.B48" style:family="table-cell">
      <style:table-cell-properties fo:padding="0.0382in" fo:border-left="0.5pt solid #000000" fo:border-right="0.5pt solid #000000" fo:border-top="none" fo:border-bottom="0.5pt solid #000000" style:writing-mode="rl-tb"/>
    </style:style>
    <style:style style:name="Table1.B49" style:family="table-cell">
      <style:table-cell-properties fo:padding="0.0382in" fo:border-left="0.5pt solid #000000" fo:border-right="0.5pt solid #000000" fo:border-top="none" fo:border-bottom="0.5pt solid #000000" style:writing-mode="rl-tb"/>
    </style:style>
    <style:style style:name="Table1.B50" style:family="table-cell">
      <style:table-cell-properties fo:padding="0.0382in" fo:border-left="0.5pt solid #000000" fo:border-right="0.5pt solid #000000" fo:border-top="none" fo:border-bottom="0.5pt solid #000000" style:writing-mode="rl-tb"/>
    </style:style>
    <style:style style:name="Table1.B51" style:family="table-cell">
      <style:table-cell-properties fo:padding="0.0382in" fo:border-left="0.5pt solid #000000" fo:border-right="0.5pt solid #000000" fo:border-top="none" fo:border-bottom="0.5pt solid #000000" style:writing-mode="rl-tb"/>
    </style:style>
    <style:style style:name="P1" style:family="paragraph" style:parent-style-name="Endnote">
      <style:paragraph-properties fo:text-align="end" style:justify-single-word="false" style:writing-mode="rl-tb"/>
    </style:style>
    <style:style style:name="P2" style:family="paragraph" style:parent-style-name="Footnote">
      <style:paragraph-properties fo:text-align="end" style:justify-single-word="false" style:writing-mode="rl-tb"/>
    </style:style>
    <style:style style:name="P3" style:family="paragraph" style:parent-style-name="Standard">
      <style:paragraph-properties fo:margin-left="0.5in" fo:margin-right="0in" fo:text-align="end" style:justify-single-word="false" fo:text-indent="0in" style:auto-text-indent="false" style:writing-mode="rl-tb"/>
    </style:style>
    <style:style style:name="P4" style:family="paragraph" style:parent-style-name="Endnote">
      <style:paragraph-properties fo:text-align="end" style:justify-single-word="false" style:writing-mode="rl-tb"/>
      <style:text-properties officeooo:paragraph-rsid="0049129a"/>
    </style:style>
    <style:style style:name="P5" style:family="paragraph" style:parent-style-name="Footnote">
      <style:paragraph-properties fo:margin-left="0in" fo:margin-right="0in" fo:line-height="100%" fo:text-align="end" style:justify-single-word="false" fo:text-indent="0in" style:auto-text-indent="false" style:writing-mode="rl-tb">
        <style:tab-stops/>
      </style:paragraph-properties>
    </style:style>
    <style:style style:name="P6" style:family="paragraph" style:parent-style-name="Endnote">
      <style:paragraph-properties fo:text-align="end" style:justify-single-word="false" style:writing-mode="rl-tb"/>
      <style:text-properties style:use-window-font-color="true" loext:opacity="0%" style:font-name="Guttman Rashi1" fo:font-size="10pt" fo:language="en" fo:country="US" style:letter-kerning="true" style:font-name-asian="NSimSun" style:font-size-asian="10pt" style:language-asian="zh" style:country-asian="CN" style:font-name-complex="Mekorot-Rashi" style:font-size-complex="10pt" style:language-complex="he" style:country-complex="IL"/>
    </style:style>
    <style:style style:name="P7" style:family="paragraph" style:parent-style-name="Endnote">
      <style:paragraph-properties fo:text-align="end" style:justify-single-word="false" style:writing-mode="rl-tb"/>
      <style:text-properties style:use-window-font-color="true" loext:opacity="0%" style:font-name="Guttman Rashi1" fo:font-size="10pt" fo:language="en" fo:country="US" officeooo:rsid="00174d90" officeooo:paragraph-rsid="00174d90" style:letter-kerning="true" style:font-name-asian="NSimSun" style:font-size-asian="10pt" style:language-asian="zh" style:country-asian="CN" style:font-name-complex="Mekorot-Rashi" style:font-size-complex="10pt" style:language-complex="he" style:country-complex="IL"/>
    </style:style>
    <style:style style:name="P8" style:family="paragraph" style:parent-style-name="Endnote">
      <style:paragraph-properties fo:text-align="end" style:justify-single-word="false" style:writing-mode="rl-tb"/>
      <style:text-properties style:use-window-font-color="true" loext:opacity="0%" style:font-name="Guttman Rashi1" fo:font-size="10pt" fo:language="en" fo:country="US" officeooo:rsid="00174d90" officeooo:paragraph-rsid="001f2484" style:letter-kerning="true" style:font-name-asian="NSimSun" style:font-size-asian="10pt" style:language-asian="zh" style:country-asian="CN" style:font-name-complex="Mekorot-Rashi" style:font-size-complex="10pt" style:language-complex="he" style:country-complex="IL"/>
    </style:style>
    <style:style style:name="P9" style:family="paragraph" style:parent-style-name="Footnote">
      <style:paragraph-properties fo:text-align="end" style:justify-single-word="false" style:writing-mode="rl-tb"/>
      <style:text-properties style:use-window-font-color="true" loext:opacity="0%" style:font-name="Times New Roman" fo:font-size="10pt" fo:language="en" fo:country="US" style:letter-kerning="true" style:font-name-asian="NSimSun" style:font-size-asian="10pt" style:language-asian="zh" style:country-asian="CN" style:font-name-complex="Keter YG" style:font-size-complex="10pt" style:language-complex="he" style:country-complex="IL"/>
    </style:style>
    <style:style style:name="P10" style:family="paragraph" style:parent-style-name="Footnote">
      <style:paragraph-properties fo:text-align="end" style:justify-single-word="false" style:writing-mode="rl-tb"/>
      <style:text-properties style:use-window-font-color="true" loext:opacity="0%" style:font-name="Times New Roman" fo:font-size="10pt" fo:language="en" fo:country="US" officeooo:rsid="0016b45d" officeooo:paragraph-rsid="0016b45d" style:letter-kerning="true" style:font-name-asian="NSimSun" style:font-size-asian="10pt" style:language-asian="zh" style:country-asian="CN" style:font-name-complex="Keter YG1" style:font-size-complex="10pt" style:language-complex="he" style:country-complex="IL"/>
    </style:style>
    <style:style style:name="P11" style:family="paragraph" style:parent-style-name="Footnote">
      <style:paragraph-properties fo:text-align="end" style:justify-single-word="false" style:writing-mode="rl-tb"/>
      <style:text-properties style:use-window-font-color="true" loext:opacity="0%" style:font-name="Times New Roman" fo:font-size="10pt" fo:language="en" fo:country="US" officeooo:rsid="0025638f" officeooo:paragraph-rsid="00261c25" style:letter-kerning="true" style:font-name-asian="NSimSun" style:font-size-asian="10pt" style:language-asian="zh" style:country-asian="CN" style:font-name-complex="Keter YG1" style:font-size-complex="10pt" style:language-complex="he" style:country-complex="IL"/>
    </style:style>
    <style:style style:name="P12" style:family="paragraph" style:parent-style-name="Footnote">
      <style:paragraph-properties fo:text-align="end" style:justify-single-word="false" style:writing-mode="rl-tb"/>
      <style:text-properties style:use-window-font-color="true" loext:opacity="0%" style:font-name="Times New Roman" fo:font-size="10pt" fo:language="en" fo:country="US" officeooo:rsid="0025638f" officeooo:paragraph-rsid="002f3bac" style:letter-kerning="true" style:font-name-asian="NSimSun" style:font-size-asian="10pt" style:language-asian="zh" style:country-asian="CN" style:font-name-complex="Keter YG1" style:font-size-complex="10pt" style:language-complex="he" style:country-complex="IL"/>
    </style:style>
    <style:style style:name="P13" style:family="paragraph" style:parent-style-name="Footnote">
      <style:paragraph-properties fo:text-align="end" style:justify-single-word="false" style:writing-mode="rl-tb"/>
      <style:text-properties style:use-window-font-color="true" loext:opacity="0%" style:font-name="Times New Roman" fo:font-size="10pt" fo:language="en" fo:country="US" officeooo:rsid="0025638f" officeooo:paragraph-rsid="00312bbc" style:letter-kerning="true" style:font-name-asian="NSimSun" style:font-size-asian="10pt" style:language-asian="zh" style:country-asian="CN" style:font-name-complex="Keter YG1" style:font-size-complex="10pt" style:language-complex="he" style:country-complex="IL"/>
    </style:style>
    <style:style style:name="P14" style:family="paragraph" style:parent-style-name="Footnote">
      <style:paragraph-properties fo:text-align="end" style:justify-single-word="false" style:writing-mode="rl-tb"/>
      <style:text-properties style:use-window-font-color="true" loext:opacity="0%" style:font-name="Times New Roman" fo:font-size="10pt" fo:language="en" fo:country="US" officeooo:rsid="0025638f" officeooo:paragraph-rsid="0032feea" style:letter-kerning="true" style:font-name-asian="NSimSun" style:font-size-asian="10pt" style:language-asian="zh" style:country-asian="CN" style:font-name-complex="Keter YG1" style:font-size-complex="10pt" style:language-complex="he" style:country-complex="IL"/>
    </style:style>
    <style:style style:name="P15" style:family="paragraph" style:parent-style-name="Footnote">
      <style:paragraph-properties fo:text-align="end" style:justify-single-word="false" style:writing-mode="rl-tb"/>
      <style:text-properties style:use-window-font-color="true" loext:opacity="0%" style:font-name="Times New Roman" fo:font-size="10pt" fo:language="en" fo:country="US" officeooo:rsid="00396552" officeooo:paragraph-rsid="005ecdae" style:letter-kerning="true" style:font-name-asian="NSimSun" style:font-size-asian="10pt" style:language-asian="zh" style:country-asian="CN" style:font-name-complex="Keter YG1" style:font-size-complex="10pt" style:language-complex="he" style:country-complex="IL"/>
    </style:style>
    <style:style style:name="P16" style:family="paragraph" style:parent-style-name="Endnote">
      <style:paragraph-properties fo:text-align="end" style:justify-single-word="false" style:writing-mode="rl-tb"/>
      <style:text-properties style:use-window-font-color="true" loext:opacity="0%" style:font-name="Times New Roman" fo:font-size="10pt" fo:language="en" fo:country="US" officeooo:rsid="0050099d" officeooo:paragraph-rsid="0050703b" style:letter-kerning="true" style:font-name-asian="NSimSun" style:font-size-asian="10pt" style:language-asian="zh" style:country-asian="CN" style:font-name-complex="Mekorot-Rashi1" style:font-size-complex="10pt" style:language-complex="he" style:country-complex="IL"/>
    </style:style>
    <style:style style:name="P17" style:family="paragraph" style:parent-style-name="Endnote">
      <style:paragraph-properties fo:text-align="end" style:justify-single-word="false" style:writing-mode="rl-tb"/>
      <style:text-properties style:use-window-font-color="true" loext:opacity="0%" style:font-name="Times New Roman" fo:font-size="10pt" fo:language="en" fo:country="US" officeooo:rsid="0050099d" officeooo:paragraph-rsid="00588dd3" style:letter-kerning="true" style:font-name-asian="NSimSun" style:font-size-asian="10pt" style:language-asian="zh" style:country-asian="CN" style:font-name-complex="Mekorot-Rashi1" style:font-size-complex="10pt" style:language-complex="he" style:country-complex="IL"/>
    </style:style>
    <style:style style:name="P18" style:family="paragraph" style:parent-style-name="Endnote">
      <style:paragraph-properties fo:text-align="end" style:justify-single-word="false" style:writing-mode="rl-tb"/>
      <style:text-properties officeooo:rsid="0025f49b" officeooo:paragraph-rsid="0025f49b" style:font-name-complex="Mekorot-Rashi1"/>
    </style:style>
    <style:style style:name="P19" style:family="paragraph" style:parent-style-name="Endnote">
      <style:paragraph-properties fo:text-align="end" style:justify-single-word="false" style:writing-mode="rl-tb"/>
      <style:text-properties officeooo:rsid="0050099d" officeooo:paragraph-rsid="0050099d" style:font-name-complex="Mekorot-Rashi1"/>
    </style:style>
    <style:style style:name="P20" style:family="paragraph" style:parent-style-name="Endnote">
      <style:paragraph-properties fo:text-align="end" style:justify-single-word="false" style:writing-mode="rl-tb"/>
      <style:text-properties officeooo:rsid="0035aa0f" officeooo:paragraph-rsid="0035aa0f" style:font-name-complex="Mekorot-Rashi1"/>
    </style:style>
    <style:style style:name="P21" style:family="paragraph" style:parent-style-name="Footnote">
      <style:paragraph-properties fo:text-align="end" style:justify-single-word="false" style:writing-mode="rl-tb"/>
      <style:text-properties style:font-name-complex="Keter YG1"/>
    </style:style>
    <style:style style:name="P22" style:family="paragraph" style:parent-style-name="Footnote">
      <style:paragraph-properties fo:text-align="end" style:justify-single-word="false" style:writing-mode="rl-tb"/>
      <style:text-properties officeooo:rsid="0025638f" officeooo:paragraph-rsid="0025638f" style:font-name-complex="Keter YG1"/>
    </style:style>
    <style:style style:name="P23" style:family="paragraph" style:parent-style-name="Footnote">
      <style:paragraph-properties fo:text-align="end" style:justify-single-word="false" style:writing-mode="rl-tb"/>
      <style:text-properties officeooo:rsid="0034d133" officeooo:paragraph-rsid="0034d133" style:font-name-complex="Keter YG1"/>
    </style:style>
    <style:style style:name="P24" style:family="paragraph" style:parent-style-name="Footnote">
      <style:paragraph-properties fo:text-align="end" style:justify-single-word="false" style:writing-mode="rl-tb"/>
      <style:text-properties officeooo:rsid="00396552" officeooo:paragraph-rsid="00396552" style:font-name-complex="Keter YG1"/>
    </style:style>
    <style:style style:name="P25" style:family="paragraph" style:parent-style-name="Footnote">
      <style:paragraph-properties fo:text-align="end" style:justify-single-word="false" style:writing-mode="rl-tb"/>
      <style:text-properties officeooo:rsid="003ff4a6" officeooo:paragraph-rsid="003ff4a6" style:font-name-complex="Keter YG1"/>
    </style:style>
    <style:style style:name="P26"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style:font-name="Keter YG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style:font-name="Keter YG1" fo:font-size="12pt" fo:font-style="normal" fo:text-shadow="none" style:text-underline-style="none" fo:font-weight="normal" officeooo:rsid="002af5d9" officeooo:paragraph-rsid="002af5d9" style:font-size-asian="12pt" style:font-style-asian="normal" style:font-weight-asian="normal" style:font-size-complex="12pt" style:font-style-complex="normal" style:font-weight-complex="normal"/>
    </style:style>
    <style:style style:name="P28"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style:font-name="Keter YG1" fo:font-size="12pt" fo:font-style="normal" fo:text-shadow="none" style:text-underline-style="none" fo:font-weight="normal" officeooo:rsid="002b76e3" officeooo:paragraph-rsid="002b76e3" style:font-size-asian="12pt" style:font-style-asian="normal" style:font-weight-asian="normal" style:font-size-complex="12pt" style:font-style-complex="normal" style:font-weight-complex="normal"/>
    </style:style>
    <style:style style:name="P29"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style:font-name="Keter YG1" fo:font-size="12pt" fo:font-style="normal" fo:text-shadow="none" style:text-underline-style="none" fo:font-weight="normal" officeooo:rsid="0046ba7e" officeooo:paragraph-rsid="0046ba7e"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style:font-name="Keter YG1" fo:font-size="12pt" fo:font-style="normal" fo:text-shadow="none" style:text-underline-style="none" fo:font-weight="normal" officeooo:rsid="004712fa" officeooo:paragraph-rsid="004712fa"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style:font-name="Keter YG1" fo:font-size="12pt" fo:font-style="normal" fo:text-shadow="none" style:text-underline-style="none" fo:font-weight="normal" officeooo:rsid="0047ff99" officeooo:paragraph-rsid="0047ff99" style:font-size-asian="12pt" style:font-style-asian="normal" style:font-weight-asian="normal" style:font-size-complex="12pt" style:font-style-complex="normal" style:font-weight-complex="normal"/>
    </style:style>
    <style:style style:name="P32"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style:font-name="Keter YG1" fo:font-size="12pt" fo:font-style="normal" fo:text-shadow="none" style:text-underline-style="none" fo:font-weight="normal" officeooo:rsid="004ca3a3" officeooo:paragraph-rsid="004ca3a3" style:font-size-asian="12pt" style:font-style-asian="normal" style:font-weight-asian="normal" style:font-size-complex="12pt" style:font-style-complex="normal" style:font-weight-complex="normal"/>
    </style:style>
    <style:style style:name="P33"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style:font-name="Keter YG1" fo:font-size="12pt" fo:font-style="normal" fo:text-shadow="none" style:text-underline-style="none" fo:font-weight="normal" officeooo:rsid="005a77bc" officeooo:paragraph-rsid="005a77bc" style:font-size-asian="12pt" style:font-style-asian="normal" style:font-weight-asian="normal" style:font-size-complex="12pt" style:font-style-complex="normal" style:font-weight-complex="normal"/>
    </style:style>
    <style:style style:name="P34"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style:font-name="Keter YG1" fo:font-size="12pt" fo:font-style="normal" fo:text-shadow="none" style:text-underline-style="none" fo:font-weight="normal" officeooo:rsid="005c58c4" officeooo:paragraph-rsid="005c58c4"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text-align="end" style:justify-single-word="false" fo:orphans="0" fo:widows="0" style:writing-mode="rl-tb"/>
      <style:text-properties fo:color="#000000" loext:opacity="100%" style:text-outline="false" style:text-line-through-style="none" style:text-line-through-type="none" style:font-name="Keter YG1" fo:font-size="12pt" fo:font-style="normal" fo:text-shadow="none" style:text-underline-style="none" fo:font-weight="normal" style:font-size-asian="12pt" style:font-style-asian="normal" style:font-weight-asian="normal" style:font-name-complex="Keter YG1" style:font-size-complex="12pt" style:font-style-complex="normal" style:font-weight-complex="normal"/>
    </style:style>
    <style:style style:name="P36" style:family="paragraph" style:parent-style-name="Table_20_Contents">
      <style:paragraph-properties fo:text-align="end" style:justify-single-word="false" fo:orphans="0" fo:widows="0" style:writing-mode="rl-tb"/>
      <style:text-properties fo:color="#000000" loext:opacity="100%" style:text-outline="false" style:text-line-through-style="none" style:text-line-through-type="none" style:font-name="Keter YG1" fo:font-size="12pt" fo:font-style="normal" fo:text-shadow="none" style:text-underline-style="none" fo:font-weight="normal" officeooo:rsid="002af5d9" officeooo:paragraph-rsid="002af5d9" style:font-size-asian="12pt" style:font-style-asian="normal" style:font-weight-asian="normal" style:font-name-complex="Keter YG1" style:font-size-complex="12pt" style:font-style-complex="normal" style:font-weight-complex="normal"/>
    </style:style>
    <style:style style:name="P37" style:family="paragraph" style:parent-style-name="Table_20_Contents">
      <style:paragraph-properties fo:text-align="end" style:justify-single-word="false" fo:orphans="0" fo:widows="0" style:writing-mode="rl-tb"/>
      <style:text-properties fo:color="#000000" loext:opacity="100%" style:text-outline="false" style:text-line-through-style="none" style:text-line-through-type="none" style:font-name="Keter YG1" fo:font-size="12pt" fo:font-style="normal" fo:text-shadow="none" style:text-underline-style="none" fo:font-weight="normal" officeooo:rsid="002b76e3" officeooo:paragraph-rsid="002b76e3" style:font-size-asian="12pt" style:font-style-asian="normal" style:font-weight-asian="normal" style:font-name-complex="Keter YG1" style:font-size-complex="12pt" style:font-style-complex="normal" style:font-weight-complex="normal"/>
    </style:style>
    <style:style style:name="P38" style:family="paragraph" style:parent-style-name="Table_20_Contents">
      <style:paragraph-properties fo:text-align="end" style:justify-single-word="false" fo:orphans="0" fo:widows="0" style:writing-mode="rl-tb"/>
      <style:text-properties fo:color="#000000" loext:opacity="100%" style:text-outline="false" style:text-line-through-style="none" style:text-line-through-type="none" style:font-name="Keter YG1" fo:font-size="12pt" fo:font-style="normal" fo:text-shadow="none" style:text-underline-style="none" fo:font-weight="normal" officeooo:rsid="0046ba7e" officeooo:paragraph-rsid="0046ba7e" style:font-size-asian="12pt" style:font-style-asian="normal" style:font-weight-asian="normal" style:font-name-complex="Keter YG1" style:font-size-complex="12pt" style:font-style-complex="normal" style:font-weight-complex="normal"/>
    </style:style>
    <style:style style:name="P39" style:family="paragraph" style:parent-style-name="Table_20_Contents">
      <style:paragraph-properties fo:text-align="end" style:justify-single-word="false" fo:orphans="0" fo:widows="0" style:writing-mode="rl-tb"/>
      <style:text-properties fo:color="#000000" loext:opacity="100%" style:text-outline="false" style:text-line-through-style="none" style:text-line-through-type="none" style:font-name="Keter YG1" fo:font-size="12pt" fo:font-style="normal" fo:text-shadow="none" style:text-underline-style="none" fo:font-weight="normal" officeooo:rsid="004712fa" officeooo:paragraph-rsid="004712fa" style:font-size-asian="12pt" style:font-style-asian="normal" style:font-weight-asian="normal" style:font-name-complex="Keter YG1" style:font-size-complex="12pt" style:font-style-complex="normal" style:font-weight-complex="normal"/>
    </style:style>
    <style:style style:name="P40" style:family="paragraph" style:parent-style-name="Table_20_Contents">
      <style:paragraph-properties fo:text-align="end" style:justify-single-word="false" fo:orphans="0" fo:widows="0" style:writing-mode="rl-tb"/>
      <style:text-properties fo:color="#000000" loext:opacity="100%" style:text-outline="false" style:text-line-through-style="none" style:text-line-through-type="none" style:font-name="Keter YG1" fo:font-size="12pt" fo:font-style="normal" fo:text-shadow="none" style:text-underline-style="none" fo:font-weight="normal" officeooo:rsid="0047ff99" officeooo:paragraph-rsid="0047ff99" style:font-size-asian="12pt" style:font-style-asian="normal" style:font-weight-asian="normal" style:font-name-complex="Keter YG1" style:font-size-complex="12pt" style:font-style-complex="normal" style:font-weight-complex="normal"/>
    </style:style>
    <style:style style:name="P41" style:family="paragraph" style:parent-style-name="Table_20_Contents">
      <loext:graphic-properties draw:fill="solid" draw:fill-color="#ffff00" draw:opacity="100%"/>
      <style:paragraph-properties fo:text-align="end" style:justify-single-word="false" fo:orphans="0" fo:widows="0" fo:background-color="#ffff00" style:writing-mode="rl-tb"/>
      <style:text-properties fo:color="#000000" loext:opacity="100%" style:text-outline="false" style:text-line-through-style="none" style:text-line-through-type="none" style:font-name="Keter YG1" fo:font-size="12pt" fo:font-style="normal" fo:text-shadow="none" style:text-underline-style="none" fo:font-weight="normal" officeooo:rsid="004ca3a3" officeooo:paragraph-rsid="004ca3a3" style:font-size-asian="12pt" style:font-style-asian="normal" style:font-weight-asian="normal" style:font-name-complex="Keter YG1" style:font-size-complex="12pt" style:font-style-complex="normal" style:font-weight-complex="normal"/>
    </style:style>
    <style:style style:name="P42" style:family="paragraph" style:parent-style-name="Table_20_Contents">
      <style:paragraph-properties fo:text-align="end" style:justify-single-word="false" fo:orphans="0" fo:widows="0" style:writing-mode="rl-tb"/>
      <style:text-properties fo:color="#000000" loext:opacity="100%" style:text-outline="false" style:text-line-through-style="none" style:text-line-through-type="none" style:font-name="Keter YG1" fo:font-size="12pt" fo:font-style="normal" fo:text-shadow="none" style:text-underline-style="none" fo:font-weight="normal" officeooo:rsid="005a77bc" officeooo:paragraph-rsid="005a77bc" style:font-size-asian="12pt" style:font-style-asian="normal" style:font-weight-asian="normal" style:font-name-complex="Keter YG1" style:font-size-complex="12pt" style:font-style-complex="normal" style:font-weight-complex="normal"/>
    </style:style>
    <style:style style:name="P43" style:family="paragraph" style:parent-style-name="Table_20_Contents">
      <style:paragraph-properties fo:text-align="end" style:justify-single-word="false" fo:orphans="0" fo:widows="0" style:writing-mode="rl-tb"/>
      <style:text-properties fo:color="#000000" loext:opacity="100%" style:text-outline="false" style:text-line-through-style="none" style:text-line-through-type="none" style:font-name="Keter YG1" fo:font-size="12pt" fo:font-style="normal" fo:text-shadow="none" style:text-underline-style="none" fo:font-weight="normal" fo:background-color="transparent" style:font-size-asian="12pt" style:font-style-asian="normal" style:font-weight-asian="normal" style:font-name-complex="Keter YG1" style:font-size-complex="12pt" style:font-style-complex="normal" style:font-weight-complex="normal"/>
    </style:style>
    <style:style style:name="P44" style:family="paragraph" style:parent-style-name="Standard">
      <style:paragraph-properties fo:text-align="center" style:justify-single-word="false" style:writing-mode="rl-tb"/>
      <style:text-properties fo:color="#000000" loext:opacity="100%" fo:font-size="12pt" style:text-underline-style="none" fo:font-weight="bold" officeooo:rsid="0028f1fa" officeooo:paragraph-rsid="0028f1fa" style:font-size-asian="12pt" style:font-weight-asian="bold" style:font-name-complex="Rod" style:font-size-complex="16pt" style:font-weight-complex="bold"/>
    </style:style>
    <style:style style:name="P45" style:family="paragraph" style:parent-style-name="Standard">
      <style:paragraph-properties fo:text-align="end" style:justify-single-word="false" style:writing-mode="rl-tb"/>
      <style:text-properties fo:color="#000000" loext:opacity="100%"/>
    </style:style>
    <style:style style:name="P46" style:family="paragraph" style:parent-style-name="Standard">
      <style:paragraph-properties fo:text-align="end" style:justify-single-word="false" style:writing-mode="rl-tb"/>
      <style:text-properties fo:color="#000000" loext:opacity="100%" fo:font-style="normal" fo:font-weight="normal" officeooo:rsid="00261c25" officeooo:paragraph-rsid="00261c25" style:font-style-asian="normal" style:font-weight-asian="normal" style:font-style-complex="normal" style:font-weight-complex="normal"/>
    </style:style>
    <style:style style:name="P47" style:family="paragraph" style:parent-style-name="Standard">
      <style:paragraph-properties fo:text-align="center" style:justify-single-word="false" style:writing-mode="rl-tb"/>
      <style:text-properties fo:color="#000000" loext:opacity="100%" style:text-position="0% 100%" fo:font-size="12pt" fo:font-style="normal" fo:font-weight="bold" officeooo:rsid="002f3bac" officeooo:paragraph-rsid="002f3bac" style:font-size-asian="12pt" style:font-style-asian="normal" style:font-weight-asian="bold" style:font-name-complex="Rod" style:font-size-complex="16pt" style:font-style-complex="normal" style:font-weight-complex="bold"/>
    </style:style>
    <style:style style:name="P48" style:family="paragraph" style:parent-style-name="Standard">
      <style:paragraph-properties fo:text-align="center" style:justify-single-word="false" style:writing-mode="rl-tb"/>
      <style:text-properties fo:color="#000000" loext:opacity="100%" style:text-position="0% 100%" fo:font-size="12pt" fo:font-style="normal" fo:font-weight="bold" officeooo:rsid="0049129a" officeooo:paragraph-rsid="0049129a" style:font-size-asian="10.5pt" style:font-style-asian="normal" style:font-weight-asian="bold" style:font-name-complex="Shofar1" style:font-size-complex="12pt" style:font-style-complex="normal" style:font-weight-complex="bold"/>
    </style:style>
    <style:style style:name="P49" style:family="paragraph" style:parent-style-name="Standard">
      <style:paragraph-properties fo:text-align="center" style:justify-single-word="false" style:writing-mode="rl-tb"/>
      <style:text-properties fo:color="#000000" loext:opacity="100%" style:text-position="0% 100%" fo:font-size="12pt" fo:font-style="normal" fo:font-weight="bold" officeooo:rsid="0055383f" officeooo:paragraph-rsid="0053634e" style:font-size-asian="10.5pt" style:font-style-asian="normal" style:font-weight-asian="bold" style:font-name-complex="Shofar1" style:font-size-complex="12pt" style:font-style-complex="normal" style:font-weight-complex="bold"/>
    </style:style>
    <style:style style:name="P50" style:family="paragraph" style:parent-style-name="Standard">
      <style:paragraph-properties fo:text-align="center" style:justify-single-word="false" style:writing-mode="rl-tb"/>
      <style:text-properties fo:color="#000000" loext:opacity="100%" style:text-position="0% 100%" fo:font-size="14pt" fo:font-style="normal" fo:font-weight="bold" officeooo:rsid="004ca3a3" officeooo:paragraph-rsid="004ca3a3" style:font-size-asian="10.5pt" style:font-style-asian="normal" style:font-weight-asian="bold" style:font-name-complex="Rod" style:font-size-complex="16pt" style:font-style-complex="normal" style:font-weight-complex="bold"/>
    </style:style>
    <style:style style:name="P51" style:family="paragraph" style:parent-style-name="Standard">
      <style:paragraph-properties fo:text-align="center" style:justify-single-word="false" style:writing-mode="rl-tb"/>
      <style:text-properties fo:color="#000000" loext:opacity="100%" style:text-position="0% 100%" fo:font-size="16pt" fo:font-style="normal" fo:font-weight="bold" officeooo:rsid="0055383f" officeooo:paragraph-rsid="0055383f" style:font-size-asian="14pt" style:font-style-asian="normal" style:font-weight-asian="bold" style:font-name-complex="Rod" style:font-size-complex="16pt" style:font-style-complex="normal" style:font-weight-complex="bold"/>
    </style:style>
    <style:style style:name="P52" style:family="paragraph" style:parent-style-name="Frame_20_contents">
      <style:paragraph-properties fo:text-align="center" style:justify-single-word="false" style:punctuation-wrap="simple" style:writing-mode="rl-tb"/>
    </style:style>
    <style:style style:name="P53" style:family="paragraph" style:parent-style-name="Table_20_Contents">
      <style:paragraph-properties fo:text-align="center" style:justify-single-word="false" fo:orphans="0" fo:widows="0" style:writing-mode="rl-tb"/>
      <style:text-properties fo:color="#5b277d" loext:opacity="100%" style:text-outline="false" style:text-line-through-style="none" style:text-line-through-type="none" style:font-name="Keter YG1" fo:font-size="12pt" fo:letter-spacing="0.0209in" fo:font-style="normal" fo:text-shadow="none" style:text-underline-style="none" fo:font-weight="normal" officeooo:rsid="0049129a" officeooo:paragraph-rsid="0049129a" style:font-size-asian="12pt" style:font-style-asian="normal" style:font-weight-asian="normal" style:font-name-complex="BenOr Rashi" style:font-size-complex="14pt" style:font-style-complex="normal" style:font-weight-complex="normal"/>
    </style:style>
    <style:style style:name="P54" style:family="paragraph" style:parent-style-name="Table_20_Contents">
      <style:paragraph-properties fo:text-align="center" style:justify-single-word="false" fo:orphans="0" fo:widows="0" style:writing-mode="rl-tb"/>
      <style:text-properties fo:color="#5b277d" loext:opacity="100%" style:text-outline="false" style:text-line-through-style="none" style:text-line-through-type="none" style:font-name="Keter YG1" fo:font-size="12pt" fo:letter-spacing="0.0209in" fo:font-style="normal" fo:text-shadow="none" style:text-underline-style="none" fo:font-weight="normal" officeooo:rsid="004ca3a3" officeooo:paragraph-rsid="004ca3a3" style:font-size-asian="12pt" style:font-style-asian="normal" style:font-weight-asian="normal" style:font-name-complex="BenOr Rashi" style:font-size-complex="14pt" style:font-style-complex="normal" style:font-weight-complex="normal"/>
    </style:style>
    <style:style style:name="P55" style:family="paragraph" style:parent-style-name="Frame_20_contents">
      <style:paragraph-properties fo:text-align="center" style:justify-single-word="false" style:punctuation-wrap="hanging" style:writing-mode="rl-tb"/>
    </style:style>
    <style:style style:name="P56" style:family="paragraph" style:parent-style-name="Frame_20_contents">
      <style:paragraph-properties fo:text-align="center" style:justify-single-word="false" style:punctuation-wrap="simple" style:writing-mode="rl-tb"/>
    </style:style>
    <style:style style:name="P57" style:family="paragraph" style:parent-style-name="Footnote" style:list-style-name="WWNum2">
      <style:paragraph-properties fo:line-height="100%" fo:text-align="end" style:justify-single-word="false" style:writing-mode="rl-tb">
        <style:tab-stops/>
      </style:paragraph-properties>
    </style:style>
    <style:style style:name="P58" style:family="paragraph" style:parent-style-name="Footnote" style:list-style-name="WWNum2">
      <style:paragraph-properties fo:line-height="100%" fo:text-align="end" style:justify-single-word="false" style:writing-mode="rl-tb">
        <style:tab-stops/>
      </style:paragraph-properties>
      <style:text-properties style:use-window-font-color="true" loext:opacity="0%" style:font-name="Times New Roman" fo:font-size="10pt" fo:language="en" fo:country="US" style:letter-kerning="true" style:font-name-asian="NSimSun" style:font-size-asian="10pt" style:language-asian="zh" style:country-asian="CN" style:font-name-complex="Keter YG" style:font-size-complex="10pt" style:language-complex="he" style:country-complex="IL"/>
    </style:style>
    <style:style style:name="P59" style:family="paragraph" style:parent-style-name="Footnote" style:list-style-name="L2">
      <style:paragraph-properties fo:text-align="end" style:justify-single-word="false" style:writing-mode="rl-tb"/>
      <style:text-properties officeooo:rsid="0034d133" officeooo:paragraph-rsid="0034d133"/>
    </style:style>
    <style:style style:name="P60" style:family="paragraph" style:parent-style-name="Footnote" style:list-style-name="L2">
      <style:paragraph-properties fo:text-align="end" style:justify-single-word="false" style:writing-mode="rl-tb"/>
      <style:text-properties officeooo:rsid="0034d133" officeooo:paragraph-rsid="0034d133" style:font-name-complex="Keter YG1"/>
    </style:style>
    <style:style style:name="P61" style:family="paragraph" style:parent-style-name="Footnote" style:list-style-name="L3">
      <style:paragraph-properties fo:text-align="end" style:justify-single-word="false" style:writing-mode="rl-tb"/>
      <style:text-properties officeooo:rsid="003ff4a6" officeooo:paragraph-rsid="003ff4a6" style:font-name-complex="Keter YG1"/>
    </style:style>
    <style:style style:name="P62" style:family="paragraph" style:parent-style-name="Footnote">
      <style:paragraph-properties fo:text-align="end" style:justify-single-word="false" style:writing-mode="rl-tb"/>
      <style:text-properties officeooo:rsid="0081e7be" officeooo:paragraph-rsid="0081e7be"/>
    </style:style>
    <style:style style:name="P63" style:family="paragraph" style:parent-style-name="Footnote" style:list-style-name="L5">
      <style:paragraph-properties fo:text-align="end" style:justify-single-word="false" style:writing-mode="rl-tb"/>
      <style:text-properties officeooo:rsid="00834548" officeooo:paragraph-rsid="00834548"/>
    </style:style>
    <style:style style:name="P64" style:family="paragraph" style:parent-style-name="Footnote">
      <style:paragraph-properties fo:text-align="end" style:justify-single-word="false" style:writing-mode="rl-tb"/>
      <style:text-properties officeooo:rsid="00834548" officeooo:paragraph-rsid="00834548"/>
    </style:style>
    <style:style style:name="P65" style:family="paragraph" style:parent-style-name="Footnote" style:list-style-name="L5">
      <style:paragraph-properties fo:text-align="end" style:justify-single-word="false" style:writing-mode="rl-tb"/>
      <style:text-properties officeooo:paragraph-rsid="00834548"/>
    </style:style>
    <style:style style:name="P66" style:family="paragraph" style:parent-style-name="Footnote">
      <style:paragraph-properties fo:text-align="end" style:justify-single-word="false" style:writing-mode="rl-tb"/>
      <style:text-properties officeooo:rsid="0083564f" officeooo:paragraph-rsid="0083564f"/>
    </style:style>
    <style:style style:name="P67" style:family="paragraph" style:parent-style-name="Standard" style:list-style-name="L1">
      <style:paragraph-properties fo:margin-left="0.5in" fo:margin-right="0in" fo:text-indent="0in" style:auto-text-indent="false"/>
    </style:style>
    <style:style style:name="P68" style:family="paragraph" style:parent-style-name="Standard" style:list-style-name="L1">
      <style:paragraph-properties fo:break-before="page"/>
    </style:style>
    <style:style style:name="P69" style:family="paragraph" style:parent-style-name="Standard" style:list-style-name="L1">
      <style:paragraph-properties fo:text-align="center" style:justify-single-word="false" style:writing-mode="rl-tb"/>
      <style:text-properties fo:color="#000000" loext:opacity="100%" fo:font-size="12pt" style:text-underline-style="none" fo:font-weight="bold" officeooo:rsid="002abcae" officeooo:paragraph-rsid="004c85e5" style:font-size-asian="12pt" style:font-weight-asian="bold" style:font-name-complex="Rod" style:font-size-complex="16pt" style:font-weight-complex="bold"/>
    </style:style>
    <style:style style:name="P70" style:family="paragraph" style:parent-style-name="Standard" style:list-style-name="L1">
      <style:paragraph-properties fo:text-align="end" style:justify-single-word="false" style:writing-mode="rl-tb"/>
      <style:text-properties fo:color="#000000" loext:opacity="100%"/>
    </style:style>
    <style:style style:name="P71" style:family="paragraph" style:parent-style-name="Standard" style:list-style-name="L1">
      <style:paragraph-properties fo:text-align="end" style:justify-single-word="false" style:writing-mode="rl-tb"/>
      <style:text-properties fo:color="#000000" loext:opacity="100%" fo:font-style="normal" fo:font-weight="normal" style:font-style-asian="normal" style:font-weight-asian="normal" style:font-style-complex="normal" style:font-weight-complex="normal"/>
    </style:style>
    <style:style style:name="P72" style:family="paragraph" style:parent-style-name="Standard" style:list-style-name="L1">
      <style:paragraph-properties fo:text-align="end" style:justify-single-word="false" style:writing-mode="rl-tb"/>
      <style:text-properties fo:color="#000000" loext:opacity="100%" fo:font-style="normal" fo:font-weight="normal" officeooo:rsid="0014a01b" officeooo:paragraph-rsid="0014a01b" style:font-style-asian="normal" style:font-weight-asian="normal" style:font-style-complex="normal" style:font-weight-complex="normal"/>
    </style:style>
    <style:style style:name="P73" style:family="paragraph" style:parent-style-name="Standard" style:list-style-name="L1">
      <style:paragraph-properties fo:text-align="end" style:justify-single-word="false" style:writing-mode="rl-tb"/>
      <style:text-properties fo:color="#000000" loext:opacity="100%" fo:font-style="normal" fo:font-weight="normal" officeooo:rsid="0014c3cf" officeooo:paragraph-rsid="0014c3cf" style:font-style-asian="normal" style:font-weight-asian="normal" style:font-style-complex="normal" style:font-weight-complex="normal"/>
    </style:style>
    <style:style style:name="P74" style:family="paragraph" style:parent-style-name="Standard" style:list-style-name="L1">
      <style:paragraph-properties fo:text-align="end" style:justify-single-word="false" style:writing-mode="rl-tb"/>
      <style:text-properties fo:color="#000000" loext:opacity="100%" fo:font-style="normal" fo:font-weight="normal" officeooo:rsid="0014f966" officeooo:paragraph-rsid="0014f966" style:font-style-asian="normal" style:font-weight-asian="normal" style:font-style-complex="normal" style:font-weight-complex="normal"/>
    </style:style>
    <style:style style:name="P75" style:family="paragraph" style:parent-style-name="Standard" style:list-style-name="L1">
      <style:paragraph-properties fo:text-align="end" style:justify-single-word="false" style:writing-mode="rl-tb"/>
      <style:text-properties fo:color="#000000" loext:opacity="100%" fo:font-style="normal" fo:font-weight="normal" officeooo:rsid="0016b45d" officeooo:paragraph-rsid="0016b45d" style:font-style-asian="normal" style:font-weight-asian="normal" style:font-style-complex="normal" style:font-weight-complex="normal"/>
    </style:style>
    <style:style style:name="P76" style:family="paragraph" style:parent-style-name="Standard" style:list-style-name="L1">
      <style:paragraph-properties fo:text-align="end" style:justify-single-word="false" style:writing-mode="rl-tb"/>
      <style:text-properties fo:color="#000000" loext:opacity="100%" fo:font-style="normal" fo:font-weight="normal" officeooo:rsid="00174d90" officeooo:paragraph-rsid="00174d90" style:font-style-asian="normal" style:font-weight-asian="normal" style:font-style-complex="normal" style:font-weight-complex="normal"/>
    </style:style>
    <style:style style:name="P77" style:family="paragraph" style:parent-style-name="Standard" style:list-style-name="L1">
      <style:paragraph-properties fo:text-align="end" style:justify-single-word="false" style:writing-mode="rl-tb"/>
      <style:text-properties fo:color="#000000" loext:opacity="100%" fo:font-style="normal" fo:font-weight="normal" officeooo:rsid="00174d90" officeooo:paragraph-rsid="0018a2a5" style:font-style-asian="normal" style:font-weight-asian="normal" style:font-style-complex="normal" style:font-weight-complex="normal"/>
    </style:style>
    <style:style style:name="P78" style:family="paragraph" style:parent-style-name="Standard" style:list-style-name="L1">
      <style:paragraph-properties fo:text-align="end" style:justify-single-word="false" style:writing-mode="rl-tb"/>
      <style:text-properties fo:color="#000000" loext:opacity="100%" fo:font-style="normal" fo:font-weight="normal" officeooo:rsid="0018a2a5" officeooo:paragraph-rsid="0018a2a5" style:font-style-asian="normal" style:font-weight-asian="normal" style:font-style-complex="normal" style:font-weight-complex="normal"/>
    </style:style>
    <style:style style:name="P79" style:family="paragraph" style:parent-style-name="Standard" style:list-style-name="L1">
      <style:paragraph-properties fo:text-align="end" style:justify-single-word="false" style:writing-mode="rl-tb"/>
      <style:text-properties fo:color="#000000" loext:opacity="100%" fo:font-style="normal" fo:font-weight="normal" officeooo:rsid="00192b6f" officeooo:paragraph-rsid="00192b6f" style:font-style-asian="normal" style:font-weight-asian="normal" style:font-style-complex="normal" style:font-weight-complex="normal"/>
    </style:style>
    <style:style style:name="P80" style:family="paragraph" style:parent-style-name="Standard" style:list-style-name="L1">
      <style:paragraph-properties fo:text-align="end" style:justify-single-word="false" style:writing-mode="rl-tb"/>
      <style:text-properties fo:color="#000000" loext:opacity="100%" fo:font-style="normal" fo:font-weight="normal" officeooo:rsid="001ae10b" officeooo:paragraph-rsid="001ae10b" style:font-style-asian="normal" style:font-weight-asian="normal" style:font-style-complex="normal" style:font-weight-complex="normal"/>
    </style:style>
    <style:style style:name="P81" style:family="paragraph" style:parent-style-name="Standard" style:list-style-name="L1">
      <style:paragraph-properties fo:text-align="end" style:justify-single-word="false" style:writing-mode="rl-tb"/>
      <style:text-properties fo:color="#000000" loext:opacity="100%" fo:font-style="normal" fo:font-weight="normal" officeooo:rsid="001c72f8" officeooo:paragraph-rsid="001c72f8" style:font-style-asian="normal" style:font-weight-asian="normal" style:font-style-complex="normal" style:font-weight-complex="normal"/>
    </style:style>
    <style:style style:name="P82" style:family="paragraph" style:parent-style-name="Standard" style:list-style-name="L1">
      <style:paragraph-properties fo:text-align="end" style:justify-single-word="false" style:writing-mode="rl-tb"/>
      <style:text-properties fo:color="#000000" loext:opacity="100%" fo:font-style="normal" fo:font-weight="normal" officeooo:rsid="001eded9" officeooo:paragraph-rsid="001eded9" style:font-style-asian="normal" style:font-weight-asian="normal" style:font-style-complex="normal" style:font-weight-complex="normal"/>
    </style:style>
    <style:style style:name="P83" style:family="paragraph" style:parent-style-name="Standard" style:list-style-name="L1">
      <style:paragraph-properties fo:text-align="end" style:justify-single-word="false" style:writing-mode="rl-tb"/>
      <style:text-properties fo:color="#000000" loext:opacity="100%" fo:font-style="normal" fo:font-weight="normal" officeooo:rsid="001f2484" officeooo:paragraph-rsid="001f2484" style:font-style-asian="normal" style:font-weight-asian="normal" style:font-style-complex="normal" style:font-weight-complex="normal"/>
    </style:style>
    <style:style style:name="P84" style:family="paragraph" style:parent-style-name="Standard" style:list-style-name="L1">
      <style:paragraph-properties fo:text-align="end" style:justify-single-word="false" style:writing-mode="rl-tb"/>
      <style:text-properties fo:color="#000000" loext:opacity="100%" fo:font-style="normal" fo:font-weight="normal" officeooo:rsid="0021d1a8" officeooo:paragraph-rsid="0021d1a8" style:font-style-asian="normal" style:font-weight-asian="normal" style:font-style-complex="normal" style:font-weight-complex="normal"/>
    </style:style>
    <style:style style:name="P85" style:family="paragraph" style:parent-style-name="Standard" style:list-style-name="L1">
      <style:paragraph-properties fo:text-align="end" style:justify-single-word="false" style:writing-mode="rl-tb"/>
      <style:text-properties fo:color="#000000" loext:opacity="100%" fo:font-style="normal" fo:font-weight="normal" officeooo:rsid="0023a10e" officeooo:paragraph-rsid="0023a10e" style:font-style-asian="normal" style:font-weight-asian="normal" style:font-style-complex="normal" style:font-weight-complex="normal"/>
    </style:style>
    <style:style style:name="P86" style:family="paragraph" style:parent-style-name="Standard" style:list-style-name="L1">
      <style:paragraph-properties fo:text-align="end" style:justify-single-word="false" style:writing-mode="rl-tb"/>
      <style:text-properties fo:color="#000000" loext:opacity="100%" fo:font-style="normal" fo:font-weight="normal" officeooo:rsid="0025638f" officeooo:paragraph-rsid="0025638f" style:font-style-asian="normal" style:font-weight-asian="normal" style:font-style-complex="normal" style:font-weight-complex="normal"/>
    </style:style>
    <style:style style:name="P87" style:family="paragraph" style:parent-style-name="Standard" style:list-style-name="L1">
      <style:paragraph-properties fo:text-align="end" style:justify-single-word="false" style:writing-mode="rl-tb"/>
      <style:text-properties fo:color="#000000" loext:opacity="100%" fo:font-style="normal" fo:font-weight="normal" officeooo:rsid="0025f49b" officeooo:paragraph-rsid="0025f49b" style:font-style-asian="normal" style:font-weight-asian="normal" style:font-style-complex="normal" style:font-weight-complex="normal"/>
    </style:style>
    <style:style style:name="P88" style:family="paragraph" style:parent-style-name="Standard" style:list-style-name="L1">
      <style:paragraph-properties fo:text-align="end" style:justify-single-word="false" style:writing-mode="rl-tb"/>
      <style:text-properties fo:color="#000000" loext:opacity="100%" fo:font-style="normal" fo:font-weight="normal" officeooo:rsid="00261c25" officeooo:paragraph-rsid="0025f49b" style:font-style-asian="normal" style:font-weight-asian="normal" style:font-style-complex="normal" style:font-weight-complex="normal"/>
    </style:style>
    <style:style style:name="P89" style:family="paragraph" style:parent-style-name="Standard" style:list-style-name="L1">
      <style:paragraph-properties fo:text-align="end" style:justify-single-word="false" style:writing-mode="rl-tb"/>
      <style:text-properties fo:color="#000000" loext:opacity="100%" fo:font-style="normal" fo:font-weight="normal" officeooo:rsid="00261c25" officeooo:paragraph-rsid="00261c25" style:font-style-asian="normal" style:font-weight-asian="normal" style:font-style-complex="normal" style:font-weight-complex="normal"/>
    </style:style>
    <style:style style:name="P90" style:family="paragraph" style:parent-style-name="Standard" style:list-style-name="L1">
      <style:paragraph-properties fo:text-align="end" style:justify-single-word="false" style:writing-mode="rl-tb"/>
      <style:text-properties fo:color="#000000" loext:opacity="100%" fo:font-weight="normal" style:font-weight-asian="normal" style:font-weight-complex="normal"/>
    </style:style>
    <style:style style:name="P91" style:family="paragraph" style:parent-style-name="Standard" style:list-style-name="L1">
      <style:paragraph-properties fo:text-align="end" style:justify-single-word="false" style:writing-mode="rl-tb"/>
      <style:text-properties fo:color="#000000" loext:opacity="100%" style:text-position="0% 100%" fo:font-size="12pt" fo:font-style="normal" fo:font-weight="bold" officeooo:rsid="002f3bac" officeooo:paragraph-rsid="002f3bac" style:font-size-asian="10.5pt" style:font-style-asian="normal" style:font-weight-asian="bold" style:font-name-complex="Shofar1" style:font-size-complex="12pt" style:font-style-complex="normal" style:font-weight-complex="bold"/>
    </style:style>
    <style:style style:name="P92" style:family="paragraph" style:parent-style-name="Standard" style:list-style-name="L1">
      <style:paragraph-properties fo:text-align="end" style:justify-single-word="false" style:writing-mode="rl-tb"/>
      <style:text-properties fo:color="#000000" loext:opacity="100%" style:text-position="0% 100%" fo:font-size="12pt" fo:font-style="normal" fo:font-weight="bold" officeooo:rsid="00312bbc" officeooo:paragraph-rsid="00312bbc" style:font-size-asian="10.5pt" style:font-style-asian="normal" style:font-weight-asian="bold" style:font-name-complex="Shofar1" style:font-size-complex="12pt" style:font-style-complex="normal" style:font-weight-complex="bold"/>
    </style:style>
    <style:style style:name="P93" style:family="paragraph" style:parent-style-name="Standard" style:list-style-name="L1">
      <style:paragraph-properties fo:text-align="end" style:justify-single-word="false" style:writing-mode="rl-tb"/>
      <style:text-properties fo:color="#000000" loext:opacity="100%" style:text-position="0% 100%" fo:font-size="12pt" fo:font-style="normal" fo:font-weight="bold" officeooo:rsid="0032feea" officeooo:paragraph-rsid="0032feea" style:font-size-asian="10.5pt" style:font-style-asian="normal" style:font-weight-asian="bold" style:font-name-complex="Shofar1" style:font-size-complex="12pt" style:font-style-complex="normal" style:font-weight-complex="bold"/>
    </style:style>
    <style:style style:name="P94" style:family="paragraph" style:parent-style-name="Standard" style:list-style-name="L1">
      <style:paragraph-properties fo:text-align="end" style:justify-single-word="false" style:writing-mode="rl-tb"/>
      <style:text-properties fo:color="#000000" loext:opacity="100%" style:text-position="0% 100%" fo:font-size="12pt" fo:font-style="normal" fo:font-weight="bold" officeooo:rsid="0034d133" officeooo:paragraph-rsid="0034d133" style:font-size-asian="10.5pt" style:font-style-asian="normal" style:font-weight-asian="bold" style:font-name-complex="Shofar1" style:font-size-complex="12pt" style:font-style-complex="normal" style:font-weight-complex="bold"/>
    </style:style>
    <style:style style:name="P95" style:family="paragraph" style:parent-style-name="Standard" style:list-style-name="L1">
      <style:paragraph-properties fo:text-align="end" style:justify-single-word="false" style:writing-mode="rl-tb"/>
      <style:text-properties fo:color="#000000" loext:opacity="100%" style:text-position="0% 100%" fo:font-size="12pt" fo:font-style="normal" fo:font-weight="bold" officeooo:rsid="0035aa0f" officeooo:paragraph-rsid="0035aa0f" style:font-size-asian="10.5pt" style:font-style-asian="normal" style:font-weight-asian="bold" style:font-name-complex="Shofar1" style:font-size-complex="12pt" style:font-style-complex="normal" style:font-weight-complex="bold"/>
    </style:style>
    <style:style style:name="P96" style:family="paragraph" style:parent-style-name="Standard" style:list-style-name="L4">
      <style:paragraph-properties fo:text-align="end" style:justify-single-word="false" style:writing-mode="rl-tb"/>
      <style:text-properties fo:color="#000000" loext:opacity="100%" style:text-position="0% 100%" fo:font-size="12pt" fo:font-style="normal" fo:font-weight="bold" officeooo:rsid="004ca3a3" officeooo:paragraph-rsid="004ca3a3" style:font-size-asian="10.5pt" style:font-style-asian="normal" style:font-weight-asian="bold" style:font-name-complex="Shofar1" style:font-size-complex="12pt" style:font-style-complex="normal" style:font-weight-complex="bold"/>
    </style:style>
    <style:style style:name="P97" style:family="paragraph" style:parent-style-name="Standard" style:list-style-name="L4">
      <style:paragraph-properties fo:text-align="end" style:justify-single-word="false" style:writing-mode="rl-tb"/>
      <style:text-properties fo:color="#000000" loext:opacity="100%" style:text-position="0% 100%" fo:font-size="12pt" fo:font-style="normal" fo:font-weight="bold" officeooo:rsid="004cb290" officeooo:paragraph-rsid="004cb290" style:font-size-asian="10.5pt" style:font-style-asian="normal" style:font-weight-asian="bold" style:font-name-complex="Shofar1" style:font-size-complex="12pt" style:font-style-complex="normal" style:font-weight-complex="bold"/>
    </style:style>
    <style:style style:name="P98" style:family="paragraph" style:parent-style-name="Standard" style:list-style-name="L4">
      <style:paragraph-properties fo:text-align="end" style:justify-single-word="false" style:writing-mode="rl-tb"/>
      <style:text-properties fo:color="#000000" loext:opacity="100%" style:text-position="0% 100%" fo:font-size="12pt" fo:font-style="normal" fo:font-weight="bold" officeooo:rsid="0050099d" officeooo:paragraph-rsid="0050099d" style:font-size-asian="10.5pt" style:font-style-asian="normal" style:font-weight-asian="bold" style:font-name-complex="Shofar1" style:font-size-complex="12pt" style:font-style-complex="normal" style:font-weight-complex="bold"/>
    </style:style>
    <style:style style:name="P99" style:family="paragraph" style:parent-style-name="Standard" style:list-style-name="L4">
      <style:paragraph-properties fo:text-align="end" style:justify-single-word="false" style:writing-mode="rl-tb"/>
      <style:text-properties fo:color="#000000" loext:opacity="100%" style:text-position="0% 100%" fo:font-size="12pt" fo:font-style="normal" fo:font-weight="bold" officeooo:rsid="005e8f0b" officeooo:paragraph-rsid="005e8f0b" style:font-size-asian="10.5pt" style:font-style-asian="normal" style:font-weight-asian="bold" style:font-name-complex="Shofar1" style:font-size-complex="12pt" style:font-style-complex="normal" style:font-weight-complex="bold"/>
    </style:style>
    <style:style style:name="P100" style:family="paragraph" style:parent-style-name="Standard" style:list-style-name="L4">
      <style:paragraph-properties fo:text-align="end" style:justify-single-word="false" style:writing-mode="rl-tb"/>
      <style:text-properties fo:color="#000000" loext:opacity="100%" style:text-position="0% 100%" fo:font-size="12pt" fo:font-style="normal" fo:font-weight="bold" officeooo:rsid="0062e1fa" officeooo:paragraph-rsid="0062e1fa" style:font-size-asian="10.5pt" style:font-style-asian="normal" style:font-weight-asian="bold" style:font-name-complex="Shofar1" style:font-size-complex="12pt" style:font-style-complex="normal" style:font-weight-complex="bold"/>
    </style:style>
    <style:style style:name="P101" style:family="paragraph" style:parent-style-name="Standard" style:list-style-name="L4">
      <style:paragraph-properties fo:text-align="end" style:justify-single-word="false" style:writing-mode="rl-tb"/>
      <style:text-properties fo:color="#000000" loext:opacity="100%" style:text-position="0% 100%" fo:font-size="12pt" fo:font-style="normal" fo:font-weight="bold" officeooo:rsid="00649d77" officeooo:paragraph-rsid="00649d77" style:font-size-asian="10.5pt" style:font-style-asian="normal" style:font-weight-asian="bold" style:font-name-complex="Shofar1" style:font-size-complex="12pt" style:font-style-complex="normal" style:font-weight-complex="bold"/>
    </style:style>
    <style:style style:name="P102" style:family="paragraph" style:parent-style-name="Standard" style:list-style-name="L4">
      <style:paragraph-properties fo:text-align="end" style:justify-single-word="false" style:writing-mode="rl-tb"/>
      <style:text-properties fo:color="#000000" loext:opacity="100%" style:text-position="0% 100%" fo:font-size="12pt" fo:font-style="normal" fo:font-weight="bold" officeooo:rsid="006acdae" officeooo:paragraph-rsid="006acdae" style:font-size-asian="10.5pt" style:font-style-asian="normal" style:font-weight-asian="bold" style:font-name-complex="Shofar1" style:font-size-complex="12pt" style:font-style-complex="normal" style:font-weight-complex="bold"/>
    </style:style>
    <style:style style:name="P103" style:family="paragraph" style:parent-style-name="Standard" style:list-style-name="L4">
      <style:paragraph-properties fo:text-align="end" style:justify-single-word="false" style:writing-mode="rl-tb"/>
      <style:text-properties fo:color="#000000" loext:opacity="100%" style:text-position="0% 100%" fo:font-size="12pt" fo:font-style="normal" fo:font-weight="bold" officeooo:rsid="006c79b2" officeooo:paragraph-rsid="006c79b2" style:font-size-asian="10.5pt" style:font-style-asian="normal" style:font-weight-asian="bold" style:font-name-complex="Shofar1" style:font-size-complex="12pt" style:font-style-complex="normal" style:font-weight-complex="bold"/>
    </style:style>
    <style:style style:name="P104" style:family="paragraph" style:parent-style-name="Standard" style:list-style-name="L4">
      <style:paragraph-properties fo:text-align="end" style:justify-single-word="false" style:writing-mode="rl-tb"/>
      <style:text-properties fo:color="#000000" loext:opacity="100%" style:text-position="0% 100%" fo:font-size="12pt" fo:font-style="normal" fo:font-weight="bold" officeooo:rsid="006ea27f" officeooo:paragraph-rsid="006ea27f" style:font-size-asian="10.5pt" style:font-style-asian="normal" style:font-weight-asian="bold" style:font-name-complex="Shofar1" style:font-size-complex="12pt" style:font-style-complex="normal" style:font-weight-complex="bold"/>
    </style:style>
    <style:style style:name="P105" style:family="paragraph" style:parent-style-name="Standard" style:list-style-name="L4">
      <style:paragraph-properties fo:text-align="end" style:justify-single-word="false" style:writing-mode="rl-tb"/>
      <style:text-properties fo:color="#000000" loext:opacity="100%" style:text-position="0% 100%" fo:font-size="12pt" fo:font-style="normal" fo:font-weight="bold" officeooo:rsid="0071d128" officeooo:paragraph-rsid="0071d128" style:font-size-asian="10.5pt" style:font-style-asian="normal" style:font-weight-asian="bold" style:font-name-complex="Shofar1" style:font-size-complex="12pt" style:font-style-complex="normal" style:font-weight-complex="bold"/>
    </style:style>
    <style:style style:name="P106" style:family="paragraph" style:parent-style-name="Standard" style:list-style-name="L4">
      <style:paragraph-properties fo:text-align="end" style:justify-single-word="false" style:writing-mode="rl-tb"/>
      <style:text-properties fo:color="#000000" loext:opacity="100%" style:text-position="0% 100%" fo:font-size="12pt" fo:font-style="normal" fo:font-weight="bold" officeooo:rsid="007572bd" officeooo:paragraph-rsid="007572bd" style:font-size-asian="10.5pt" style:font-style-asian="normal" style:font-weight-asian="bold" style:font-name-complex="Shofar1" style:font-size-complex="12pt" style:font-style-complex="normal" style:font-weight-complex="bold"/>
    </style:style>
    <style:style style:name="P107" style:family="paragraph" style:parent-style-name="Standard" style:list-style-name="L4">
      <style:paragraph-properties fo:text-align="end" style:justify-single-word="false" style:writing-mode="rl-tb"/>
      <style:text-properties fo:color="#000000" loext:opacity="100%" style:text-position="0% 100%" fo:font-size="12pt" fo:font-style="normal" fo:font-weight="bold" officeooo:rsid="0076a145" officeooo:paragraph-rsid="0076a145" style:font-size-asian="10.5pt" style:font-style-asian="normal" style:font-weight-asian="bold" style:font-name-complex="Shofar1" style:font-size-complex="12pt" style:font-style-complex="normal" style:font-weight-complex="bold"/>
    </style:style>
    <style:style style:name="P108"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312bbc" officeooo:paragraph-rsid="00312bbc" style:font-size-asian="10.5pt" style:font-style-asian="normal" style:font-weight-asian="normal" style:font-name-complex="Shofar1" style:font-size-complex="12pt" style:font-style-complex="normal" style:font-weight-complex="normal"/>
    </style:style>
    <style:style style:name="P109"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32feea" officeooo:paragraph-rsid="0032feea" style:font-size-asian="10.5pt" style:font-style-asian="normal" style:font-weight-asian="normal" style:font-name-complex="Shofar1" style:font-size-complex="12pt" style:font-style-complex="normal" style:font-weight-complex="normal"/>
    </style:style>
    <style:style style:name="P110"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33ae7c" officeooo:paragraph-rsid="0033ae7c" style:font-size-asian="10.5pt" style:font-style-asian="normal" style:font-weight-asian="normal" style:font-name-complex="Shofar1" style:font-size-complex="12pt" style:font-style-complex="normal" style:font-weight-complex="normal"/>
    </style:style>
    <style:style style:name="P111"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34d133" officeooo:paragraph-rsid="0034d133" style:font-size-asian="10.5pt" style:font-style-asian="normal" style:font-weight-asian="normal" style:font-name-complex="Shofar1" style:font-size-complex="12pt" style:font-style-complex="normal" style:font-weight-complex="normal"/>
    </style:style>
    <style:style style:name="P112"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35aa0f" officeooo:paragraph-rsid="0035aa0f" style:font-size-asian="10.5pt" style:font-style-asian="normal" style:font-weight-asian="normal" style:font-name-complex="Shofar1" style:font-size-complex="12pt" style:font-style-complex="normal" style:font-weight-complex="normal"/>
    </style:style>
    <style:style style:name="P113"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36d835" officeooo:paragraph-rsid="0036d835" style:font-size-asian="10.5pt" style:font-style-asian="normal" style:font-weight-asian="normal" style:font-name-complex="Shofar1" style:font-size-complex="12pt" style:font-style-complex="normal" style:font-weight-complex="normal"/>
    </style:style>
    <style:style style:name="P114"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383b05" officeooo:paragraph-rsid="00383b05" style:font-size-asian="10.5pt" style:font-style-asian="normal" style:font-weight-asian="normal" style:font-name-complex="Shofar1" style:font-size-complex="12pt" style:font-style-complex="normal" style:font-weight-complex="normal"/>
    </style:style>
    <style:style style:name="P115"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396552" officeooo:paragraph-rsid="00396552" style:font-size-asian="10.5pt" style:font-style-asian="normal" style:font-weight-asian="normal" style:font-name-complex="Shofar1" style:font-size-complex="12pt" style:font-style-complex="normal" style:font-weight-complex="normal"/>
    </style:style>
    <style:style style:name="P116"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3b39a0" officeooo:paragraph-rsid="003b39a0" style:font-size-asian="10.5pt" style:font-style-asian="normal" style:font-weight-asian="normal" style:font-name-complex="Shofar1" style:font-size-complex="12pt" style:font-style-complex="normal" style:font-weight-complex="normal"/>
    </style:style>
    <style:style style:name="P117"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3eb9fc" officeooo:paragraph-rsid="003eb9fc" style:font-size-asian="10.5pt" style:font-style-asian="normal" style:font-weight-asian="normal" style:font-name-complex="Shofar1" style:font-size-complex="12pt" style:font-style-complex="normal" style:font-weight-complex="normal"/>
    </style:style>
    <style:style style:name="P118"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3ff4a6" officeooo:paragraph-rsid="003ff4a6" style:font-size-asian="10.5pt" style:font-style-asian="normal" style:font-weight-asian="normal" style:font-name-complex="Shofar1" style:font-size-complex="12pt" style:font-style-complex="normal" style:font-weight-complex="normal"/>
    </style:style>
    <style:style style:name="P119"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41e634" officeooo:paragraph-rsid="0041e634" style:font-size-asian="10.5pt" style:font-style-asian="normal" style:font-weight-asian="normal" style:font-name-complex="Shofar1" style:font-size-complex="12pt" style:font-style-complex="normal" style:font-weight-complex="normal"/>
    </style:style>
    <style:style style:name="P120"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4366be" officeooo:paragraph-rsid="004366be" style:font-size-asian="10.5pt" style:font-style-asian="normal" style:font-weight-asian="normal" style:font-name-complex="Shofar1" style:font-size-complex="12pt" style:font-style-complex="normal" style:font-weight-complex="normal"/>
    </style:style>
    <style:style style:name="P121"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456439" officeooo:paragraph-rsid="00456439" style:font-size-asian="10.5pt" style:font-style-asian="normal" style:font-weight-asian="normal" style:font-name-complex="Shofar1" style:font-size-complex="12pt" style:font-style-complex="normal" style:font-weight-complex="normal"/>
    </style:style>
    <style:style style:name="P122" style:family="paragraph" style:parent-style-name="Standard" style:list-style-name="L1">
      <style:paragraph-properties fo:text-align="end" style:justify-single-word="false" style:writing-mode="rl-tb"/>
      <style:text-properties fo:color="#000000" loext:opacity="100%" style:text-position="0% 100%" fo:font-size="12pt" fo:font-style="normal" fo:font-weight="normal" officeooo:rsid="00460622" officeooo:paragraph-rsid="00460622" style:font-size-asian="10.5pt" style:font-style-asian="normal" style:font-weight-asian="normal" style:font-name-complex="Shofar1" style:font-size-complex="12pt" style:font-style-complex="normal" style:font-weight-complex="normal"/>
    </style:style>
    <style:style style:name="P123"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4ca3a3" officeooo:paragraph-rsid="004ca3a3" style:font-size-asian="10.5pt" style:font-style-asian="normal" style:font-weight-asian="normal" style:font-name-complex="Shofar1" style:font-size-complex="12pt" style:font-style-complex="normal" style:font-weight-complex="normal"/>
    </style:style>
    <style:style style:name="P124"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4cb290" officeooo:paragraph-rsid="004cb290" style:font-size-asian="10.5pt" style:font-style-asian="normal" style:font-weight-asian="normal" style:font-name-complex="Shofar1" style:font-size-complex="12pt" style:font-style-complex="normal" style:font-weight-complex="normal"/>
    </style:style>
    <style:style style:name="P125"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50703b" officeooo:paragraph-rsid="0050703b" style:font-size-asian="10.5pt" style:font-style-asian="normal" style:font-weight-asian="normal" style:font-name-complex="Shofar1" style:font-size-complex="12pt" style:font-style-complex="normal" style:font-weight-complex="normal"/>
    </style:style>
    <style:style style:name="P126"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520cb4" officeooo:paragraph-rsid="00520cb4" style:font-size-asian="10.5pt" style:font-style-asian="normal" style:font-weight-asian="normal" style:font-name-complex="Shofar1" style:font-size-complex="12pt" style:font-style-complex="normal" style:font-weight-complex="normal"/>
    </style:style>
    <style:style style:name="P127"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5231b7" officeooo:paragraph-rsid="005231b7" style:font-size-asian="10.5pt" style:font-style-asian="normal" style:font-weight-asian="normal" style:font-name-complex="Shofar1" style:font-size-complex="12pt" style:font-style-complex="normal" style:font-weight-complex="normal"/>
    </style:style>
    <style:style style:name="P128"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533d73" officeooo:paragraph-rsid="00533d73" style:font-size-asian="10.5pt" style:font-style-asian="normal" style:font-weight-asian="normal" style:font-name-complex="Shofar1" style:font-size-complex="12pt" style:font-style-complex="normal" style:font-weight-complex="normal"/>
    </style:style>
    <style:style style:name="P129"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53634e" officeooo:paragraph-rsid="0053634e" style:font-size-asian="10.5pt" style:font-style-asian="normal" style:font-weight-asian="normal" style:font-name-complex="Shofar1" style:font-size-complex="12pt" style:font-style-complex="normal" style:font-weight-complex="normal"/>
    </style:style>
    <style:style style:name="P130"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55383f" officeooo:paragraph-rsid="0055383f" style:font-size-asian="10.5pt" style:font-style-asian="normal" style:font-weight-asian="normal" style:font-name-complex="Shofar1" style:font-size-complex="12pt" style:font-style-complex="normal" style:font-weight-complex="normal"/>
    </style:style>
    <style:style style:name="P131"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56be5f" officeooo:paragraph-rsid="0056be5f" style:font-size-asian="10.5pt" style:font-style-asian="normal" style:font-weight-asian="normal" style:font-name-complex="Shofar1" style:font-size-complex="12pt" style:font-style-complex="normal" style:font-weight-complex="normal"/>
    </style:style>
    <style:style style:name="P132"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588dd3" officeooo:paragraph-rsid="00588dd3" style:font-size-asian="10.5pt" style:font-style-asian="normal" style:font-weight-asian="normal" style:font-name-complex="Shofar1" style:font-size-complex="12pt" style:font-style-complex="normal" style:font-weight-complex="normal"/>
    </style:style>
    <style:style style:name="P133"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5e8f0b" officeooo:paragraph-rsid="005e8f0b" style:font-size-asian="10.5pt" style:font-style-asian="normal" style:font-weight-asian="normal" style:font-name-complex="Shofar1" style:font-size-complex="12pt" style:font-style-complex="normal" style:font-weight-complex="normal"/>
    </style:style>
    <style:style style:name="P134"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6176d7" officeooo:paragraph-rsid="006176d7" style:font-size-asian="10.5pt" style:font-style-asian="normal" style:font-weight-asian="normal" style:font-name-complex="Shofar1" style:font-size-complex="12pt" style:font-style-complex="normal" style:font-weight-complex="normal"/>
    </style:style>
    <style:style style:name="P135"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649d77" officeooo:paragraph-rsid="00649d77" style:font-size-asian="10.5pt" style:font-style-asian="normal" style:font-weight-asian="normal" style:font-name-complex="Shofar1" style:font-size-complex="12pt" style:font-style-complex="normal" style:font-weight-complex="normal"/>
    </style:style>
    <style:style style:name="P136"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65daa1" officeooo:paragraph-rsid="0065daa1" style:font-size-asian="10.5pt" style:font-style-asian="normal" style:font-weight-asian="normal" style:font-name-complex="Shofar1" style:font-size-complex="12pt" style:font-style-complex="normal" style:font-weight-complex="normal"/>
    </style:style>
    <style:style style:name="P137"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661600" officeooo:paragraph-rsid="00661600" style:font-size-asian="10.5pt" style:font-style-asian="normal" style:font-weight-asian="normal" style:font-name-complex="Shofar1" style:font-size-complex="12pt" style:font-style-complex="normal" style:font-weight-complex="normal"/>
    </style:style>
    <style:style style:name="P138"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679b4b" officeooo:paragraph-rsid="00679b4b" style:font-size-asian="10.5pt" style:font-style-asian="normal" style:font-weight-asian="normal" style:font-name-complex="Shofar1" style:font-size-complex="12pt" style:font-style-complex="normal" style:font-weight-complex="normal"/>
    </style:style>
    <style:style style:name="P139"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67d0a6" officeooo:paragraph-rsid="0067d0a6" style:font-size-asian="10.5pt" style:font-style-asian="normal" style:font-weight-asian="normal" style:font-name-complex="Shofar1" style:font-size-complex="12pt" style:font-style-complex="normal" style:font-weight-complex="normal"/>
    </style:style>
    <style:style style:name="P140"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685379" officeooo:paragraph-rsid="00685379" style:font-size-asian="10.5pt" style:font-style-asian="normal" style:font-weight-asian="normal" style:font-name-complex="Shofar1" style:font-size-complex="12pt" style:font-style-complex="normal" style:font-weight-complex="normal"/>
    </style:style>
    <style:style style:name="P141"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6acdae" officeooo:paragraph-rsid="006acdae" style:font-size-asian="10.5pt" style:font-style-asian="normal" style:font-weight-asian="normal" style:font-name-complex="Shofar1" style:font-size-complex="12pt" style:font-style-complex="normal" style:font-weight-complex="normal"/>
    </style:style>
    <style:style style:name="P142"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6c79b2" officeooo:paragraph-rsid="006c79b2" style:font-size-asian="10.5pt" style:font-style-asian="normal" style:font-weight-asian="normal" style:font-name-complex="Shofar1" style:font-size-complex="12pt" style:font-style-complex="normal" style:font-weight-complex="normal"/>
    </style:style>
    <style:style style:name="P143"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6d2553" officeooo:paragraph-rsid="006d2553" style:font-size-asian="10.5pt" style:font-style-asian="normal" style:font-weight-asian="normal" style:font-name-complex="Shofar1" style:font-size-complex="12pt" style:font-style-complex="normal" style:font-weight-complex="normal"/>
    </style:style>
    <style:style style:name="P144"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6ea27f" officeooo:paragraph-rsid="006ea27f" style:font-size-asian="10.5pt" style:font-style-asian="normal" style:font-weight-asian="normal" style:font-name-complex="Shofar1" style:font-size-complex="12pt" style:font-style-complex="normal" style:font-weight-complex="normal"/>
    </style:style>
    <style:style style:name="P145"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71d128" officeooo:paragraph-rsid="0071d128" style:font-size-asian="10.5pt" style:font-style-asian="normal" style:font-weight-asian="normal" style:font-name-complex="Shofar1" style:font-size-complex="12pt" style:font-style-complex="normal" style:font-weight-complex="normal"/>
    </style:style>
    <style:style style:name="P146"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7230f1" officeooo:paragraph-rsid="007230f1" style:font-size-asian="10.5pt" style:font-style-asian="normal" style:font-weight-asian="normal" style:font-name-complex="Shofar1" style:font-size-complex="12pt" style:font-style-complex="normal" style:font-weight-complex="normal"/>
    </style:style>
    <style:style style:name="P147"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738d8c" officeooo:paragraph-rsid="00738d8c" style:font-size-asian="10.5pt" style:font-style-asian="normal" style:font-weight-asian="normal" style:font-name-complex="Shofar1" style:font-size-complex="12pt" style:font-style-complex="normal" style:font-weight-complex="normal"/>
    </style:style>
    <style:style style:name="P148"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79e788" officeooo:paragraph-rsid="0079e788" style:font-size-asian="10.5pt" style:font-style-asian="normal" style:font-weight-asian="normal" style:font-name-complex="Shofar1" style:font-size-complex="12pt" style:font-style-complex="normal" style:font-weight-complex="normal"/>
    </style:style>
    <style:style style:name="P149"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7bd798" officeooo:paragraph-rsid="007bd798" style:font-size-asian="10.5pt" style:font-style-asian="normal" style:font-weight-asian="normal" style:font-name-complex="Shofar1" style:font-size-complex="12pt" style:font-style-complex="normal" style:font-weight-complex="normal"/>
    </style:style>
    <style:style style:name="P150"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7c20f7" officeooo:paragraph-rsid="007c20f7" style:font-size-asian="10.5pt" style:font-style-asian="normal" style:font-weight-asian="normal" style:font-name-complex="Shofar1" style:font-size-complex="12pt" style:font-style-complex="normal" style:font-weight-complex="normal"/>
    </style:style>
    <style:style style:name="P151"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7deebe" officeooo:paragraph-rsid="007deebe" style:font-size-asian="10.5pt" style:font-style-asian="normal" style:font-weight-asian="normal" style:font-name-complex="Shofar1" style:font-size-complex="12pt" style:font-style-complex="normal" style:font-weight-complex="normal"/>
    </style:style>
    <style:style style:name="P152"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7fd1c1" officeooo:paragraph-rsid="007fd1c1" style:font-size-asian="10.5pt" style:font-style-asian="normal" style:font-weight-asian="normal" style:font-name-complex="Shofar1" style:font-size-complex="12pt" style:font-style-complex="normal" style:font-weight-complex="normal"/>
    </style:style>
    <style:style style:name="P153"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81b779" officeooo:paragraph-rsid="0081b779" style:font-size-asian="10.5pt" style:font-style-asian="normal" style:font-weight-asian="normal" style:font-name-complex="Shofar1" style:font-size-complex="12pt" style:font-style-complex="normal" style:font-weight-complex="normal"/>
    </style:style>
    <style:style style:name="P154"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81e7be" officeooo:paragraph-rsid="0081e7be" style:font-size-asian="10.5pt" style:font-style-asian="normal" style:font-weight-asian="normal" style:font-name-complex="Shofar1" style:font-size-complex="12pt" style:font-style-complex="normal" style:font-weight-complex="normal"/>
    </style:style>
    <style:style style:name="P155"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834548" officeooo:paragraph-rsid="00834548" style:font-size-asian="10.5pt" style:font-style-asian="normal" style:font-weight-asian="normal" style:font-name-complex="Shofar1" style:font-size-complex="12pt" style:font-style-complex="normal" style:font-weight-complex="normal"/>
    </style:style>
    <style:style style:name="P156"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83564f" officeooo:paragraph-rsid="0083564f" style:font-size-asian="10.5pt" style:font-style-asian="normal" style:font-weight-asian="normal" style:font-name-complex="Shofar1" style:font-size-complex="12pt" style:font-style-complex="normal" style:font-weight-complex="normal"/>
    </style:style>
    <style:style style:name="P157" style:family="paragraph" style:parent-style-name="Standard" style:list-style-name="L4">
      <style:paragraph-properties fo:text-align="end" style:justify-single-word="false" style:writing-mode="rl-tb"/>
      <style:text-properties fo:color="#000000" loext:opacity="100%" style:text-position="0% 100%" fo:font-size="12pt" fo:font-style="normal" fo:font-weight="normal" officeooo:rsid="00869ce8" officeooo:paragraph-rsid="00869ce8" style:font-size-asian="10.5pt" style:font-style-asian="normal" style:font-weight-asian="normal" style:font-name-complex="Shofar1" style:font-size-complex="12pt" style:font-style-complex="normal" style:font-weight-complex="normal"/>
    </style:style>
    <style:style style:name="P158" style:family="paragraph" style:parent-style-name="Standard" style:list-style-name="L4">
      <style:paragraph-properties fo:text-align="end" style:justify-single-word="false" style:writing-mode="rl-tb"/>
      <style:text-properties fo:color="#000000" loext:opacity="100%" style:text-position="0% 100%" fo:font-size="12pt" fo:font-style="italic" fo:font-weight="bold" officeooo:rsid="0050703b" officeooo:paragraph-rsid="0050703b" style:font-size-asian="10.5pt" style:font-style-asian="italic" style:font-weight-asian="bold" style:font-name-complex="Shofar1" style:font-size-complex="12pt" style:font-style-complex="italic" style:font-weight-complex="bold"/>
    </style:style>
    <style:style style:name="P159" style:family="paragraph" style:parent-style-name="Standard" style:list-style-name="L4">
      <style:paragraph-properties fo:text-align="end" style:justify-single-word="false" style:writing-mode="rl-tb"/>
      <style:text-properties fo:color="#000000" loext:opacity="100%" style:text-position="0% 100%" fo:font-size="12pt" fo:font-style="italic" fo:font-weight="bold" officeooo:rsid="0050703b" officeooo:paragraph-rsid="00520cb4" style:font-size-asian="10.5pt" style:font-style-asian="italic" style:font-weight-asian="bold" style:font-name-complex="Shofar1" style:font-size-complex="12pt" style:font-style-complex="italic" style:font-weight-complex="bold"/>
    </style:style>
    <style:style style:name="P160" style:family="paragraph" style:parent-style-name="Standard" style:list-style-name="L4">
      <style:paragraph-properties fo:text-align="end" style:justify-single-word="false" style:writing-mode="rl-tb"/>
      <style:text-properties fo:color="#000000" loext:opacity="100%" style:text-position="0% 100%" fo:font-size="12pt" fo:font-style="italic" fo:font-weight="bold" officeooo:rsid="005231b7" officeooo:paragraph-rsid="005231b7" style:font-size-asian="10.5pt" style:font-style-asian="italic" style:font-weight-asian="bold" style:font-name-complex="Shofar1" style:font-size-complex="12pt" style:font-style-complex="italic" style:font-weight-complex="bold"/>
    </style:style>
    <style:style style:name="P161" style:family="paragraph" style:parent-style-name="Standard" style:list-style-name="L1">
      <style:paragraph-properties fo:text-align="end" style:justify-single-word="false" style:writing-mode="rl-tb"/>
    </style:style>
    <style:style style:name="P162" style:family="paragraph">
      <loext:graphic-properties draw:fill="none"/>
      <style:paragraph-properties fo:text-align="start"/>
      <style:text-properties fo:font-size="18pt"/>
    </style:style>
    <style:style style:name="P163" style:family="paragraph">
      <loext:graphic-properties draw:fill="none"/>
      <style:paragraph-properties fo:text-align="start"/>
      <style:text-properties fo:color="#000000" loext:opacity="100%" fo:font-size="18pt"/>
    </style:style>
    <style:style style:name="P164" style:family="paragraph">
      <style:paragraph-properties fo:text-align="center" style:writing-mode="rl-tb"/>
    </style:style>
    <style:style style:name="P165" style:family="paragraph">
      <loext:graphic-properties draw:fill="none" draw:fill-color="#ffffff"/>
      <style:paragraph-properties fo:text-align="center" style:writing-mode="rl-tb"/>
      <style:text-properties fo:font-size="20pt" style:font-size-asian="20pt" style:font-size-complex="20pt"/>
    </style:style>
    <style:style style:name="P166" style:family="paragraph">
      <loext:graphic-properties draw:fill="none" draw:fill-color="#ffffff"/>
      <style:paragraph-properties fo:text-align="center" style:writing-mode="rl-tb"/>
    </style:style>
    <style:style style:name="P167" style:family="paragraph">
      <style:paragraph-properties fo:text-align="center"/>
    </style:style>
    <style:style style:name="T1" style:family="text">
      <style:text-properties fo:color="#000000" loext:opacity="100%"/>
    </style:style>
    <style:style style:name="T2" style:family="text">
      <style:text-properties fo:color="#000000" loext:opacity="100%" fo:font-size="20pt" style:font-size-asian="20pt" style:font-size-complex="20pt"/>
    </style:style>
    <style:style style:name="T3" style:family="text">
      <style:text-properties fo:color="#000000" loext:opacity="100%" fo:font-size="20pt" fo:font-weight="normal" style:font-size-asian="20pt" style:font-weight-asian="normal" style:font-size-complex="20pt" style:font-weight-complex="normal"/>
    </style:style>
    <style:style style:name="T4" style:family="text">
      <style:text-properties fo:color="#000000" loext:opacity="100%" fo:font-size="20pt" fo:font-weight="normal" officeooo:rsid="0049d848" style:font-size-asian="20pt" style:font-weight-asian="normal" style:font-size-complex="20pt" style:font-weight-complex="normal"/>
    </style:style>
    <style:style style:name="T5" style:family="text">
      <style:text-properties fo:color="#000000" loext:opacity="100%" fo:font-size="12pt" style:text-underline-style="none" fo:font-weight="bold" style:font-size-asian="12pt" style:font-weight-asian="bold" style:font-name-complex="Shofar1" style:font-size-complex="12pt" style:font-weight-complex="bold"/>
    </style:style>
    <style:style style:name="T6" style:family="text">
      <style:text-properties fo:color="#000000" loext:opacity="100%" fo:font-style="italic" style:font-style-asian="italic" style:font-style-complex="italic"/>
    </style:style>
    <style:style style:name="T7" style:family="text">
      <style:text-properties fo:color="#000000" loext:opacity="100%" fo:font-style="italic" fo:font-weight="normal" style:font-style-asian="italic" style:font-weight-asian="normal" style:font-style-complex="italic" style:font-weight-complex="normal"/>
    </style:style>
    <style:style style:name="T8" style:family="text">
      <style:text-properties fo:color="#000000" loext:opacity="100%" fo:font-style="italic" fo:font-weight="bold" style:font-style-asian="italic" style:font-weight-asian="bold" style:font-style-complex="italic" style:font-weight-complex="bold"/>
    </style:style>
    <style:style style:name="T9" style:family="text">
      <style:text-properties fo:color="#000000" loext:opacity="100%" fo:font-style="normal" fo:font-weight="normal" style:font-style-asian="normal" style:font-weight-asian="normal" style:font-style-complex="normal" style:font-weight-complex="normal"/>
    </style:style>
    <style:style style:name="T10" style:family="text">
      <style:text-properties fo:color="#000000" loext:opacity="100%" fo:font-weight="bold" style:font-weight-asian="bold" style:font-weight-complex="bold"/>
    </style:style>
    <style:style style:name="T11" style:family="text">
      <style:text-properties fo:color="#000000" loext:opacity="100%" fo:font-weight="normal" style:font-weight-asian="normal" style:font-weight-complex="normal"/>
    </style:style>
    <style:style style:name="T12" style:family="text">
      <style:text-properties fo:font-weight="bold" style:font-weight-asian="bold" style:font-name-complex="Mekorot-Rashi" style:font-weight-complex="bold"/>
    </style:style>
    <style:style style:name="T13" style:family="text">
      <style:text-properties fo:font-weight="bold" style:font-weight-asian="bold" style:font-weight-complex="bold"/>
    </style:style>
    <style:style style:name="T14" style:family="text">
      <style:text-properties fo:font-weight="bold" officeooo:rsid="0016b45d" style:font-weight-asian="bold" style:font-weight-complex="bold"/>
    </style:style>
    <style:style style:name="T15" style:family="text">
      <style:text-properties fo:font-weight="bold" officeooo:rsid="00850bc1" style:font-weight-asian="bold" style:font-weight-complex="bold"/>
    </style:style>
    <style:style style:name="T16" style:family="text">
      <style:text-properties style:font-name-complex="Mekorot-Rashi"/>
    </style:style>
    <style:style style:name="T17" style:family="text">
      <style:text-properties style:font-name-complex="Guttman Rashi"/>
    </style:style>
    <style:style style:name="T18" style:family="text">
      <style:text-properties style:use-window-font-color="true" loext:opacity="0%" style:font-name="Times New Roman" fo:font-size="10pt" fo:language="en" fo:country="US" fo:font-weight="bold" style:letter-kerning="true" style:font-name-asian="NSimSun" style:font-size-asian="10pt" style:language-asian="zh" style:country-asian="CN" style:font-weight-asian="bold" style:font-name-complex="Mekorot-Rashi" style:font-size-complex="10pt" style:language-complex="he" style:country-complex="IL" style:font-weight-complex="bold"/>
    </style:style>
    <style:style style:name="T19" style:family="text">
      <style:text-properties style:use-window-font-color="true" loext:opacity="0%" style:font-name="Times New Roman" fo:font-size="10pt" fo:language="en" fo:country="US" style:letter-kerning="true" style:font-name-asian="NSimSun" style:font-size-asian="10pt" style:language-asian="zh" style:country-asian="CN" style:font-name-complex="Mekorot-Rashi" style:font-size-complex="10pt" style:language-complex="he" style:country-complex="IL"/>
    </style:style>
    <style:style style:name="T20" style:family="text">
      <style:text-properties style:use-window-font-color="true" loext:opacity="0%" style:font-name="Times New Roman" fo:font-size="10pt" fo:language="en" fo:country="US" style:letter-kerning="true" style:font-name-asian="NSimSun" style:font-size-asian="10pt" style:language-asian="zh" style:country-asian="CN" style:font-name-complex="Keter YG" style:font-size-complex="10pt" style:language-complex="he" style:country-complex="IL"/>
    </style:style>
    <style:style style:name="T21" style:family="text">
      <style:text-properties style:use-window-font-color="true" loext:opacity="0%" fo:font-size="10pt" fo:language="en" fo:country="US" style:letter-kerning="true" style:font-name-asian="NSimSun" style:font-size-asian="10pt" style:language-asian="zh" style:country-asian="CN" style:font-name-complex="Mekorot-Rashi" style:font-size-complex="10pt" style:language-complex="he" style:country-complex="IL"/>
    </style:style>
    <style:style style:name="T22" style:family="text">
      <style:text-properties style:use-window-font-color="true" loext:opacity="0%" fo:font-size="10pt" fo:language="en" fo:country="US" style:letter-kerning="true" style:font-name-asian="NSimSun" style:font-size-asian="10pt" style:language-asian="zh" style:country-asian="CN" style:font-name-complex="Guttman Rashi" style:font-size-complex="10pt" style:language-complex="he" style:country-complex="IL"/>
    </style:style>
    <style:style style:name="T23" style:family="text">
      <style:text-properties style:use-window-font-color="true" loext:opacity="0%" fo:font-size="10pt" fo:language="en" fo:country="US" style:letter-kerning="true" style:font-name-asian="NSimSun" style:font-size-asian="10pt" style:language-asian="zh" style:country-asian="CN" style:font-name-complex="Keter YG" style:font-size-complex="10pt" style:language-complex="he" style:country-complex="IL"/>
    </style:style>
    <style:style style:name="T24" style:family="text">
      <style:text-properties style:use-window-font-color="true" loext:opacity="0%" style:font-name="Guttman Rashi1" fo:font-size="10pt" fo:language="en" fo:country="US" fo:font-weight="bold" style:letter-kerning="true" style:font-name-asian="NSimSun" style:font-size-asian="10pt" style:language-asian="zh" style:country-asian="CN" style:font-weight-asian="bold" style:font-name-complex="Mekorot-Rashi" style:font-size-complex="10pt" style:language-complex="he" style:country-complex="IL" style:font-weight-complex="bold"/>
    </style:style>
    <style:style style:name="T25" style:family="text">
      <style:text-properties style:use-window-font-color="true" loext:opacity="0%" style:font-name="Guttman Rashi1" fo:font-size="10pt" fo:language="en" fo:country="US" style:letter-kerning="true" style:font-name-asian="NSimSun" style:font-size-asian="10pt" style:language-asian="zh" style:country-asian="CN" style:font-name-complex="Mekorot-Rashi" style:font-size-complex="10pt" style:language-complex="he" style:country-complex="IL"/>
    </style:style>
    <style:style style:name="T26" style:family="text">
      <style:text-properties style:use-window-font-color="true" loext:opacity="0%" style:font-name="Guttman Rashi1" fo:font-size="10pt" fo:language="en" fo:country="US" style:letter-kerning="true" style:font-name-asian="NSimSun" style:font-size-asian="10pt" style:language-asian="zh" style:country-asian="CN" style:font-name-complex="Guttman Rashi" style:font-size-complex="10pt" style:language-complex="he" style:country-complex="IL"/>
    </style:style>
    <style:style style:name="T27" style:family="text">
      <style:text-properties style:font-name="Guttman Rashi1" fo:font-weight="bold" style:font-weight-asian="bold" style:font-name-complex="Mekorot-Rashi" style:font-weight-complex="bold"/>
    </style:style>
    <style:style style:name="T28" style:family="text">
      <style:text-properties style:font-name="Guttman Rashi1" style:font-name-complex="Mekorot-Rashi"/>
    </style:style>
    <style:style style:name="T29" style:family="text">
      <style:text-properties style:font-name="Guttman Rashi1" style:font-name-complex="Guttman Rashi"/>
    </style:style>
    <style:style style:name="T30" style:family="text">
      <style:text-properties style:font-name-complex="Keter YG"/>
    </style:style>
    <style:style style:name="T31" style:family="text">
      <style:text-properties officeooo:rsid="0016b45d"/>
    </style:style>
    <style:style style:name="T32" style:family="text">
      <style:text-properties officeooo:rsid="0018a2a5"/>
    </style:style>
    <style:style style:name="T33" style:family="text">
      <style:text-properties officeooo:rsid="001f2484"/>
    </style:style>
    <style:style style:name="T34" style:family="text">
      <style:text-properties officeooo:rsid="0021d1a8"/>
    </style:style>
    <style:style style:name="T35" style:family="text">
      <style:text-properties officeooo:rsid="0023a10e"/>
    </style:style>
    <style:style style:name="T36" style:family="text">
      <style:text-properties officeooo:rsid="0025638f"/>
    </style:style>
    <style:style style:name="T37" style:family="text">
      <style:text-properties officeooo:rsid="00261c25"/>
    </style:style>
    <style:style style:name="T38" style:family="text">
      <style:text-properties officeooo:rsid="002af5d9"/>
    </style:style>
    <style:style style:name="T39" style:family="text">
      <style:text-properties officeooo:rsid="002b76e3"/>
    </style:style>
    <style:style style:name="T40" style:family="text">
      <style:text-properties officeooo:rsid="002d9aab"/>
    </style:style>
    <style:style style:name="T41" style:family="text">
      <style:text-properties fo:font-weight="normal" style:font-weight-asian="normal" style:font-weight-complex="normal"/>
    </style:style>
    <style:style style:name="T42" style:family="text">
      <style:text-properties fo:font-weight="normal" officeooo:rsid="00312bbc" style:font-weight-asian="normal" style:font-weight-complex="normal"/>
    </style:style>
    <style:style style:name="T43" style:family="text">
      <style:text-properties fo:font-weight="normal" officeooo:rsid="004cb290" style:font-weight-asian="normal" style:font-weight-complex="normal"/>
    </style:style>
    <style:style style:name="T44" style:family="text">
      <style:text-properties fo:font-weight="normal" officeooo:rsid="004e1e1c" style:font-weight-asian="normal" style:font-weight-complex="normal"/>
    </style:style>
    <style:style style:name="T45" style:family="text">
      <style:text-properties fo:font-weight="normal" officeooo:rsid="00642fb1" style:font-weight-asian="normal" style:font-weight-complex="normal"/>
    </style:style>
    <style:style style:name="T46" style:family="text">
      <style:text-properties fo:font-weight="normal" officeooo:rsid="006d2553" style:font-weight-asian="normal" style:font-weight-complex="normal"/>
    </style:style>
    <style:style style:name="T47" style:family="text">
      <style:text-properties fo:font-weight="normal" officeooo:rsid="007023d8" style:font-weight-asian="normal" style:font-weight-complex="normal"/>
    </style:style>
    <style:style style:name="T48" style:family="text">
      <style:text-properties fo:font-weight="normal" officeooo:rsid="00758adb" style:font-weight-asian="normal" style:font-weight-complex="normal"/>
    </style:style>
    <style:style style:name="T49" style:family="text">
      <style:text-properties officeooo:rsid="0033ae7c"/>
    </style:style>
    <style:style style:name="T50" style:family="text">
      <style:text-properties style:font-name-complex="Keter YG1"/>
    </style:style>
    <style:style style:name="T51" style:family="text">
      <style:text-properties officeooo:rsid="003b39a0"/>
    </style:style>
    <style:style style:name="T52" style:family="text">
      <style:text-properties officeooo:rsid="003cab95"/>
    </style:style>
    <style:style style:name="T53" style:family="text">
      <style:text-properties officeooo:rsid="003eb9fc"/>
    </style:style>
    <style:style style:name="T54" style:family="text">
      <style:text-properties officeooo:rsid="00460622"/>
    </style:style>
    <style:style style:name="T55" style:family="text">
      <style:text-properties officeooo:rsid="004712fa"/>
    </style:style>
    <style:style style:name="T56" style:family="text">
      <style:text-properties officeooo:rsid="0049d848"/>
    </style:style>
    <style:style style:name="T57" style:family="text">
      <style:text-properties officeooo:rsid="0050703b"/>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520cb4" style:font-style-asian="normal" style:font-weight-asian="normal" style:font-style-complex="normal" style:font-weight-complex="normal"/>
    </style:style>
    <style:style style:name="T61" style:family="text">
      <style:text-properties fo:font-style="normal" fo:font-weight="normal" officeooo:rsid="00533d73" style:font-style-asian="normal" style:font-weight-asian="normal" style:font-style-complex="normal" style:font-weight-complex="normal"/>
    </style:style>
    <style:style style:name="T62" style:family="text">
      <style:text-properties fo:font-style="normal" fo:font-weight="normal" officeooo:rsid="005af052" style:font-style-asian="normal" style:font-weight-asian="normal" style:font-style-complex="normal" style:font-weight-complex="normal"/>
    </style:style>
    <style:style style:name="T63" style:family="text">
      <style:text-properties fo:font-style="normal" fo:font-weight="normal" officeooo:rsid="005c2be4" style:font-style-asian="normal" style:font-weight-asian="normal" style:font-style-complex="normal" style:font-weight-complex="normal"/>
    </style:style>
    <style:style style:name="T64" style:family="text">
      <style:text-properties officeooo:rsid="00588dd3"/>
    </style:style>
    <style:style style:name="T65" style:family="text">
      <style:text-properties officeooo:rsid="005c58c4"/>
    </style:style>
    <style:style style:name="T66" style:family="text">
      <style:text-properties officeooo:rsid="00834548"/>
    </style:style>
    <style:style style:name="T67" style:family="text">
      <style:text-properties officeooo:rsid="00850bc1"/>
    </style:style>
    <style:style style:name="T68" style:family="text">
      <style:text-properties officeooo:rsid="00869ce8"/>
    </style:style>
    <style:style style:name="T69" style:family="text">
      <style:text-properties officeooo:rsid="0088128a"/>
    </style:style>
    <style:style style:name="T70" style:family="text">
      <style:text-properties fo:font-size="20pt" style:font-size-asian="20pt" style:font-size-complex="20pt"/>
    </style:style>
    <style:style style:name="Sect1" style:family="section">
      <style:section-properties style:writing-mode="lr-tb" style:editable="false">
        <style:columns fo:column-count="1" fo:column-gap="0in"/>
      </style:section-properties>
    </style:style>
    <text:list-style style:name="L1" text:consecutive-numbering="true">
      <text:list-level-style-number text:level="1" text:style-name="Numbering_20_Symbols" loext:num-list-format="%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space"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space"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space"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space"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space"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space"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consecutive-numbering="true">
      <text:list-level-style-number text:level="1" loext:num-list-format="%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loext:num-list-format="%2%." style:num-suffix="." style:num-format="1">
        <style:list-level-properties text:list-level-position-and-space-mode="label-alignment" fo:text-align="end">
          <style:list-level-label-alignment text:label-followed-by="space" fo:text-indent="-0.25in" fo:margin-left="0.75in"/>
        </style:list-level-properties>
      </text:list-level-style-number>
      <text:list-level-style-number text:level="3" loext:num-list-format="%3%." style:num-suffix="." style:num-format="1">
        <style:list-level-properties text:list-level-position-and-space-mode="label-alignment" fo:text-align="end">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fo:text-align="end">
          <style:list-level-label-alignment text:label-followed-by="space" fo:text-indent="-0.25in" fo:margin-left="1.25in"/>
        </style:list-level-properties>
      </text:list-level-style-number>
      <text:list-level-style-number text:level="5" loext:num-list-format="%5%." style:num-suffix="." style:num-format="1">
        <style:list-level-properties text:list-level-position-and-space-mode="label-alignment" fo:text-align="end">
          <style:list-level-label-alignment text:label-followed-by="space" fo:text-indent="-0.25in" fo:margin-left="1.5in"/>
        </style:list-level-properties>
      </text:list-level-style-number>
      <text:list-level-style-number text:level="6" loext:num-list-format="%6%." style:num-suffix="." style:num-format="1">
        <style:list-level-properties text:list-level-position-and-space-mode="label-alignment" fo:text-align="end">
          <style:list-level-label-alignment text:label-followed-by="space" fo:text-indent="-0.25in" fo:margin-left="1.75in"/>
        </style:list-level-properties>
      </text:list-level-style-number>
      <text:list-level-style-number text:level="7" loext:num-list-format="%7%." style:num-suffix="." style:num-format="1">
        <style:list-level-properties text:list-level-position-and-space-mode="label-alignment" fo:text-align="end">
          <style:list-level-label-alignment text:label-followed-by="space" fo:text-indent="-0.25in" fo:margin-left="2in"/>
        </style:list-level-properties>
      </text:list-level-style-number>
      <text:list-level-style-number text:level="8" loext:num-list-format="%8%." style:num-suffix="." style:num-format="1">
        <style:list-level-properties text:list-level-position-and-space-mode="label-alignment" fo:text-align="end">
          <style:list-level-label-alignment text:label-followed-by="space" fo:text-indent="-0.25in" fo:margin-left="2.25in"/>
        </style:list-level-properties>
      </text:list-level-style-number>
      <text:list-level-style-number text:level="9" loext:num-list-format="%9%." style:num-suffix="." style:num-format="1">
        <style:list-level-properties text:list-level-position-and-space-mode="label-alignment" fo:text-align="end">
          <style:list-level-label-alignment text:label-followed-by="space" fo:text-indent="-0.25in" fo:margin-left="2.5in"/>
        </style:list-level-properties>
      </text:list-level-style-number>
      <text:list-level-style-number text:level="10" loext:num-list-format="%10%." style:num-suffix="." style:num-format="1">
        <style:list-level-properties text:list-level-position-and-space-mode="label-alignment" fo:text-align="end">
          <style:list-level-label-alignment text:label-followed-by="space"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3465a4" draw:fill="none" draw:textarea-horizontal-align="center" draw:textarea-vertical-align="top" draw:auto-grow-height="false" fo:padding-top="0.0492in" fo:padding-bottom="0.0492in" fo:padding-left="0.0984in" fo:padding-right="0.0984in" fo:wrap-option="wrap" fo:margin-left="0.0008in" fo:margin-right="0.0008in" fo:margin-top="0.0008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in" svg:stroke-color="#000000" draw:fill="none" draw:textarea-vertical-align="top" draw:auto-grow-height="false" fo:min-height="0.4799in" fo:min-width="0.7091in" fo:padding-top="0in" fo:padding-bottom="0in" fo:padding-left="0in" fo:padding-right="0in" fo:wrap-option="wrap" fo:margin-left="0.0008in" fo:margin-right="0.0008in" fo:margin-top="0.0008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0.4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c921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2a60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solid" svg:stroke-width="0in" svg:stroke-color="#000000" draw:fill="none" draw:textarea-vertical-align="top" draw:auto-grow-height="false" fo:min-height="0.3681in" fo:min-width="0.7126in" fo:padding-top="0in" fo:padding-bottom="0in" fo:padding-left="0in" fo:padding-right="0in" fo:wrap-option="wrap" fo:margin-left="0.0008in" fo:margin-right="0.0008in" fo:margin-top="0.0008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solid" svg:stroke-width="0in" svg:stroke-color="#000000" draw:fill="none" draw:textarea-vertical-align="top" draw:auto-grow-height="false" fo:min-height="0.4291in" fo:min-width="0.7465in" fo:padding-top="0in" fo:padding-bottom="0in" fo:padding-left="0in" fo:padding-right="0in" fo:wrap-option="wrap" fo:margin-left="0.0008in" fo:margin-right="0.0008in" fo:margin-top="0.0008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in" svg:stroke-color="#ff0000" draw:fill="none" draw:textarea-horizontal-align="center" draw:textarea-vertical-align="top" draw:auto-grow-height="false" fo:padding-top="0.0492in" fo:padding-bottom="0.0492in" fo:padding-left="0.0984in" fo:padding-right="0.0984in" fo:wrap-option="wrap" fo:margin-left="0.0008in" fo:margin-right="0.0008in" fo:margin-top="0.0008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able:table table:name="Table1" table:style-name="Table1">
          <table:table-column table:style-name="Table1.A" table:number-columns-repeated="2"/>
          <table:table-row table:style-name="Table1.1">
            <table:table-cell table:style-name="Table1.A1" table:number-columns-spanned="2" office:value-type="string">
              <text:p text:style-name="P53">פרק ראשון<text:reference-ref text:reference-format="text" text:ref-name="פרק ראשון"> </text:reference-ref></text:p>
            </table:table-cell>
            <table:covered-table-cell/>
          </table:table-row>
          <table:table-row table:style-name="Table1.1">
            <table:table-cell table:style-name="Table1.A2" office:value-type="string">
              <text:p text:style-name="P35"><text:reference-ref text:reference-format="text" text:ref-name="משנה א"> משנה</text:reference-ref><text:s/><text:span text:style-name="T38">ראשונה </text:span></text:p>
            </table:table-cell>
            <table:table-cell table:style-name="Table1.B2" office:value-type="string">
              <text:p text:style-name="P26">1-3</text:p>
            </table:table-cell>
          </table:table-row>
          <table:table-row table:style-name="Table1.1">
            <table:table-cell table:style-name="Table1.A19" office:value-type="string">
              <text:p text:style-name="P35">טעם שמאי</text:p>
            </table:table-cell>
            <table:table-cell table:style-name="Table1.B19" office:value-type="string">
              <text:p text:style-name="P26">5, 17, 29, 35</text:p>
            </table:table-cell>
          </table:table-row>
          <table:table-row table:style-name="Table1.1">
            <table:table-cell table:style-name="Table1.A19" office:value-type="string">
              <text:p text:style-name="P35">ספק טומאה</text:p>
            </table:table-cell>
            <table:table-cell table:style-name="Table1.B19" office:value-type="string">
              <text:p text:style-name="P26">11, 96</text:p>
            </table:table-cell>
          </table:table-row>
          <table:table-row table:style-name="Table1.1">
            <table:table-cell table:style-name="Table1.A19" office:value-type="string">
              <text:p text:style-name="P35">טעם הלל</text:p>
            </table:table-cell>
            <table:table-cell table:style-name="Table1.B19" office:value-type="string">
              <text:p text:style-name="P26">6, 18, 30</text:p>
            </table:table-cell>
          </table:table-row>
          <table:table-row table:style-name="Table1.1">
            <table:table-cell table:style-name="Table1.A19" office:value-type="string">
              <text:p text:style-name="P35">מחלקת חזקיה ורבי יוחנן בקופה</text:p>
            </table:table-cell>
            <table:table-cell table:style-name="Table1.B19" office:value-type="string">
              <text:p text:style-name="P26">38</text:p>
            </table:table-cell>
          </table:table-row>
          <table:table-row table:style-name="Table1.1">
            <table:table-cell table:style-name="Table1.A19" office:value-type="string">
              <text:p text:style-name="P35">מחזיקים ממקום למקום</text:p>
            </table:table-cell>
            <table:table-cell table:style-name="Table1.B19" office:value-type="string">
              <text:p text:style-name="P26">50</text:p>
            </table:table-cell>
          </table:table-row>
          <table:table-row table:style-name="Table1.1">
            <table:table-cell table:style-name="Table1.A19" office:value-type="string">
              <text:p text:style-name="P35">טעם רבנן</text:p>
            </table:table-cell>
            <table:table-cell table:style-name="Table1.B19" office:value-type="string">
              <text:p text:style-name="P26">65</text:p>
            </table:table-cell>
          </table:table-row>
          <table:table-row table:style-name="Table1.1">
            <table:table-cell table:style-name="Table1.A19" office:value-type="string">
              <text:p text:style-name="P35">טומאת משכב</text:p>
            </table:table-cell>
            <table:table-cell table:style-name="Table1.B19" office:value-type="string">
              <text:p text:style-name="P26">90</text:p>
            </table:table-cell>
          </table:table-row>
          <table:table-row table:style-name="Table1.1">
            <table:table-cell table:style-name="Table1.A19" office:value-type="string">
              <text:p text:style-name="P35">שיטת רב הונא במה טמא</text:p>
            </table:table-cell>
            <table:table-cell table:style-name="Table1.B19" office:value-type="string">
              <text:p text:style-name="P26">106</text:p>
            </table:table-cell>
          </table:table-row>
          <table:table-row table:style-name="Table1.1">
            <table:table-cell table:style-name="Table1.A2" office:value-type="string">
              <text:p text:style-name="P36"><text:reference-ref text:reference-format="text" text:ref-name="משנה ב">משנה</text:reference-ref><text:s/><text:span text:style-name="T40">שני</text:span><text:span text:style-name="T49">ה</text:span></text:p>
            </table:table-cell>
            <table:table-cell table:style-name="Table1.B19" office:value-type="string">
              <text:p text:style-name="P27">132- 133</text:p>
            </table:table-cell>
          </table:table-row>
          <table:table-row table:style-name="Table1.1">
            <table:table-cell table:style-name="Table1.A19" office:value-type="string">
              <text:p text:style-name="P36">מקומות שהלכה כר"א</text:p>
            </table:table-cell>
            <table:table-cell table:style-name="Table1.B19" office:value-type="string">
              <text:p text:style-name="P27">136</text:p>
            </table:table-cell>
          </table:table-row>
          <table:table-row table:style-name="Table1.1">
            <table:table-cell table:style-name="Table1.A19" office:value-type="string">
              <text:p text:style-name="P36">ארבע בתולות</text:p>
            </table:table-cell>
            <table:table-cell table:style-name="Table1.B19" office:value-type="string">
              <text:p text:style-name="P27">163</text:p>
            </table:table-cell>
          </table:table-row>
          <table:table-row table:style-name="Table1.1">
            <table:table-cell table:style-name="Table1.A19" office:value-type="string">
              <text:p text:style-name="P36">[אם קטף פרי]</text:p>
            </table:table-cell>
            <table:table-cell table:style-name="Table1.B19" office:value-type="string">
              <text:p text:style-name="P27">151, 157-162</text:p>
            </table:table-cell>
          </table:table-row>
          <table:table-row table:style-name="Table1.1">
            <table:table-cell table:style-name="Table1.A19" office:value-type="string">
              <text:p text:style-name="P36">דין יולדת </text:p>
            </table:table-cell>
            <table:table-cell table:style-name="Table1.B19" office:value-type="string">
              <text:p text:style-name="P27">132, 170, 174</text:p>
            </table:table-cell>
          </table:table-row>
          <table:table-row table:style-name="Table1.1">
            <table:table-cell table:style-name="Table1.A19" office:value-type="string">
              <text:p text:style-name="P36">הכרת עובר</text:p>
            </table:table-cell>
            <table:table-cell table:style-name="Table1.B19" office:value-type="string">
              <text:p text:style-name="P27">170</text:p>
            </table:table-cell>
          </table:table-row>
          <table:table-row table:style-name="Table1.1">
            <table:table-cell table:style-name="Table1.A19" office:value-type="string">
              <text:p text:style-name="P36">דין מניקה</text:p>
            </table:table-cell>
            <table:table-cell table:style-name="Table1.B19" office:value-type="string">
              <text:p text:style-name="P27">132, <text:span text:style-name="T39">184</text:span></text:p>
            </table:table-cell>
          </table:table-row>
          <table:table-row table:style-name="Table1.1">
            <table:table-cell table:style-name="Table1.A19" office:value-type="string">
              <text:p text:style-name="P37">מי שיש לה וסת</text:p>
            </table:table-cell>
            <table:table-cell table:style-name="Table1.B19" office:value-type="string">
              <text:p text:style-name="P28"><text:s/>183, 198</text:p>
            </table:table-cell>
          </table:table-row>
          <table:table-row table:style-name="Table1.1">
            <table:table-cell table:style-name="Table1.A19" office:value-type="string">
              <text:p text:style-name="P37">מבאר קרא (“מי יתן טהור טמא")</text:p>
            </table:table-cell>
            <table:table-cell table:style-name="Table1.B19" office:value-type="string">
              <text:p text:style-name="P28">188</text:p>
            </table:table-cell>
          </table:table-row>
          <table:table-row table:style-name="Table1.1">
            <table:table-cell table:style-name="Table1.A24" office:value-type="string">
              <text:p text:style-name="P37">דין זקנה</text:p>
            </table:table-cell>
            <table:table-cell table:style-name="Table1.B24" office:value-type="string">
              <text:p text:style-name="P28">132, 192</text:p>
            </table:table-cell>
          </table:table-row>
          <table:table-row table:style-name="Table1.1">
            <table:table-cell table:style-name="Table1.A24" office:value-type="string">
              <text:p text:style-name="P37">דין בתולה</text:p>
            </table:table-cell>
            <table:table-cell table:style-name="Table1.B24" office:value-type="string">
              <text:p text:style-name="P28">132, 209</text:p>
            </table:table-cell>
          </table:table-row>
          <table:table-row table:style-name="Table1.1">
            <table:table-cell table:style-name="Table1.A24" office:value-type="string">
              <text:p text:style-name="P37">דין מי ששהה שלש עונות</text:p>
            </table:table-cell>
            <table:table-cell table:style-name="Table1.B24" office:value-type="string">
              <text:p text:style-name="P28">132, 133, 209, 210, 212, 216</text:p>
            </table:table-cell>
          </table:table-row>
          <table:table-row table:style-name="Table1.1">
            <table:table-cell table:style-name="Table1.A24" office:value-type="string">
              <text:p text:style-name="P37">מה נחשב ראייה</text:p>
            </table:table-cell>
            <table:table-cell table:style-name="Table1.B24" office:value-type="string">
              <text:p text:style-name="P28">223</text:p>
            </table:table-cell>
          </table:table-row>
          <table:table-row table:style-name="Table1.1">
            <table:table-cell table:style-name="Table1.A24" office:value-type="string">
              <text:p text:style-name="P37">מגדיר 133</text:p>
            </table:table-cell>
            <table:table-cell table:style-name="Table1.B24" office:value-type="string">
              <text:p text:style-name="P28">236</text:p>
            </table:table-cell>
          </table:table-row>
          <table:table-row table:style-name="Table1.1">
            <table:table-cell table:style-name="Table1.A25" office:value-type="string">
              <text:p text:style-name="P37">וסת לפיצה</text:p>
            </table:table-cell>
            <table:table-cell table:style-name="Table1.B25" office:value-type="string">
              <text:p text:style-name="P28">237</text:p>
            </table:table-cell>
          </table:table-row>
          <table:table-row table:style-name="Table1.1">
            <table:table-cell table:style-name="Table1.A2" office:value-type="string">
              <text:p text:style-name="P43"><text:reference-ref text:reference-format="text" text:ref-name="משנה ג">משנה</text:reference-ref><text:s/><text:span text:style-name="T49">שלישי</text:span></text:p>
            </table:table-cell>
            <table:table-cell table:style-name="Table1.B26" office:value-type="string">
              <text:p text:style-name="P29">247</text:p>
            </table:table-cell>
          </table:table-row>
          <table:table-row table:style-name="Table1.1">
            <table:table-cell table:style-name="Table1.A27" office:value-type="string">
              <text:p text:style-name="P38">קביעות וסת</text:p>
            </table:table-cell>
            <table:table-cell table:style-name="Table1.B27" office:value-type="string">
              <text:p text:style-name="P29">251, <text:s/><text:span text:style-name="T55">259</text:span></text:p>
            </table:table-cell>
          </table:table-row>
          <text:soft-page-break/>
          <table:table-row table:style-name="Table1.28">
            <table:table-cell table:style-name="Table1.A34" office:value-type="string">
              <text:p text:style-name="P38">טהרת ישיבה על דם טהור</text:p>
            </table:table-cell>
            <table:table-cell table:style-name="Table1.B34" office:value-type="string">
              <text:p text:style-name="P29">253</text:p>
            </table:table-cell>
          </table:table-row>
          <table:table-row table:style-name="Table1.1">
            <table:table-cell table:style-name="Table1.A34" office:value-type="string">
              <text:p text:style-name="P38">טהרת דם בתולים</text:p>
            </table:table-cell>
            <table:table-cell table:style-name="Table1.B34" office:value-type="string">
              <text:p text:style-name="P29">263</text:p>
            </table:table-cell>
          </table:table-row>
          <table:table-row table:style-name="Table1.1">
            <table:table-cell table:style-name="Table1.A34" office:value-type="string">
              <text:p text:style-name="P39">בדיקה לבעל</text:p>
            </table:table-cell>
            <table:table-cell table:style-name="Table1.B34" office:value-type="string">
              <text:p text:style-name="P30">268</text:p>
            </table:table-cell>
          </table:table-row>
          <table:table-row table:style-name="Table1.1">
            <table:table-cell table:style-name="Table1.A34" office:value-type="string">
              <text:p text:style-name="P40">אשה שאין לה וסת</text:p>
            </table:table-cell>
            <table:table-cell table:style-name="Table1.B34" office:value-type="string">
              <text:p text:style-name="P31">300</text:p>
            </table:table-cell>
          </table:table-row>
          <table:table-row table:style-name="Table1.1">
            <table:table-cell table:style-name="Table1.A32" table:number-columns-spanned="2" office:value-type="string">
              <text:p text:style-name="P54">פרק שני<text:reference-ref text:reference-format="text" text:ref-name="פרק שני"> </text:reference-ref></text:p>
            </table:table-cell>
            <table:covered-table-cell/>
          </table:table-row>
          <table:table-row table:style-name="Table1.1">
            <table:table-cell table:style-name="Table1.A34" office:value-type="string">
              <text:p text:style-name="P41"><text:reference-ref text:reference-format="text" text:ref-name="משנה בא">משנה</text:reference-ref><text:s/>ראשונה</text:p>
            </table:table-cell>
            <table:table-cell table:style-name="Table1.B34" office:value-type="string">
              <text:p text:style-name="P32">1</text:p>
            </table:table-cell>
          </table:table-row>
          <table:table-row table:style-name="Table1.1">
            <table:table-cell table:style-name="Table1.A34" office:value-type="string">
              <text:p text:style-name="P42">מתי איש בודק</text:p>
            </table:table-cell>
            <table:table-cell table:style-name="Table1.B34" office:value-type="string">
              <text:p text:style-name="P33">6</text:p>
            </table:table-cell>
          </table:table-row>
          <table:table-row table:style-name="Table1.1">
            <table:table-cell table:style-name="Table1.A38" office:value-type="string">
              <text:p text:style-name="P42">נגיעה באמה</text:p>
            </table:table-cell>
            <table:table-cell table:style-name="Table1.B38" office:value-type="string">
              <text:p text:style-name="P33">6, 9, 12, 18</text:p>
            </table:table-cell>
          </table:table-row>
          <table:table-row table:style-name="Table1.1">
            <table:table-cell table:style-name="Table1.A38" office:value-type="string">
              <text:p text:style-name="P42">רעת ש"ז לבטלה</text:p>
            </table:table-cell>
            <table:table-cell table:style-name="Table1.B38" office:value-type="string">
              <text:p text:style-name="P33">17</text:p>
            </table:table-cell>
          </table:table-row>
          <table:table-row table:style-name="Table1.1">
            <table:table-cell table:style-name="Table1.A38" office:value-type="string">
              <text:p text:style-name="P42">רעת קישוי לדעת</text:p>
            </table:table-cell>
            <table:table-cell table:style-name="Table1.B38" office:value-type="string">
              <text:p text:style-name="P33">24, 27</text:p>
            </table:table-cell>
          </table:table-row>
          <table:table-row table:style-name="Table1.1">
            <table:table-cell table:style-name="Table1.A38" office:value-type="string">
              <text:p text:style-name="P42">עיכוב משיח</text:p>
            </table:table-cell>
            <table:table-cell table:style-name="Table1.B38" office:value-type="string">
              <text:p text:style-name="P33">30</text:p>
            </table:table-cell>
          </table:table-row>
          <table:table-row table:style-name="Table1.1">
            <table:table-cell table:style-name="Table1.A2" office:value-type="string">
              <text:p text:style-name="P35"><text:reference-ref text:reference-format="text" text:ref-name="משנה בב">משנה</text:reference-ref><text:s/><text:span text:style-name="T65">שניה</text:span></text:p>
            </table:table-cell>
            <table:table-cell table:style-name="Table1.B50" office:value-type="string">
              <text:p text:style-name="P34">40</text:p>
            </table:table-cell>
          </table:table-row>
          <table:table-row table:style-name="Table1.1">
            <table:table-cell table:style-name="Table1.A40" office:value-type="string">
              <text:p text:style-name="P35"/>
            </table:table-cell>
            <table:table-cell table:style-name="Table1.B50" office:value-type="string">
              <text:p text:style-name="P26"/>
            </table:table-cell>
          </table:table-row>
          <table:table-row table:style-name="Table1.1">
            <table:table-cell table:style-name="Table1.A40" office:value-type="string">
              <text:p text:style-name="P35"/>
            </table:table-cell>
            <table:table-cell table:style-name="Table1.B50" office:value-type="string">
              <text:p text:style-name="P26"/>
            </table:table-cell>
          </table:table-row>
          <table:table-row table:style-name="Table1.1">
            <table:table-cell table:style-name="Table1.A40" office:value-type="string">
              <text:p text:style-name="P35"/>
            </table:table-cell>
            <table:table-cell table:style-name="Table1.B50" office:value-type="string">
              <text:p text:style-name="P26"/>
            </table:table-cell>
          </table:table-row>
          <table:table-row table:style-name="Table1.1">
            <table:table-cell table:style-name="Table1.A40" office:value-type="string">
              <text:p text:style-name="P35"/>
            </table:table-cell>
            <table:table-cell table:style-name="Table1.B50" office:value-type="string">
              <text:p text:style-name="P26"/>
            </table:table-cell>
          </table:table-row>
          <table:table-row table:style-name="Table1.1">
            <table:table-cell table:style-name="Table1.A40" office:value-type="string">
              <text:p text:style-name="P35"/>
            </table:table-cell>
            <table:table-cell table:style-name="Table1.B50" office:value-type="string">
              <text:p text:style-name="P26"/>
            </table:table-cell>
          </table:table-row>
          <table:table-row table:style-name="Table1.1">
            <table:table-cell table:style-name="Table1.A40" office:value-type="string">
              <text:p text:style-name="P35"/>
            </table:table-cell>
            <table:table-cell table:style-name="Table1.B50" office:value-type="string">
              <text:p text:style-name="P26"/>
            </table:table-cell>
          </table:table-row>
          <table:table-row table:style-name="Table1.1">
            <table:table-cell table:style-name="Table1.A40" office:value-type="string">
              <text:p text:style-name="P35"/>
            </table:table-cell>
            <table:table-cell table:style-name="Table1.B50" office:value-type="string">
              <text:p text:style-name="P26"/>
            </table:table-cell>
          </table:table-row>
          <table:table-row table:style-name="Table1.1">
            <table:table-cell table:style-name="Table1.A40" office:value-type="string">
              <text:p text:style-name="P35"/>
            </table:table-cell>
            <table:table-cell table:style-name="Table1.B50" office:value-type="string">
              <text:p text:style-name="P26"/>
            </table:table-cell>
          </table:table-row>
          <table:table-row table:style-name="Table1.1">
            <table:table-cell table:style-name="Table1.A40" office:value-type="string">
              <text:p text:style-name="P35"/>
            </table:table-cell>
            <table:table-cell table:style-name="Table1.B50" office:value-type="string">
              <text:p text:style-name="P26"/>
            </table:table-cell>
          </table:table-row>
          <table:table-row table:style-name="Table1.1">
            <table:table-cell table:style-name="Table1.A40" office:value-type="string">
              <text:p text:style-name="P35"/>
            </table:table-cell>
            <table:table-cell table:style-name="Table1.B50" office:value-type="string">
              <text:p text:style-name="P26"/>
            </table:table-cell>
          </table:table-row>
          <table:table-row table:style-name="Table1.1">
            <table:table-cell table:style-name="Table1.A40" office:value-type="string">
              <text:p text:style-name="P35"/>
            </table:table-cell>
            <table:table-cell table:style-name="Table1.B50" office:value-type="string">
              <text:p text:style-name="P26"/>
            </table:table-cell>
          </table:table-row>
          <table:table-row table:style-name="Table1.1">
            <table:table-cell table:style-name="Table1.A40" office:value-type="string">
              <text:p text:style-name="P35"/>
            </table:table-cell>
            <table:table-cell table:style-name="Table1.B51" office:value-type="string">
              <text:p text:style-name="P26"/>
            </table:table-cell>
          </table:table-row>
        </table:table>
        <text:p text:style-name="P3"/>
        <text:list xml:id="list2321988174" text:style-name="L1">
          <text:list-header>
            <text:p text:style-name="P67"/>
            <text:p text:style-name="P68"/>
          </text:list-header>
        </text:list>
      </text:section>
      <text:section text:style-name="Sect1" text:name="Section1">
        <text:list xml:id="list180615052603964" text:continue-numbering="true" text:style-name="L1">
          <text:list-header>
            <text:p text:style-name="P69"><text:reference-mark-start text:name="משנה א"/><text:reference-mark-start text:name="פרק ראשון"/><text:s/><text:reference-mark-end text:name="פרק ראשון"/>משנה<text:reference-mark-end text:name="משנה א"/></text:p>
          </text:list-header>
          <text:list-item>
            <text:p text:style-name="P161"><text:bookmark-start text:name="__RefNumPara__155263_2412180034"/><draw:line text:anchor-type="char" draw:z-index="4" draw:name="Horizontal line 1" draw:style-name="gr13" draw:text-style-name="P162" svg:x1="-0.7394in" svg:y1="0.0846in" svg:x2="-0.2673in" svg:y2="0.085in"><text:p/></draw:line><draw:custom-shape text:anchor-type="char" draw:z-index="10" draw:name="Text Frame 1" draw:style-name="gr11" draw:text-style-name="P163" svg:width="0.7122in" svg:height="0.3677in" svg:x="6.8398in" svg:y="0.0008in"><text:p text:style-name="P55"><text:span text:style-name="T2">ב.- ג:</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משנה </text:span><text:span text:style-name="T1">אומר מחלקת (ממתי אשה שראתה מטמאה) עם שלש דעות (שמאי- מכאן; הלל- מבדיקה; רבנן- מעל”ע או מבדיקה). מוסיף דין (רק מונה מעכשיו).</text:span><text:bookmark-end text:name="__RefNumPara__155263_2412180034"/></text:p>
          </text:list-item>
          <text:list-item>
            <text:p text:style-name="P70">אומר שמי שיש לה וסת נטמאה מכאן.</text:p>
          </text:list-item>
          <text:list-item>
            <text:p text:style-name="P70">אומר שבדיקה בעדי תשמיש מהני.</text:p>
            <text:list>
              <text:list-item>
                <text:p text:style-name="P70">שואל לטעם שמאי</text:p>
                <text:list>
                  <text:list-item>
                    <text:p text:style-name="P70">העמד על חזקה</text:p>
                    <text:list>
                      <text:list-item>
                        <text:p text:style-name="P70"><draw:line text:anchor-type="char" draw:z-index="0" draw:name="Horizontal line 4" draw:style-name="gr1" draw:text-style-name="P162" svg:x1="-0.7299in" svg:y1="0.1429in" svg:x2="-0.3307in" svg:y2="0.1433in"><text:p/></draw:line>מבאר למה הלל חולק (יש ריעותא בגופה)</text:p>
                        <text:list>
                          <text:list-item>
                            <text:p text:style-name="P70">מקשה משניהם (ממה שגבי מקוה שנחסר, מטמאים בוודאי).</text:p>
                            <text:list>
                              <text:list-item>
                                <text:p text:style-name="P70">מקשה ומתרץ שלש פעמים עד שחוזר ומתרץ כצד ראשון (שם יש מה שיש לו חזקת טומאה)</text:p>
                              </text:list-item>
                            </text:list>
                          </text:list-item>
                        </text:list>
                      </text:list-item>
                      <text:list-item>
                        <text:p text:style-name="P70">מקשה לשמאי (מדין חבית, שהוא ספק רב הפעם)</text:p>
                        <text:list>
                          <text:list-item>
                            <text:p text:style-name="P70">אומר כמה שתירץ לעיל (6)</text:p>
                            <text:list>
                              <text:list-item>
                                <text:p text:style-name="P70">מקשה סתירה מברייתא של 6 ושל 8</text:p>
                                <text:list>
                                  <text:list-item>
                                    <text:p text:style-name="P70"><draw:line text:anchor-type="char" draw:z-index="1" draw:name="Horizontal line 2" draw:style-name="gr13" draw:text-style-name="P162" svg:x1="-0.6555in" svg:y1="0.2917in" svg:x2="-0.2803in" svg:y2="0.2925in"><text:p/></draw:line>אומר שמחלקת הוא (רש"א שדינו כספק, וברה"ר טהור, וברה"י, תולין; רבנן אומרים שהוא ודאי)</text:p>
                                    <text:list>
                                      <text:list-item>
                                        <text:p text:style-name="P70">מבאר סברתם (לימוד מסוטה עם שינוי (לרבנן, כאן בכל מקום ודאי כיון שיש חזקת טומאה; לר"ש ספק הוא ברה"י כיון שאין רגלים)).</text:p>
                                        <text:list>
                                          <text:list-item>
                                            <text:p text:style-name="P161"><text:span text:style-name="T1">מבאר מה שר"ש חולק על רבנן</text:span><text:span text:style-name="T1"><text:note text:id="ftn1" text:note-class="endnote"><text:note-citation>א</text:note-citation><text:note-body><text:p text:style-name="P4"><text:span text:style-name="T12">גמרא</text:span><text:span text:style-name="T16"> אומר, “אי בעית אימר לומד סוף הקדש מתחילתו.”</text:span><text:span text:style-name="T17"> </text:span><text:span text:style-name="T16">זה אינו סיבה לדין רה"י, כמה שהיה דן גמרא לעיל, אלא לדין רה"ר.</text:span><text:span text:style-name="T17"> <text:s/></text:span><text:span text:style-name="T16">נמצא שאומר פשט שני בזה.</text:span><text:span text:style-name="T17"> </text:span><text:span text:style-name="T16">צריך לומר שכבר אמר פשט אחר למה חולק על רבנן.</text:span><text:span text:style-name="T17"> </text:span><text:span text:style-name="T16">נראה שזה הקושיות שמקשה על רבנן.</text:span><text:span text:style-name="T17"> </text:span><text:span text:style-name="T16">ועיין שם.</text:span><text:span text:style-name="T17"> </text:span><text:span text:style-name="T16">ויש להעיר שאז אין בין שני הצדדים אלא אם לומדים מסוטה או מתחלתו שנלמד מסוטה.</text:span><text:span text:style-name="T17"> </text:span><text:span text:style-name="T16">מוזר למה נאמר השני.</text:span><text:span text:style-name="T17"> יל"ד.</text:span></text:p></text:note-body></text:note></text:span></text:p>
                                          </text:list-item>
                                        </text:list>
                                      </text:list-item>
                                    </text:list>
                                  </text:list-item>
                                </text:list>
                              </text:list-item>
                            </text:list>
                          </text:list-item>
                        </text:list>
                      </text:list-item>
                      <text:list-item>
                        <text:p text:style-name="P161"><text:span text:style-name="T1">מקשה עוד לשמאי</text:span><text:span text:style-name="T1"><text:note text:id="ftn2" text:note-class="endnote"><text:note-citation>ב</text:note-citation><text:note-body><text:p text:style-name="P1"><text:span text:style-name="T18">כן</text:span><text:span text:style-name="T19"> אומר רש</text:span><text:span text:style-name="T21">"</text:span><text:span text:style-name="T19">י</text:span><text:span text:style-name="T21">, </text:span><text:span text:style-name="T19">אבל לולי רש</text:span><text:span text:style-name="T21">"</text:span><text:span text:style-name="T19">י</text:span><text:span text:style-name="T21">, </text:span><text:span text:style-name="T19">היה אפשר לומר שמקשה לשניהם ושהדין שם הוא ודאי</text:span><text:span text:style-name="T21">.</text:span><text:span text:style-name="T22"> </text:span><text:span text:style-name="T19">נראה שלא מניח כן כיון שאז יסתור ברייתא שניה </text:span><text:span text:style-name="T21">(</text:span><text:span text:style-name="T19">ואין טעם חכמים מתקיים כן</text:span><text:span text:style-name="T21">, </text:span><text:span text:style-name="T19">שאין חזקת טומאה</text:span><text:span text:style-name="T21">).</text:span></text:p></text:note-body></text:note></text:span><text:span text:style-name="T1"> (שרץ שנמצא מטמא משעת בדיקה או כיבוד</text:span></text:p>
                        <text:list>
                          <text:list-item>
                            <text:p text:style-name="P70">מתרץ (שם יש שני דרכים לטמאו)</text:p>
                          </text:list-item>
                        </text:list>
                      </text:list-item>
                    </text:list>
                  </text:list-item>
                  <text:list-item>
                    <text:p text:style-name="P70">חוזר ל2 ואומר פשט אחר לשמאי (אם ראתה, היתה מרגשת)</text:p>
                    <text:list>
                      <text:list-item>
                        <text:p text:style-name="P70">אומר למה הלל חולק (חושבת שהוא מי רגלים)</text:p>
                      </text:list-item>
                      <text:list-item>
                        <text:p text:style-name="P70">מקשה לשמאי (מה אם ישנה)</text:p>
                        <text:list>
                          <text:list-item>
                            <text:p text:style-name="P70">מתרץ (נתעוררת)</text:p>
                          </text:list-item>
                        </text:list>
                      </text:list-item>
                      <text:list-item>
                        <text:p text:style-name="P70">מקשה לשמאי (מה בשוטה)</text:p>
                        <text:list>
                          <text:list-item>
                            <text:p text:style-name="P70">מתרץ (שם מודה)</text:p>
                            <text:list>
                              <text:list-item>
                                <text:p text:style-name="P70">מקשה מלשון משנה (כל נשים)</text:p>
                                <text:list>
                                  <text:list-item>
                                    <text:p text:style-name="P70">מתרץ (אומר כל פקחות)</text:p>
                                    <text:list>
                                      <text:list-item>
                                        <text:p text:style-name="P70">מקשה מלשון (יאמר נשים)</text:p>
                                        <text:list>
                                          <text:list-item>
                                            <text:p text:style-name="P70">מתרץ (בא לחלוק על ר"א)</text:p>
                                          </text:list-item>
                                        </text:list>
                                      </text:list-item>
                                    </text:list>
                                  </text:list-item>
                                </text:list>
                              </text:list-item>
                            </text:list>
                          </text:list-item>
                        </text:list>
                      </text:list-item>
                      <text:list-item>
                        <text:p text:style-name="P70">מקשה לשמאי (מדין כתמים)</text:p>
                        <text:list>
                          <text:list-item>
                            <text:p text:style-name="P70">מתרץ (שם יש דם בלי סיבה לה שמוכיח)</text:p>
                          </text:list-item>
                        </text:list>
                      </text:list-item>
                    </text:list>
                  </text:list-item>
                  <text:list-item>
                    <text:p text:style-name="P161"><text:span text:style-name="T1">חוזר ל2 ואומר פשט לשמאי (דם יוצא מיד</text:span><text:span text:style-name="T1"><text:note text:id="ftn3" text:note-class="endnote"><text:note-citation>ג</text:note-citation><text:note-body><text:p text:style-name="P1"><text:span text:style-name="T18">לא</text:span><text:span text:style-name="T19"> מבאר גמרא</text:span><text:span text:style-name="T21">, </text:span><text:span text:style-name="T19">אבל לכאורה רצה לומר שאף אי לא היתה מכרת בביאה לכותלי בית הרחם</text:span><text:span text:style-name="T21">, </text:span><text:span text:style-name="T19">היתה מכרת כיון שיצא מגופה</text:span><text:span text:style-name="T21">.</text:span></text:p></text:note-body></text:note></text:span><text:span text:style-name="T1">)</text:span></text:p>
                    <text:list>
                      <text:list-item>
                        <text:p text:style-name="P70">מבאר למה יחלוק הלל (כותלי בית רחם יעמידו)</text:p>
                      </text:list-item>
                      <text:list-item>
                        <text:p text:style-name="P70">מקשה גמרא על שמאי (מה אם משמשת במוך)</text:p>
                        <text:list>
                          <text:list-item>
                            <text:p text:style-name="P70">אביי אומר תירוץ אחד (שם מודה)</text:p>
                          </text:list-item>
                          <text:list-item>
                            <text:p text:style-name="P70">רבא אומר תירוץ אחר (מחמת זיעה מכויץ. אם הוא דחוק, מודה לאביי)</text:p>
                          </text:list-item>
                        </text:list>
                      </text:list-item>
                    </text:list>
                  </text:list-item>
                  <text:list-item>
                    <text:p text:style-name="P161"><draw:line text:anchor-type="char" draw:z-index="29" draw:name="Horizontal line 5" draw:style-name="gr1" draw:text-style-name="P162" svg:x1="-0.6429in" svg:y1="0.128in" svg:x2="-0.2783in" svg:y2="0.1287in"><text:p/></draw:line><text:span text:style-name="T1">אומר גמרא נפק"מ (בין ראשון לכלם, יש נפק"מ באם יש להק’. בין שלשי לכלם, יש דין מוך (דחוק)).</text:span><text:span text:style-name="T1"><text:note text:id="ftn4" text:note-class="endnote"><text:note-citation>ד</text:note-citation><text:note-body><text:p text:style-name="P1"><text:span text:style-name="T18">לכאורה</text:span><text:span text:style-name="T21">, </text:span><text:span text:style-name="T19">בין שני לכלם</text:span><text:span text:style-name="T21">, </text:span><text:span text:style-name="T19">יש דין שוטה</text:span><text:span text:style-name="T21">.</text:span><text:span text:style-name="T22"> </text:span><text:span text:style-name="T19">צריך ביאור למה לא מזכיר גמרא את זה</text:span><text:span text:style-name="T21">.</text:span></text:p></text:note-body></text:note></text:span></text:p>
                  </text:list-item>
                  <text:list-item>
                    <text:p text:style-name="P70">אומר רבא עוד טעם לשמאי (פו"ר)</text:p>
                  </text:list-item>
                  <text:list-item>
                    <text:p text:style-name="P70">מביא גמרא ברייתות (מביא שנים: אחד אומר שהלל הקשה לשמאי ממה שאם נמצא טמאות בזוית אחרת של קופה שהיה בה טמאות הטהרות טמאים. דוחה שמאי שכאן אין שוליים. אחד אומר ששמאי אמר להלל, “א"כ בולת מפו"ר")</text:p>
                    <text:list>
                      <text:list-item>
                        <text:p text:style-name="P70">דוחה גמרא שני הבריי’ (ראשון הוא רק מה שחשב הלל, אבל טעה. שני רק מבאר למה אין גוזרים, והוא שאף שרק מטמא טהרות, <text:s/>לבו נוקפו)</text:p>
                      </text:list-item>
                    </text:list>
                  </text:list-item>
                </text:list>
              </text:list-item>
              <text:list-item>
                <text:p text:style-name="P70">אגב בריי’, מביא גמרא מחלקת חזקיה ורבי יוחנן (אם קופה של טהורות שנמצא בו טמא אחר סילוק טהרות טהר או טמא)</text:p>
                <text:list>
                  <text:list-item>
                    <text:p text:style-name="P70">מביא ראיה (שהוא טמא, מאותו ברייתא שלעיל)</text:p>
                    <text:list>
                      <text:list-item>
                        <text:p text:style-name="P70">דוחה על ידי שינוי ציורים (שם היה שוליים. כאן יש רק אוגנים)</text:p>
                        <text:list>
                          <text:list-item>
                            <text:p text:style-name="P161"><draw:custom-shape text:anchor-type="char" draw:z-index="9" draw:name="Text Frame 2" draw:style-name="gr12" draw:text-style-name="P163" svg:width="0.7461in" svg:height="0.4287in" svg:x="6.9071in" svg:y="-0.0638in"><text:p text:style-name="P52"><text:span text:style-name="T2">ג:- ה.</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1">מביא ראיה מברייתא עם ביאור רב ינאי</text:span><text:span text:style-name="T1"><text:note text:id="ftn5" text:note-class="endnote"><text:note-citation>ה</text:note-citation><text:note-body><text:p text:style-name="P1"><text:span text:style-name="T18">היה</text:span><text:span text:style-name="T19"> אפשר לומר שלא מביא ראיה לאיזה ציור חלקו בו</text:span><text:span text:style-name="T21">, </text:span><text:span text:style-name="T19">אלא לדין</text:span><text:span text:style-name="T21">, </text:span><text:span text:style-name="T19">אבל לא נראה כן ממה שחוזר אחר כן לומר אי בעית אימא עוד</text:span><text:span text:style-name="T21">.</text:span><text:span text:style-name="T22"> </text:span><text:span text:style-name="T19">משמע שהיה דן בתירוץ לקושיית גמרא מברייתא עד אז</text:span><text:span text:style-name="T21">.</text:span></text:p></text:note-body></text:note></text:span><text:span text:style-name="T1"> (בריי’ אומר שמוצא שרץ בדלי שהגביה ממנו מים, רק מטמא אותו מים שבו מצא. אומר ר’ ינאי שאם יש אוגנים, כולם טמא)</text:span></text:p>
                            <text:list>
                              <text:list-item>
                                <text:p text:style-name="P70">מתרץ (יותר קל לשפוך מים, ולא היה שרץ יוצא)</text:p>
                              </text:list-item>
                              <text:list-item>
                                <text:p text:style-name="P70">מתרץ (לא מקפיד אדם אם משייר קצת מים)</text:p>
                              </text:list-item>
                            </text:list>
                          </text:list-item>
                        </text:list>
                      </text:list-item>
                      <text:list-item>
                        <text:p text:style-name="P70"><draw:line text:anchor-type="char" draw:z-index="2" draw:name="Horizontal line 3" draw:style-name="gr13" draw:text-style-name="P162" svg:x1="-0.6083in" svg:y1="0.0835in" svg:x2="0.0516in" svg:y2="0.0843in"><text:p/></draw:line>דוחה על ידי שינוי ציור (מטמאים באינה בדוקה; כאן בדוקה)</text:p>
                        <text:list>
                          <text:list-item>
                            <text:p text:style-name="P70">מקשה (הרי בריי’ מדמה לאשה, שנבדקת)</text:p>
                            <text:list>
                              <text:list-item>
                                <text:p text:style-name="P70">מתרץ (לא נח’ בדוקה כיון ששכיח בה שם)</text:p>
                              </text:list-item>
                            </text:list>
                          </text:list-item>
                        </text:list>
                      </text:list-item>
                      <text:list-item>
                        <text:p text:style-name="P70">דוחה על ידי שינוי ציור (מטמאים רק כשאינו מכוסה; כאן מכוסה, אלא שבתשמישו, מגלה אותו).</text:p>
                        <text:list>
                          <text:list-item>
                            <text:p text:style-name="P70">מקשה (הרי בריי’ מדמה לאשה, שמכוסה)</text:p>
                            <text:list>
                              <text:list-item>
                                <text:p text:style-name="P70">מתרץ (לא נח’ מכוסה כיון ששכיח בה שם)</text:p>
                              </text:list-item>
                            </text:list>
                          </text:list-item>
                        </text:list>
                      </text:list-item>
                      <text:list-item>
                        <text:p text:style-name="P70">דוחה על ידי שינוי ציור (מטמאים כשלא שינה מקום הקופה; חול’ כששינה מקומו. תלוי באם מחזקינן טומאה ממקום למקום)</text:p>
                        <text:list>
                          <text:list-item>
                            <text:p text:style-name="P70">מוכיח מברייתא כשיטה אחת (שבברייתא, מטמאים רבנן (ומטהר ר"מ, שחולק על זה) כיון שאומרים שהכל כזמן מציאה וכמקום מציאה)</text:p>
                            <text:list>
                              <text:list-item>
                                <text:p text:style-name="P70">דוחה (זה רק לתלות)</text:p>
                                <text:list>
                                  <text:list-item>
                                    <text:p text:style-name="P70">מקשה (מביא ברייתא שאומר שכזמן מציאה הוא לקולא)</text:p>
                                    <text:list>
                                      <text:list-item>
                                        <text:p text:style-name="P70">דוחה (זמן הוא לשרף, אבל מקום הוא לשרוף)</text:p>
                                        <text:list>
                                          <text:list-item>
                                            <text:p text:style-name="P70">מקשה (אומר בריי’ שככר על דף שעל טמא, ושוב נמצא אחריו, טהור)</text:p>
                                          </text:list-item>
                                          <text:list-item>
                                            <text:p text:style-name="P70"><draw:line text:anchor-type="char" draw:z-index="30" draw:name="Line 1" draw:style-name="gr1" draw:text-style-name="P162" svg:x1="-0.6437in" svg:y1="0.1634in" svg:x2="-0.1173in" svg:y2="0.1744in"><text:p/></draw:line>דוחה (שם תולים שאדם טהור נתנו שם; כאן אין מה לתלות עליו, שאין בן דעת שעשה כן)</text:p>
                                          </text:list-item>
                                          <text:list-item>
                                            <text:p text:style-name="P70">מקשה (למה באותו בריי’ מטהר כיון שספק ברה"י הוא)</text:p>
                                          </text:list-item>
                                          <text:list-item>
                                            <text:p text:style-name="P70">מתרץ (אין בו דעת לשאל)</text:p>
                                          </text:list-item>
                                          <text:list-item>
                                            <text:p text:style-name="P161"><text:span text:style-name="T1">מתרץ (טומאה דרבנן הוא) מביא סמך לזה מלשון בריי’.</text:span><text:span text:style-name="T1"><text:note text:id="ftn6" text:note-class="endnote"><text:note-citation>ו</text:note-citation><text:note-body><text:p text:style-name="P1"><text:span text:style-name="T27">לכאו</text:span><text:span text:style-name="T28">’, זה אף יהני לדחות ראיה מברייתא זה, אבל נראה (ויש לדון) שלא הובא לזה, והוא מפני שכבר דייק טעם ראשון לחלק, והוא שברייתא אמר טעמו בפירוש.</text:span><text:span text:style-name="T29"> </text:span><text:span text:style-name="T28">ויש לדון, שיש קושיה עליו.</text:span></text:p></text:note-body></text:note></text:span></text:p>
                                          </text:list-item>
                                        </text:list>
                                      </text:list-item>
                                    </text:list>
                                  </text:list-item>
                                </text:list>
                              </text:list-item>
                            </text:list>
                          </text:list-item>
                        </text:list>
                      </text:list-item>
                    </text:list>
                  </text:list-item>
                </text:list>
              </text:list-item>
              <text:list-item>
                <text:p text:style-name="P70">מביא ברייתא שאומר דין משנה (מאריך לבאר דעת רבנן)</text:p>
                <text:list>
                  <text:list-item>
                    <text:p text:style-name="P70">מק’ (דין פקידה ממעטת)</text:p>
                    <text:list>
                      <text:list-item>
                        <text:p text:style-name="P70">דוחה (נאמר אגב)</text:p>
                      </text:list-item>
                    </text:list>
                  </text:list-item>
                </text:list>
              </text:list-item>
              <text:list-item>
                <text:p text:style-name="P70">שואל לטעם רבנן</text:p>
                <text:list>
                  <text:list-item>
                    <text:p text:style-name="P70">(אומר טעם (אשה מרגשת), מקשה עליו, ומסיק שנאמר רק לחדד)</text:p>
                  </text:list-item>
                  <text:list-item>
                    <text:p text:style-name="P70">גזרו כדי שתבדוק (אז, הוסיפו עונה)</text:p>
                    <text:list>
                      <text:list-item>
                        <text:p text:style-name="P70">מקשה (אינו לעולם עונה, שלפעמים יהיה שלש עונות)</text:p>
                        <text:list>
                          <text:list-item>
                            <text:p text:style-name="P70">לא פלגו</text:p>
                          </text:list-item>
                          <text:list-item>
                            <text:p text:style-name="P70">אין חוטא נשכר</text:p>
                            <text:list>
                              <text:list-item>
                                <text:p text:style-name="P70">אומר נפק"מ (אם נאנסה)</text:p>
                              </text:list-item>
                            </text:list>
                          </text:list-item>
                        </text:list>
                      </text:list-item>
                    </text:list>
                  </text:list-item>
                </text:list>
              </text:list-item>
              <text:list-item>
                <text:p text:style-name="P70">מוכיח גמרא שמשנה תנא מיוחד (הוא ר"ד שסובר שמי שיש לה ווסת דיה שעתה)</text:p>
                <text:list>
                  <text:list-item>
                    <text:p text:style-name="P70">דוחה בחילוק ציור (שם הוא שלא בשעת ווסתה, כאן הוא בשעת ווסתה)</text:p>
                  </text:list-item>
                </text:list>
              </text:list-item>
              <text:list-item>
                <text:p text:style-name="P70"><draw:line text:anchor-type="char" draw:z-index="3" draw:name="Horizontal line 6" draw:style-name="gr13" draw:text-style-name="P162" svg:x1="-0.622in" svg:y1="0.1083in" svg:x2="-0.172in" svg:y2="0.1087in"><text:p/></draw:line>מביא בריי’ ומוכיח שהוא רבנן (שאומר שכתמה מטמאה מעל"ע כיון שראייתה מטמאה מעל"ע)</text:p>
                <text:list>
                  <text:list-item>
                    <text:p text:style-name="P70">דוחה בחילוק ציור (שם הוא שלא בשעת ווסתה, במשנה של ר"ד הוא בשעת ווסתה)</text:p>
                    <text:list>
                      <text:list-item>
                        <text:p text:style-name="P70">מקשה גמרא סתירה (דיחוי של ברייתא נגד דיחוי של משנה)</text:p>
                        <text:list>
                          <text:list-item>
                            <text:p text:style-name="P70">מתרץ (מניחים לחומרא)</text:p>
                          </text:list-item>
                        </text:list>
                      </text:list-item>
                    </text:list>
                  </text:list-item>
                  <text:list-item>
                    <text:p text:style-name="P70">מדייק מבריי’ שרק באותו הציור (בעלת וסת) הדין כן (אבל בשאר שלא שלא מטמאים מעל"ע, אין כתמם מטמא מעל"ע). אז, מוקים אותו כתנא (רחב"א)</text:p>
                    <text:list>
                      <text:list-item>
                        <text:p text:style-name="P70">מקשה (שרחב"א לא סובר שיש שום כתם למי שאינה מטמא מעל"ע, שחולק על ת”ק המטמא כתמיהם לומר שאין להם כתם)</text:p>
                        <text:list>
                          <text:list-item>
                            <text:p text:style-name="P70">דוחה (שר"ל שאין לה כתם למפרע)</text:p>
                            <text:list>
                              <text:list-item>
                                <text:p text:style-name="P70">מקשה (שאז צ"ל שת"ק סובר שמטמא מעל"ע)</text:p>
                                <text:list>
                                  <text:list-item>
                                    <text:p text:style-name="P70">מתרץ (אין הכי נמי, ר"מ הוא וסובר כן)</text:p>
                                    <text:list>
                                      <text:list-item>
                                        <text:p text:style-name="P70">מביא ברייתא (שאומר כן. גם מוסיף שתחלת זמן ראייה הוא ימי נערות)</text:p>
                                      </text:list-item>
                                    </text:list>
                                  </text:list-item>
                                </text:list>
                              </text:list-item>
                            </text:list>
                          </text:list-item>
                        </text:list>
                      </text:list-item>
                    </text:list>
                  </text:list-item>
                </text:list>
              </text:list-item>
              <text:list-item>
                <text:p text:style-name="P70">מגדר דין משנה (אומר שבדיקה בעד לפני תשמיש לא מהני, כיון שממהרת כדי לשמש)</text:p>
                <text:list>
                  <text:list-item>
                    <text:p text:style-name="P161"><text:span text:style-name="T1">מקשה מלשון משנה (שאומר שבדיקת </text:span><text:span text:style-name="T6">עדים</text:span><text:span text:style-name="T9">מהני, שמשמע שקאי עד שלפני תשמש ולאחריו)</text:span></text:p>
                    <text:list>
                      <text:list-item>
                        <text:p text:style-name="P71">מתרץ (לשון רבין כולל שנים שלאחר בדיקה (חד לו וחד לה) </text:p>
                        <text:list>
                          <text:list-item>
                            <text:p text:style-name="P71"><draw:custom-shape text:anchor-type="char" draw:z-index="28" draw:name="Text Frame 3" draw:style-name="gr2" draw:text-style-name="P163" svg:width="0.7087in" svg:height="0.4795in" svg:x="6.948in" svg:y="0.0209in"><text:p text:style-name="P52"><text:span text:style-name="T3">ה.- </text:span><text:span text:style-name="T4">ו:</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מק’ (שפשוט שיהני)</text:p>
                            <text:list>
                              <text:list-item>
                                <text:p text:style-name="P71">מת’ (שמחדש שלא חוששים שש"ז כסהו)</text:p>
                              </text:list-item>
                            </text:list>
                          </text:list-item>
                        </text:list>
                      </text:list-item>
                      <text:list-item>
                        <text:p text:style-name="P71">מתרץ (לשון רבים כולל בדיקה שלפניו, אבל לא אומר שמהני, אלא שצריך לעשותו)</text:p>
                      </text:list-item>
                    </text:list>
                  </text:list-item>
                </text:list>
              </text:list-item>
              <text:list-item>
                <text:p text:style-name="P71"><draw:line text:anchor-type="char" draw:z-index="5" draw:name="Horizontal line 7" draw:style-name="gr1" draw:text-style-name="P162" svg:x1="-0.6437in" svg:y1="0.0965in" svg:x2="-0.2382in" svg:y2="0.0972in"><text:p/></draw:line>מקשה גמ’ למה על לשון משנה (מה שאומר שפקידה ממעט לרבנן הוא פשוט)</text:p>
                <text:list>
                  <text:list-item>
                    <text:p text:style-name="P71">מתרץ (מחדש שאף שלא גורם הצלת כ"כ <text:s/>טהרות, לא מטמאים)</text:p>
                  </text:list-item>
                </text:list>
              </text:list-item>
              <text:list-item>
                <text:p text:style-name="P70">מקשה גמרא על לשון משנה (למה אומר שהיתה יושבת על מטה ועוסקת בקדשים)</text:p>
                <text:list>
                  <text:list-item>
                    <text:p text:style-name="P70">מתרץ (מחדש שמטמא מטה)</text:p>
                    <text:list>
                      <text:list-item>
                        <text:p text:style-name="P161"><text:span text:style-name="T1">מביא סיוע (זה מסייע לזעירי שאמר שעושה משכב לטמא אדם עם בגדים</text:span><text:span text:style-name="T1"><text:note text:id="ftn7" text:note-class="endnote"><text:note-citation>ז</text:note-citation><text:note-body><text:p text:style-name="P1"><text:span text:style-name="T24">לכאורה</text:span><text:span text:style-name="T25">, זה רק סיוע למה שמטמא במשכב, אבל לא שמטמא אדם עם בגדים</text:span><text:span text:style-name="T16">.</text:span></text:p></text:note-body></text:note></text:span><text:span text:style-name="T1">)</text:span></text:p>
                        <text:list>
                          <text:list-item>
                            <text:p text:style-name="P70">מקשה גמ’ על אותו דין (למה אין מטהרים כיון שאין במטה דעת לשאול)</text:p>
                            <text:list>
                              <text:list-item>
                                <text:p text:style-name="P70">מתרץ (מיירי כשחברותי)ה נושאות אותה, שיש להם דעת לשאול)</text:p>
                              </text:list-item>
                              <text:list-item>
                                <text:p text:style-name="P70">מתרץ (ר"י אמר שאם ספק בא ע"י אדם (כמו משכבה כאן), מטמא)</text:p>
                              </text:list-item>
                            </text:list>
                          </text:list-item>
                        </text:list>
                      </text:list-item>
                    </text:list>
                  </text:list-item>
                </text:list>
              </text:list-item>
              <text:list-item>
                <text:p text:style-name="P161"><text:span text:style-name="T1">מז’</text:span><text:span text:style-name="T1"><text:note text:id="ftn8" text:note-class="endnote"><text:note-citation>ח</text:note-citation><text:note-body><text:p text:style-name="P1"><text:span text:style-name="T24">כשאני</text:span><text:span text:style-name="T25"> כותב לשון זה, כוונתי לומר שגמרא אומר, “גופא… "</text:span></text:p></text:note-body></text:note></text:span><text:span text:style-name="T1"> דין של ר"י שנז’ בדיבור לעיל.</text:span></text:p>
                <text:list>
                  <text:list-item>
                    <text:p text:style-name="P70">מקשה (מברייתא שאומר שמי שלא יודע אם על ידי לבישת טלית גרם טומאה, רבנן אומרים שלעולם טהור הוא בלי הכרח שנגע ורשב"ג אומר ששונים)</text:p>
                    <text:list>
                      <text:list-item>
                        <text:p text:style-name="P70">מתרץ (שם רק אומר דין רה"ר)</text:p>
                      </text:list-item>
                    </text:list>
                  </text:list-item>
                </text:list>
              </text:list-item>
              <text:list-item>
                <text:p text:style-name="P70">מז’ דין זעירי הנז’ לעיל</text:p>
                <text:list>
                  <text:list-item>
                    <text:p text:style-name="P70">מקשה (מברייתא שאומר שמשכבה כמגעה)</text:p>
                    <text:list>
                      <text:list-item>
                        <text:p text:style-name="P70">דוחה הקושיא בקשיא על המקשן (הק’ רבא מקו"ח (מכלי חרס שמוקף צמ"פ) שצ"ל שמטמא)</text:p>
                        <text:list>
                          <text:list-item>
                            <text:p text:style-name="P70"><draw:line text:anchor-type="char" draw:z-index="6" draw:name="Horizontal line 8" draw:style-name="gr13" draw:text-style-name="P162" svg:x1="-0.6661in" svg:y1="0.1535in" svg:x2="-0.1945in" svg:y2="0.1543in"><text:p/></draw:line>מתרץ (ברייתא אומר שמשכב מטמא כמו שתטמא אם נגעה)</text:p>
                            <text:list>
                              <text:list-item>
                                <text:p text:style-name="P70">מביא סמך (אומר בריי’ שהרואה מטמאה מעל"ע לתלות מעל"ע לכל"ח עם צמ"פ ולמשכב לטמא אדם ובגדים, אבל לא מטמא בעל (ר"ע חולק ע"ז) ואינה מקולקלת למנינה (שמונה מאותו יום). אם רואה כתם, אף מטמאה את בועלה ומקול’)</text:p>
                                <text:list>
                                  <text:list-item>
                                    <text:p text:style-name="P70">מק’ גמ’ (אם רבא ידע בריי, יק’ מבריי’; אם לא, איך ידע דין צמ"פ)</text:p>
                                    <text:list>
                                      <text:list-item>
                                        <text:p text:style-name="P70">מת’ (ידע, וידע לדחות רק אומר שמטמא אדם ומטמא בגדים כשנוגע שניהם)</text:p>
                                      </text:list-item>
                                    </text:list>
                                  </text:list-item>
                                </text:list>
                              </text:list-item>
                            </text:list>
                          </text:list-item>
                        </text:list>
                      </text:list-item>
                    </text:list>
                  </text:list-item>
                </text:list>
              </text:list-item>
              <text:list-item>
                <text:p text:style-name="P161"><text:span text:style-name="T1">מגדיר דין משנה (ר"ה אומר שלרבנן</text:span><text:span text:style-name="T1"><text:note text:id="ftn9" text:note-class="endnote"><text:note-citation>ט</text:note-citation><text:note-body><text:p text:style-name="P1"><text:span text:style-name="T24">גמרא</text:span><text:span text:style-name="T25"> אומר כן לרבנן.</text:span><text:span text:style-name="T26"> </text:span><text:span text:style-name="T25">יש לדון אם יהיה כן להלל, שואלי רק לרבנן הוא כן, שלרבנן הוא רק גזירה.</text:span></text:p></text:note-body></text:note></text:span><text:span text:style-name="T1"> רק מטמא קדשים, ולא תרומה)</text:span></text:p>
                <text:list>
                  <text:list-item>
                    <text:p text:style-name="P70">מקשה (היה לו לשנותו גבי מעלות קדש)</text:p>
                    <text:list>
                      <text:list-item>
                        <text:p text:style-name="P70">מתרץ (לית ליה דררא דטומאה)</text:p>
                      </text:list-item>
                    </text:list>
                  </text:list-item>
                  <text:list-item>
                    <text:p text:style-name="P70">מקשה (אומר שמטמא אוכלין ומשקין)</text:p>
                    <text:list>
                      <text:list-item>
                        <text:p text:style-name="P70">מתרץ (מיירי בשל קדש)</text:p>
                      </text:list-item>
                    </text:list>
                  </text:list-item>
                  <text:list-item>
                    <text:p text:style-name="P70">מקשה (ר’ יהודה אומר שבודקת לאחר שאכלה תרומה. צ"ל כדי לדעת אם לתלות שאר)</text:p>
                    <text:list>
                      <text:list-item>
                        <text:p text:style-name="P70">מתרץ (הוא כדי לשרוף מה שעדיין על גופה בשעת וסת)</text:p>
                      </text:list-item>
                    </text:list>
                  </text:list-item>
                  <text:list-item>
                    <text:p text:style-name="P70"><draw:line text:anchor-type="char" draw:z-index="7" draw:name="Horizontal line 9" draw:style-name="gr1" draw:text-style-name="P162" svg:x1="-0.698in" svg:y1="0.1035in" svg:x2="-0.2378in" svg:y2="0.1043in"><text:p/></draw:line>מקשה (עשה רבי מעשה כר"א, וכיון שהכיר שחולקיו רבים, אמר שכדי ר"א לסמוך עלי בשעה"דו. לא היה קדש בימי רבי)</text:p>
                    <text:list>
                      <text:list-item>
                        <text:p text:style-name="P70">מתרץ (היה לאוכלי חולין בק’ טהרות (חבריא מדכן))</text:p>
                      </text:list-item>
                    </text:list>
                  </text:list-item>
                  <text:list-item>
                    <text:p text:style-name="P70">מקשה (שפחת ר"ג בדקה בין כל חלת תרומה, ואז, כשמצאה טמא ושאלה לר"ג, רק טמא האחרון)</text:p>
                    <text:list>
                      <text:list-item>
                        <text:p text:style-name="P70">מתרץ (מיירי בתרומת לחמי תודה)</text:p>
                        <text:list>
                          <text:list-item>
                            <text:p text:style-name="P70">מקשה (למה היתה אופה אותם)</text:p>
                            <text:list>
                              <text:list-item>
                                <text:p text:style-name="P70">מתרץ (הפרישו מן העיסה)</text:p>
                                <text:list>
                                  <text:list-item>
                                    <text:p text:style-name="P161"><text:span text:style-name="T1">מביא ראיה</text:span><text:span text:style-name="T1"><text:note text:id="ftn10" text:note-class="endnote"><text:note-citation>י</text:note-citation><text:note-body><text:p text:style-name="P1"><text:span text:style-name="T18">אינו</text:span><text:span text:style-name="T19"> ראיה ממש</text:span><text:span text:style-name="T21">, </text:span><text:span text:style-name="T19">אלא הוא מאמר אחר שמבואר על ידי אותו כלל</text:span><text:span text:style-name="T21">.</text:span><text:span text:style-name="T22"> </text:span><text:span text:style-name="T19">לכאורה</text:span><text:span text:style-name="T21">, </text:span><text:span text:style-name="T19">גמרא מביאו לראיה</text:span><text:span text:style-name="T21">; </text:span><text:span text:style-name="T19">אין לשונו משמע שרק מביאו אגב אותו מאמר</text:span><text:span text:style-name="T21">, </text:span><text:span text:style-name="T19">ואז צריך להיות שמביאו לראיה לכאן</text:span><text:span text:style-name="T21">.</text:span></text:p></text:note-body></text:note></text:span><text:span text:style-name="T1"> (ממה שאמר ר"ט שיכול לעשות ארבע חלות תודה. כיון שאין תרומה מפרס (דכ’, “אחד”, צ"ל שהפ’ מעיסה)</text:span></text:p>
                                  </text:list-item>
                                </text:list>
                              </text:list-item>
                            </text:list>
                          </text:list-item>
                        </text:list>
                      </text:list-item>
                    </text:list>
                  </text:list-item>
                  <text:list-item>
                    <text:p text:style-name="P70">מקשה (שפחת ר"ג בדקה בין כל חבית יין. ואז, כשנמצאה טמאה שואלה לר"ג, רק טמא אחרון. ממה שהוצרכה לשאול, ולא ידעה ממשעה שלעיל (115), צ"ל שחד בתרומה, וחד בקדש</text:p>
                    <text:list>
                      <text:list-item>
                        <text:p text:style-name="P70">מתרץ (שני שפחות היו)</text:p>
                      </text:list-item>
                    </text:list>
                  </text:list-item>
                </text:list>
              </text:list-item>
              <text:list-item>
                <text:p text:style-name="P70">אומר לשון אחר (שמהפך דין ר"ה לומר שהוא אף בתרומה)</text:p>
                <text:list>
                  <text:list-item>
                    <text:p text:style-name="P70">מק’ (מבריי’ שאומר שהוא רק לקדש)</text:p>
                    <text:list>
                      <text:list-item>
                        <text:p text:style-name="P70">מת’ (זה אומר שבחולין הוא רק בנעשין על ק’ קדש)</text:p>
                      </text:list-item>
                    </text:list>
                  </text:list-item>
                </text:list>
              </text:list-item>
              <text:list-item>
                <text:p text:style-name="P70"><draw:frame text:anchor-type="paragraph" draw:z-index="23" draw:name="Text Frame 4" draw:style-name="gr7" draw:text-style-name="P166" svg:width="0.626in" svg:height="0.4303in" svg:x="6.9453in" svg:y="0.0874in"><draw:text-box><text:p text:style-name="P164"><text:span text:style-name="T70">ז.- ח.</text:span></text:p></draw:text-box></draw:frame><draw:line text:anchor-type="char" draw:z-index="8" draw:name="Horizontal line 10" draw:style-name="gr13" draw:text-style-name="P162" svg:x1="-0.7098in" svg:y1="0.302in" svg:x2="-0.1835in" svg:y2="0.3024in"><text:p/></draw:line><text:soft-page-break/>כיון <text:span text:style-name="T56">ש</text:span>יהיה שייך ל124, מביא משנה (אומר שיכול אדם לטמא בידים ספק חלה רק אם אינו טבול לחלה. אומר גם כן שיש ספקות שהם רק לחלה (או חולין הטבולין לו, כמו כאן), ולא לחולין)</text:p>
                <text:list>
                  <text:list-item>
                    <text:p text:style-name="P70">מבאר (רבא ואב’ אומ’ ששני שבילים מטמא בכל, אבל כאן אף משא כבד שנושא עם זב הוא ספק)</text:p>
                  </text:list-item>
                  <text:list-item>
                    <text:p text:style-name="P70">מקשה (משנה אומר שחולין הטבולים לחלה כחלה, אב שי בריי’ שאומר שטבו"י מניחה חולין בסל וקורא שם)</text:p>
                    <text:list>
                      <text:list-item>
                        <text:p text:style-name="P70">מת’ (רק מטמא טבולים אם ודאה מטמא חולין גמור)</text:p>
                        <text:list>
                          <text:list-item>
                            <text:p text:style-name="P161"><text:span text:style-name="T1">מק’ (חולין טבולים לחלה ה"ה כחולין הנעשה בק’ ותרומה</text:span><text:span text:style-name="T1"><text:note text:id="ftn11" text:note-class="endnote"><text:note-citation>יא</text:note-citation><text:note-body><text:p text:style-name="P1"><text:span text:style-name="T24">שהוא</text:span><text:span text:style-name="T25"> כחולין הטבולים לחלה, ואין חילוק בין חלה לתרומה בזה.</text:span></text:p></text:note-body></text:note></text:span><text:span text:style-name="T1">. בעל"ע מטמא חולין בודאה)</text:span></text:p>
                            <text:list>
                              <text:list-item>
                                <text:p text:style-name="P70">מתרץ (שאני חולין הנעשים בק’ כיון שאין בהם שום תרומה)</text:p>
                              </text:list-item>
                              <text:list-item>
                                <text:p text:style-name="P161"><text:span text:style-name="T1">מת’ (שאני מעל"ע, שכולול מדרבנן</text:span><text:span text:style-name="T1"><text:note text:id="ftn12" text:note-class="endnote"><text:note-citation>יב</text:note-citation><text:note-body><text:p text:style-name="P1"><text:span text:style-name="T18">רצה</text:span><text:span text:style-name="T19"> לומר</text:span><text:span text:style-name="T21">, </text:span><text:span text:style-name="T19">לא היה טמא לולי גזירה</text:span><text:span text:style-name="T21">, </text:span><text:span text:style-name="T19">שאינו ספק בטומאה דאורייתא עכ</text:span><text:span text:style-name="T21">"</text:span><text:span text:style-name="T19">כ שיהיה טמא מספק</text:span><text:span text:style-name="T21">, </text:span><text:span text:style-name="T19">אלא שגזרו בו רבנן לטמא אותו</text:span><text:span text:style-name="T21">. </text:span></text:p></text:note-body></text:note></text:span></text:p>
                              </text:list-item>
                            </text:list>
                          </text:list-item>
                        </text:list>
                      </text:list-item>
                    </text:list>
                  </text:list-item>
                </text:list>
              </text:list-item>
            </text:list>
          </text:list-item>
        </text:list>
        <text:p text:style-name="P45"/>
        <text:p text:style-name="P44"><text:reference-mark-start text:name="משנה ב"/>משנה<text:reference-mark-end text:name="משנה ב"/></text:p>
        <text:list xml:id="list180615665171702" text:continue-numbering="true" text:style-name="L1">
          <text:list-item>
            <text:p text:style-name="P161"><draw:line text:anchor-type="paragraph" draw:z-index="11" draw:name="Horizontal line 11" draw:style-name="gr10" draw:text-style-name="P167" svg:x1="-0.6846in" svg:y1="0.498in" svg:x2="-0.1894in" svg:y2="0.498in"><text:p/></draw:line><text:span text:style-name="T10">משנה</text:span><text:span text:style-name="T11"> מגדיר משנה ראשונה (אומר ר"א ארבע (</text:span><text:span text:style-name="T10">בתולה</text:span><text:span text:style-name="T11"> </text:span><text:span text:style-name="T7">(מי שלא ראתה דם</text:span><text:span text:style-name="T11">), </text:span><text:span text:style-name="T10">מעוברת</text:span><text:span text:style-name="T7"> (משיוודע עוברה. חול’ ר”י ות”ק אם אף צ’ ששהתה ג עונות</text:span><text:span text:style-name="T7"><text:note text:id="ftn13" text:note-class="endnote"><text:note-citation>יג</text:note-citation><text:note-body><text:p text:style-name="P1"><text:span text:style-name="T18">אין</text:span><text:span text:style-name="T19"> הוכחה שחולקים</text:span><text:span text:style-name="T21">, </text:span><text:span text:style-name="T19">שאולי רבי יוסי רק מפרש</text:span><text:span text:style-name="T21">. </text:span><text:span text:style-name="T19">ויש לדון</text:span><text:span text:style-name="T21">. </text:span><text:span text:style-name="T19">ולא נראה כן ממה שרק גבי זקנה באר מה שצריכה לשהות</text:span><text:span text:style-name="T21">. </text:span><text:span text:style-name="T19">ויש לדון</text:span><text:span text:style-name="T21">.</text:span></text:p></text:note-body></text:note></text:span><text:span text:style-name="T7"> או לא.),</text:span><text:span text:style-name="T11"> </text:span><text:span text:style-name="T10">מניקה</text:span><text:span text:style-name="T11"> </text:span><text:span text:style-name="T7">(עד שתגמל את בנה. חול’ ר”מ ורבנן אם תלוי ביניקה או בזמן יניקה. חול’ ר”י ות”ק כמו במעוברת)</text:span><text:span text:style-name="T11">, </text:span><text:span text:style-name="T10">זקינה</text:span><text:span text:style-name="T7"> (כל שעברה עליה שלש עונות סמוך לזקנתה) י</text:span><text:span text:style-name="T11">וצאים מן הכלל. ר"י מודה רק לראשון. רבי אלעזר אומר עוד יוצא (כל ששהתה שלש עונות (אז, זקנה בכלל זה).)</text:span></text:p>
          </text:list-item>
          <text:list-item>
            <text:p text:style-name="P90">מגדיר (עד כמה דיה שעתה (רק בראשון, אא"כ היה אונס))</text:p>
            <text:list>
              <text:list-item>
                <text:p text:style-name="P90">אומר בר’ טענת ר"א לר"י. מז’ שכשמת ר"א, פסקו כמותו.</text:p>
                <text:list>
                  <text:list-item>
                    <text:p text:style-name="P90">מבאר הספק (רצו לפסוק כמותו. חשו שאז יפסקו כמותו בד"א, ולא יוכלו למחות מח’ כבודו, עד שמת)</text:p>
                  </text:list-item>
                </text:list>
              </text:list-item>
              <text:list-item>
                <text:p text:style-name="P161"><text:span text:style-name="T11">כולל שמואל ארבע מקומות שהל’ כר"א (</text:span><text:span text:style-name="T10">כאן</text:span><text:span text:style-name="T11">, </text:span><text:span text:style-name="T10">המקשה </text:span><text:span text:style-name="T7">(זבה מטמאה רק בלי אונס לידה. כדי כן, צריך לשפות בין ראייה לנדה. רא”א ששיפוי צ”ל מעל”ע.</text:span><text:span text:style-name="T11">, </text:span><text:span text:style-name="T10">זבה </text:span><text:span text:style-name="T7">(זבה צ’ לישב שבעה נקיים. אם בדקה לטהרה בראשון ובשביעי, ר”י אומר שאותם ימים עלו, רע”א שלא כלום עלה, ורא”א שכלם עלו), </text:span><text:span text:style-name="T9">ו</text:span><text:span text:style-name="T10">אחורי</text:span><text:span text:style-name="T11"> </text:span><text:span text:style-name="T10">טמאי</text:span><text:span text:style-name="T11"> </text:span><text:span text:style-name="T10">משקין </text:span><text:span text:style-name="T7">(מדרבנן</text:span><text:span text:style-name="T7"><text:note text:id="ftn14" text:note-class="endnote"><text:note-citation>יד</text:note-citation><text:note-body><text:p text:style-name="P1"><text:span text:style-name="T24">הנחתי</text:span><text:span text:style-name="T25"> שלכולי עלמא כאן טומאת משקים דרבנן, ורק חלקו במה גזרו. ויש לדון. ועיין בפסחים (סופ,”ק מביא תנאי אם הוא מדרבנן או מדאו’. וצלע"ש.</text:span></text:p></text:note-body></text:note></text:span><text:span text:style-name="T7">, אם נגעו משקים טמאים בכלי, מטמאים. אם נגעו בתוכו, כולו טמא לטמא אוכלים ומשקים</text:span><text:span text:style-name="T7"><text:note text:id="ftn15" text:note-class="endnote"><text:note-citation>טו</text:note-citation><text:note-body><text:p text:style-name="P1"><text:span text:style-name="T24">מטמאים</text:span><text:span text:style-name="T25"> משקים ופוסלים אוכלים. רא"א שאף מטמאים משקין של חולין. כן מבואר מקו"ח של ר"י (אם לא נאמר שרק אומר, “לטעמיך…" ותו"ת</text:span></text:p></text:note-body></text:note></text:span><text:span text:style-name="T7"><text:note text:id="ftn16" text:note-class="endnote"><text:note-citation>טז</text:note-citation><text:note-body><text:p text:style-name="P1"><text:span text:style-name="T24">כן</text:span><text:span text:style-name="T25"> משמע ממה שאומר גמרא שנקט אחוריו כיון שהוא יותר קל; וכן פרש"י. היה אפשר לפרש (ואולי קצת משמע כן ממה שלא אומר, “שם מודה כיון… " (ויל"ד, בי"כ ובי"כ חסר)) שאומר שנקט אותו ציור כיון שיש יותר חיודש לר"י. וא"ת כוח של היתר עדיף. ועיין ברש"י בראש ביצה בביאור למה כן. ויש לדון איזה יותר מחודש כאן. ועיין ברשב"ם (פרק ערבי פסחים) שסובר (עיין בשיח שי) שלא לכן נוקטים המיקל. א"כ, א"א לומר כן לו.</text:span></text:p></text:note-body></text:note></text:span><text:span text:style-name="T7">. אם נגעו באחריו, רק אחוריו (ולא תוכו וכדו’) מטמאים. מטמאים משקים, וחו’ל ר"י ור"’ אם פוסלים אוכלים</text:span><text:span text:style-name="T7"><text:note text:id="ftn17" text:note-class="footnote"><text:note-citation>1</text:note-citation><text:note-body><text:p text:style-name="P2"><text:span text:style-name="T30">טעם של ר"י הוא קו"ח מטבו"י.</text:span> <text:span text:style-name="T30">רא"ח כיון שאין לומ’ דרבנן מדאו’.</text:span></text:p></text:note-body></text:note></text:span><text:span text:style-name="T7">.</text:span><text:span text:style-name="T11">)</text:span></text:p>
                <text:list>
                  <text:list-item>
                    <text:p text:style-name="P90">מקשה (כבר אומר משניות אלו שהל’ כר"א)</text:p>
                    <text:list>
                      <text:list-item>
                        <text:p text:style-name="P90">מת’ (לא אומר כן ברביעי)</text:p>
                        <text:list>
                          <text:list-item>
                            <text:p text:style-name="P90">מק’ (א"כ, יאמר דינו רק שם)</text:p>
                          </text:list-item>
                        </text:list>
                      </text:list-item>
                      <text:list-item>
                        <text:p text:style-name="P90">מת’ ת’ אחר(אין הל’ כהל’ שבמשנה)</text:p>
                      </text:list-item>
                    </text:list>
                  </text:list-item>
                  <text:list-item>
                    <text:p text:style-name="P90"><draw:line text:anchor-type="paragraph" draw:z-index="12" draw:name="Line 2" draw:style-name="gr8" draw:text-style-name="P167" svg:x1="-0.5807in" svg:y1="0.1264in" svg:x2="-0.1772in" svg:y2="0.1398in"><text:p/></draw:line>מק’ (מצינו שהל’ כר"א אף במש"א שאשה קטנה אחות יבמתו תמאן כדי שייבם)</text:p>
                    <text:list>
                      <text:list-item>
                        <text:p text:style-name="P90">מת’ (רק מז’ אלו שבטהרות)</text:p>
                        <text:list>
                          <text:list-item>
                            <text:p text:style-name="P90">מביא ראיה (אמר שהל’ כר"א שסל מצרף לחלה)</text:p>
                            <text:list>
                              <text:list-item>
                                <text:p text:style-name="P90">מק’ גמ’ (למה שני ראיה יותר מראשון)</text:p>
                                <text:list>
                                  <text:list-item>
                                    <text:p text:style-name="P90">מתרץ (שהיה אפשר לדחות ראשון לומר ששאני כיון שרבי אלעזר סובר כן.</text:p>
                                    <text:list>
                                      <text:list-item>
                                        <text:p text:style-name="P90">מק’ גמ’ שלא לא סובר כן תנא אחר (אמר כן בציור חלוק)</text:p>
                                        <text:list>
                                          <text:list-item>
                                            <text:p text:style-name="P161"><text:span text:style-name="T11">מת’ (תנא אחר (ריב"ב) סובר כן</text:span><text:span text:style-name="T11"><text:note text:id="ftn18" text:note-class="footnote"><text:note-citation>2</text:note-citation><text:note-body><text:p text:style-name="P5"><text:span text:style-name="T23"><text:s text:c="4"/></text:span><text:span text:style-name="T20">שהעיד על חמש דברים</text:span><text:span text:style-name="T23">:</text:span></text:p><text:list xml:id="list1772240238" text:style-name="WWNum2"><text:list-item><text:p text:style-name="P57"><text:span text:style-name="T20">ממאנים את הקטנות </text:span><text:span text:style-name="T23">(</text:span><text:span text:style-name="T20">כרבי אליעזר</text:span><text:span text:style-name="T23">. </text:span><text:span text:style-name="T20">וא”ת רצה לומר כרבי אלעזר</text:span><text:span text:style-name="T23">, </text:span><text:span text:style-name="T20">קשה למה אמר קטנות </text:span><text:span text:style-name="T23">(</text:span><text:span text:style-name="T20">בלשון רבים</text:span><text:span text:style-name="T23">, </text:span><text:span text:style-name="T20">ולא בלשון יחיד כמו שאמר אשה</text:span><text:span text:style-name="T23">))</text:span></text:p></text:list-item><text:list-item><text:p text:style-name="P57"><text:span text:style-name="T20">משיאים ע</text:span><text:span text:style-name="T23">"</text:span><text:span text:style-name="T20">פ עד אחד</text:span><text:span text:style-name="T23">.</text:span></text:p></text:list-item><text:list-item><text:p text:style-name="P58">סוקלין תרנגול שהמית</text:p></text:list-item><text:list-item><text:p text:style-name="P58">יין בן מ’ יום נתנסך</text:p></text:list-item><text:list-item><text:p text:style-name="P57"><text:span text:style-name="T20">תמיד קרב עד ד’ שעות</text:span><text:span text:style-name="T23">.</text:span></text:p></text:list-item></text:list></text:note-body></text:note></text:span><text:span text:style-name="T11">)</text:span></text:p>
                                          </text:list-item>
                                        </text:list>
                                      </text:list-item>
                                    </text:list>
                                  </text:list-item>
                                </text:list>
                              </text:list-item>
                            </text:list>
                          </text:list-item>
                        </text:list>
                      </text:list-item>
                    </text:list>
                  </text:list-item>
                </text:list>
              </text:list-item>
              <text:list-item>
                <text:p text:style-name="P90">כולל ר"א אותם ארבע מקומות לאותו כלל</text:p>
                <text:list>
                  <text:list-item>
                    <text:p text:style-name="P90">מק’ כמו שהק’ על שמואל (10)</text:p>
                    <text:list>
                      <text:list-item>
                        <text:p text:style-name="P90">מת’ (כמש"ת שם)</text:p>
                        <text:list>
                          <text:list-item>
                            <text:p text:style-name="P161"><draw:frame text:anchor-type="paragraph" draw:z-index="24" draw:name="Text Frame 5" draw:style-name="gr6" draw:text-style-name="P166" svg:width="0.6776in" svg:height="0.365in" svg:x="6.9327in" svg:y="0.0098in"><draw:text-box><text:p text:style-name="P164"><text:span text:style-name="T70">ח.- ט.</text:span></text:p></draw:text-box></draw:frame><text:soft-page-break/><text:span text:style-name="T11">מק’ שא"א לומר כן לר"א (משנה אומר שורד כופר לטום וקטף יש להם לדמיהם שביעית וביעור. ר"פ אמר שרבי אליעזר הוא הסובר שקטף פרי. טען ר"ז שמר"פ</text:span><text:span text:style-name="T11"><text:note text:id="ftn19" text:note-class="footnote"><text:note-citation>3</text:note-citation><text:note-body><text:p text:style-name="P9">מוסיף גמ’ שהוא בן של רב אליעזר</text:p></text:note-body></text:note></text:span><text:span text:style-name="T11"> ור"א נמצא שמותר שמותר בשביעית, שאין הל’ כר"א אלא בארבע אלו)</text:span></text:p>
                            <text:list>
                              <text:list-item>
                                <text:p text:style-name="P161"><text:span text:style-name="T11">מת’ שיש תנא אחר הסובר כמותו</text:span><text:span text:style-name="T11"><text:note text:id="ftn20" text:note-class="footnote"><text:note-citation>4</text:note-citation><text:note-body><text:p text:style-name="P2"><text:span text:style-name="T20">ממשיך גמרא לומר כל שקו</text:span><text:span text:style-name="T23">"</text:span><text:span text:style-name="T20">ט של גמ’ לעיל</text:span></text:p></text:note-body></text:note></text:span></text:p>
                              </text:list-item>
                            </text:list>
                          </text:list-item>
                        </text:list>
                      </text:list-item>
                    </text:list>
                  </text:list-item>
                  <text:list-item>
                    <text:p text:style-name="P90">מק’ מעוד מקום (חול’ ר"ע רבנן ור"א אם מבדילים בתפלה בברכה בפנ"ע, ברביעי או בהודאה)</text:p>
                    <text:list>
                      <text:list-item>
                        <text:p text:style-name="P161"><draw:line text:anchor-type="paragraph" draw:z-index="13" draw:name="Line 3" draw:style-name="gr10" draw:text-style-name="P167" svg:x1="-0.6063in" svg:y1="0.1295in" svg:x2="-0.1374in" svg:y2="0.1161in"><text:p/></draw:line><text:span text:style-name="T11">מת’ (רחב"ג סובר כמותו</text:span><text:span text:style-name="T11"><text:note text:id="ftn21" text:note-class="footnote"><text:note-citation>5</text:note-citation><text:note-body><text:p text:style-name="P2"><text:span text:style-name="T20">יש קצת שקו</text:span><text:span text:style-name="T23">"</text:span><text:span text:style-name="T20">ט בגמ’ מי זקן</text:span><text:span text:style-name="T23">, </text:span><text:span text:style-name="T20">אבל כן מסיק</text:span></text:p></text:note-body></text:note></text:span><text:span text:style-name="T11">)</text:span></text:p>
                        <text:list>
                          <text:list-item>
                            <text:p text:style-name="P90">מק’ (רחב"ג לא סובר כן, שיש בריי’ שבו לא אומר כן)</text:p>
                            <text:list>
                              <text:list-item>
                                <text:p text:style-name="P90">דוחה (סבר כן; מה שאמר נגד זה היה רק בשם אחרים)</text:p>
                              </text:list-item>
                              <text:list-item>
                                <text:p text:style-name="P90">[על 20, מוכיח שמוכרח שר"א אמר שקטף פרי (אומר שמעמיד בשרף ערלה אסור)</text:p>
                                <text:list>
                                  <text:list-item>
                                    <text:p text:style-name="P90">דוחה (רק חולקים בשרף של עץ, אבל לא של פרי)</text:p>
                                    <text:list>
                                      <text:list-item>
                                        <text:p text:style-name="P90">מביא סמך (כן אמר ר’ יהושע בבריי’)</text:p>
                                      </text:list-item>
                                    </text:list>
                                  </text:list-item>
                                  <text:list-item>
                                    <text:p text:style-name="P90">דוחה (חול’ רבנן רק כשאותו אילן ג"כ עושה פירות)</text:p>
                                    <text:list>
                                      <text:list-item>
                                        <text:p text:style-name="P90">מביא סמך (חול’ ר"ש ורבנן אם קטף פרי באילן שאין לו פרי)</text:p>
                                        <text:list>
                                          <text:list-item>
                                            <text:p text:style-name="P90">דוחה הראיה (ר"א הוא, ואומר, “אודו לי מיהת.”</text:p>
                                          </text:list-item>
                                        </text:list>
                                      </text:list-item>
                                    </text:list>
                                  </text:list-item>
                                </text:list>
                              </text:list-item>
                            </text:list>
                          </text:list-item>
                        </text:list>
                      </text:list-item>
                    </text:list>
                  </text:list-item>
                </text:list>
              </text:list-item>
              <text:list-item>
                <text:p text:style-name="P90">מביא בריי’ שמבאר משנה (שבתולת דמים הוא כל שלא ראתה דם נדה)</text:p>
                <text:list>
                  <text:list-item>
                    <text:p text:style-name="P161"><text:span text:style-name="T11">מקשה (נמנו שלש בתולות (בתולת</text:span><text:span text:style-name="T7">) </text:span><text:span text:style-name="T10">אשה </text:span><text:span text:style-name="T7">(אשה שלא נבעלה; יש נפ”מ לכה”ג ולכתובה),</text:span><text:span text:style-name="T8"> קרקע </text:span><text:span text:style-name="T7">(קרקע שלא נעבד; ויש נפ”מ למקו”מ ולנחל איתן</text:span><text:span text:style-name="T10">, </text:span><text:span text:style-name="T11">ו</text:span><text:span text:style-name="T10">שקמה </text:span><text:span text:style-name="T7">(יש נפ"מ למגו"מ ולאסור קציצת שביעית)</text:span><text:span text:style-name="T9"> ולא נמנה עמהם בתולת דמים)</text:span></text:p>
                    <text:list>
                      <text:list-item>
                        <text:p text:style-name="P71">מת’ (לא מנה מה שיש לו שם לווי)</text:p>
                      </text:list-item>
                      <text:list-item>
                        <text:p text:style-name="P71">מת’ (לא מנה מה שאין בו מעשה)</text:p>
                      </text:list-item>
                      <text:list-item>
                        <text:p text:style-name="P161"><text:span text:style-name="T9">מת’ (לא מנה כיון שיכול לחזור לבריותו</text:span><text:span text:style-name="T9"><text:note text:id="ftn22" text:note-class="endnote"><text:note-citation>יז</text:note-citation><text:note-body><text:p text:style-name="P1"><text:span text:style-name="T24">גמרא</text:span><text:span text:style-name="T25"> רק אומר, “הדר לבריותו,” אבל לכאורה, לא רצה לומר שמוכרח לעשות כן (שיכולה למות לפני זקנה), אלא שיכול להיות שתחזור לבריותו.</text:span></text:p></text:note-body></text:note></text:span><text:span text:style-name="T9">)</text:span></text:p>
                      </text:list-item>
                      <text:list-item>
                        <text:p text:style-name="P71">מת’ (לא מנה זה שלא נעשה יותר טוב (אלא יותר רע) כיון שהיא בתולה)</text:p>
                      </text:list-item>
                    </text:list>
                  </text:list-item>
                  <text:list-item>
                    <text:p text:style-name="P71">מבאר עוד מהו בתולת קרקע (כל שמעלה רשושים ואין עפרה תחוח)</text:p>
                  </text:list-item>
                </text:list>
              </text:list-item>
              <text:list-item>
                <text:p text:style-name="P71">מבאר משנה (מתי נחשב הכרת עובר, והוא שלש חדשים)</text:p>
                <text:list>
                  <text:list-item>
                    <text:p text:style-name="P71">מביא זכר (“ויהי כמשלש")</text:p>
                    <text:list>
                      <text:list-item>
                        <text:p text:style-name="P71">מק’ (למה לא אומרו בריי’ שהוא ראיה גמורה)</text:p>
                        <text:list>
                          <text:list-item>
                            <text:p text:style-name="P71">מת’ (לא אומר שהוא כן אף בנולד לשבע)</text:p>
                          </text:list-item>
                        </text:list>
                      </text:list-item>
                    </text:list>
                  </text:list-item>
                </text:list>
              </text:list-item>
              <text:list-item>
                <text:p text:style-name="P71">מוסיף דין על משנה (אף אם מפלת אח"כ, די"ש)</text:p>
                <text:list>
                  <text:list-item>
                    <text:p text:style-name="P71">מביא זכר (“ילדנו ריח")</text:p>
                    <text:list>
                      <text:list-item>
                        <text:p text:style-name="P71">מת’</text:p>
                      </text:list-item>
                    </text:list>
                  </text:list-item>
                  <text:list-item>
                    <text:p text:style-name="P71">מק’ (לא נח’ לידה לטהר זבה)</text:p>
                    <text:list>
                      <text:list-item>
                        <text:p text:style-name="P71"><draw:line text:anchor-type="paragraph" draw:z-index="14" draw:name="Line 4" draw:style-name="gr8" draw:text-style-name="P167" svg:x1="-0.6453in" svg:y1="0.0346in" svg:x2="-0.1114in" svg:y2="0.0472in"><text:p/></draw:line>מת’ (מעל"ע רק מדרבנן)</text:p>
                      </text:list-item>
                      <text:list-item>
                        <text:p text:style-name="P71">מת’ (מעל"ע תלוי באם היא חולה, ולא בלידה)</text:p>
                      </text:list-item>
                    </text:list>
                  </text:list-item>
                </text:list>
              </text:list-item>
              <text:list-item>
                <text:p text:style-name="P71">שואל (מה אם ראתה ואח"כ הוכר עובר)</text:p>
                <text:list>
                  <text:list-item>
                    <text:p text:style-name="P71">משיב (כיון שאינה חולה אז, מטמאה מעל"ע)</text:p>
                  </text:list-item>
                </text:list>
              </text:list-item>
              <text:list-item>
                <text:p text:style-name="P71">שואל (מה אם עבר וסתה בעיבורה)</text:p>
                <text:list>
                  <text:list-item>
                    <text:p text:style-name="P71">משיב מבריי’ (רמ"א שהמפחדת בשעת וסתה טהורה, שמסלק דמים. אז, אף כאן כן הוא)</text:p>
                  </text:list-item>
                </text:list>
              </text:list-item>
              <text:list-item>
                <text:p text:style-name="P71">מביא בריי’ שמבאר מח’ רבנן (רבי יוסי) ור"מ (ר"מ סבר שדם נעשה חלב ור"י סבר שדם מסולקת)</text:p>
                <text:list>
                  <text:list-item>
                    <text:p text:style-name="P71">מק’ על לשון בריי’ (אומר, ,לפיכך… " בביאורו</text:p>
                    <text:list>
                      <text:list-item>
                        <text:p text:style-name="P71">מת’ (בא למעט מינקת לאחר שני שנים לר"י)</text:p>
                      </text:list-item>
                    </text:list>
                  </text:list-item>
                  <text:list-item>
                    <text:p text:style-name="P161"><text:span text:style-name="T9">מביא בריי’ שהוא סמך ל53</text:span><text:span text:style-name="T9"><text:note text:id="ftn23" text:note-class="endnote"><text:note-citation>יח</text:note-citation><text:note-body><text:p text:style-name="P1"><text:span text:style-name="T24">יש</text:span><text:span text:style-name="T25"> לדון לאיזה דבר הוא סמך. עיין בשיח שי שדנינו בזה. ויש להעיר שמשמע שברייתא הוא האומר טעמ של החולקים. מעניין למה נביא ברייתא לסמך לברייתא. ויש לדון, שאולי כיון שאין ברייתא לעולם נכון, שיש לומר שהיה בו שום טעות, כיון שיש אחר, יותר טוב, שמסתבר שלא היה טעות. ותחשב.</text:span></text:p></text:note-body></text:note></text:span></text:p>
                  </text:list-item>
                </text:list>
              </text:list-item>
              <text:list-item>
                <text:p text:style-name="P71">אומר מקור לר"מ (“מי יתן טהור טמא," שאומר שקאי על חלב)</text:p>
                <text:list>
                  <text:list-item>
                    <text:p text:style-name="P71">דוחה לרבנן (קאי על ש"ז, שהוא טמא, ואדם, שהוא טהור, נלד ממנו)</text:p>
                  </text:list-item>
                  <text:list-item>
                    <text:p text:style-name="P161"><text:span text:style-name="T9">דוחה (קאי על מי פרה (שדינו כך: מזה ומזים עליו טהור</text:span><text:span text:style-name="T9"><text:note text:id="ftn24" text:note-class="endnote"><text:note-citation>יט</text:note-citation><text:note-body><text:p text:style-name="P6"><text:span text:style-name="T13">אף</text:span> כתיב מזה בקרא לטמא, קאי על משא, ואומר לשון זה להודיע שצריכים שיעור כדי לטמא (ואף אם אין צורך לשיעור להזות.</text:p></text:note-body></text:note></text:span><text:span text:style-name="T9">, נוגע טמא, ונושא טמא עם בגדיו)</text:span></text:p>
                    <text:list>
                      <text:list-item>
                        <text:p text:style-name="P71"><draw:frame text:anchor-type="paragraph" draw:z-index="25" draw:name="Text Frame 6" draw:style-name="gr5" draw:text-style-name="P165" svg:width="0.6122in" svg:height="0.4823in" svg:x="6.998in" svg:y="-0.0283in"><draw:text-box><text:p text:style-name="P164"><text:span text:style-name="T70">ט:- י:</text:span></text:p></draw:text-box></draw:frame><text:soft-page-break/>על פי זה, מבאר קרא (“אמרתי אחכמה והיא רחוקה ממני")</text:p>
                      </text:list-item>
                    </text:list>
                  </text:list-item>
                </text:list>
              </text:list-item>
              <text:list-item>
                <text:p text:style-name="P71">שואל גמ’ לדין זקנה (מהו סמוך לזקנתה)</text:p>
                <text:list>
                  <text:list-item>
                    <text:p text:style-name="P71"><draw:line text:anchor-type="paragraph" draw:z-index="15" draw:name="Line 5" draw:style-name="gr9" draw:text-style-name="P167" svg:x1="-0.6457in" svg:y1="0.0244in" svg:x2="-0.1638in" svg:y2="0.0378in"><text:p/></draw:line>משיב (כל שקורים לה אמא אמא, ואינה בושה)</text:p>
                  </text:list-item>
                  <text:list-item>
                    <text:p text:style-name="P71">משיב (כל שאינה אז מקפדת)</text:p>
                    <text:list>
                      <text:list-item>
                        <text:p text:style-name="P71">אומר נפ"מ (בושה ואינה מקפדת)</text:p>
                      </text:list-item>
                    </text:list>
                  </text:list-item>
                </text:list>
              </text:list-item>
              <text:list-item>
                <text:p text:style-name="P72">מבאר משנה (מה נחשב עונה) (והוא שלשים יום עם ימי זיבה)</text:p>
              </text:list-item>
              <text:list-item>
                <text:p text:style-name="P72">אומר בריי’ שאומר דין משנה (אם זקנה עברה עליו שלש עונו עד שראתה, ד"ש. עוד שלש, ד"ש.ראייה שלישי אף שכוונה, מטמאה מעל"ע.)</text:p>
                <text:list>
                  <text:list-item>
                    <text:p text:style-name="P72">מקשה על לשון בריי’ (שאומר, “אפילו,” ואף ששם יותר יש לטהר כיון שקבעה וסת.</text:p>
                    <text:list>
                      <text:list-item>
                        <text:p text:style-name="P72">משנה את הלשון (לומר "אפילו" על כוונה)</text:p>
                      </text:list-item>
                    </text:list>
                  </text:list-item>
                  <text:list-item>
                    <text:p text:style-name="P72">משנה את הלשון (לומר שהוא רק אם לא כוונה)</text:p>
                  </text:list-item>
                </text:list>
              </text:list-item>
              <text:list-item>
                <text:p text:style-name="P73">אומר ר"א מעשה כדבריו (שטהרו אשה כיון שלא ראתה עד אחר שלש עונות)</text:p>
                <text:list>
                  <text:list-item>
                    <text:p text:style-name="P73">דוחים (היה שעת הדחק)</text:p>
                    <text:list>
                      <text:list-item>
                        <text:p text:style-name="P73">מבאר מה היה הדחק (או היה שנת בצורת או נגעה בהרבה טהרות)</text:p>
                      </text:list-item>
                    </text:list>
                  </text:list-item>
                </text:list>
              </text:list-item>
              <text:list-item>
                <text:p text:style-name="P74">אומר גמ’ מעשה בפסק לענין שיטת ר"א (פסק רבי כר"א וכיון שזכר אמר שיכולים לסמוך עליו בשעה"ד)</text:p>
                <text:list>
                  <text:list-item>
                    <text:p text:style-name="P74">שואל גמרא (מה שכח וזכר)</text:p>
                    <text:list>
                      <text:list-item>
                        <text:p text:style-name="P74">משיב (שהל’ כרבנן)</text:p>
                        <text:list>
                          <text:list-item>
                            <text:p text:style-name="P74">מקשה (אם כן, לא נעשה כמותו בשעת הדחק)</text:p>
                          </text:list-item>
                        </text:list>
                      </text:list-item>
                      <text:list-item>
                        <text:p text:style-name="P74">משיב (הל’ לא נאמר, וזכר שהחול’ על ר"א היו רבים)</text:p>
                      </text:list-item>
                    </text:list>
                  </text:list-item>
                </text:list>
              </text:list-item>
            </text:list>
          </text:list-item>
          <text:list-item>
            <text:p text:style-name="P74"><draw:line text:anchor-type="paragraph" draw:z-index="16" draw:name="Horizontal line 12" draw:style-name="gr8" draw:text-style-name="P167" svg:x1="-0.6717in" svg:y1="0.5126in" svg:x2="-0.2681in" svg:y2="0.5126in"><text:p/></draw:line>מביא בריי’ (אומר שלש דינים: <text:span text:style-name="T13">א.</text:span> בתולה קודם זמנה שראתה, ד"ש עד פעם שלשי. <text:span text:style-name="T13">ב. </text:span>אם אח"כ לא ראתה עד אחר שלש חדשים, וכן עוד אחר כך, וכן עוד אחר כך<text:note text:id="ftn25" text:note-class="footnote"><text:note-citation>6</text:note-citation><text:note-body><text:p text:style-name="P21">רש"י מעורר שצריך שלא לקבוע ווסת. זה רק לרבי דוסא; עיין לעיל שגמרא דן על ברייתא בכעין זה.</text:p></text:note-body></text:note>, ד"ש עד פעם שלישי<text:note text:id="ftn26" text:note-class="endnote"><text:note-citation>כ</text:note-citation><text:note-body><text:p text:style-name="P6"><text:span text:style-name="T13">צריך</text:span> ביאור למה צריך שלש זמנים, שלכאורה, קאי גמרא על מי שכבר ראתה (שהרי אם לאו הכי, לא ייקרא שהיית שלש חדשים. כן נראה גם כן מלשון גמרא.). אפשר שצריך שיהיה שלש חדשים נתחשק לדילוג מסתבר (ועיין בגמרא לקמן). אם כן, זה ייתלה במחלקת רב ושמואל גבי כעין זה (עיין לקמן). ותחשב.</text:p></text:note-body></text:note>. <text:span text:style-name="T14">ג. </text:span><text:span text:style-name="T31">מי שהגיע זמנה לראות ושהתה… מטמא מעל"ע מפעם שניה)</text:span></text:p>
            <text:list>
              <text:list-item>
                <text:p text:style-name="P75">שואל גמ’ בדין שני (מה אם ראתה בשני קודם דילוג)<text:note text:id="ftn27" text:note-class="footnote"><text:note-citation>7</text:note-citation><text:note-body><text:p text:style-name="P10">נצטרך להוסיף כאן ביאור רש"י, שגמרא אינו כל כך מבואר. רש"י אומר ששאלת גמרא הוא אם אומר גמרא שלש עונות דווקא, והוא שרק שם נוכל לומר שיש סילוק דמים, או שאומרו לרבותא, והוא מפני שרבי (שאומר ששני פעמים הוא חזקה) הוא, ואז יש לומר שכיון שבשני פעמים כבר נתחזק, תטמא אז (ומחדש שכיון שהוא רק גזירה, ממתינים עד מה שבא אחר שנתחזק, ואף שכבר נתגלה שהוא רק שינוי וסת). אז, על זה תלוי מי הוא תנא של משנה.</text:p></text:note-body></text:note></text:p>
                <text:list>
                  <text:list-item>
                    <text:p text:style-name="P75">משיב (שדינו שווה)</text:p>
                  </text:list-item>
                </text:list>
              </text:list-item>
              <text:list-item>
                <text:p text:style-name="P75">שואל על דין שני (מה אם ראתה ראייה שלשי קודם שלש עונות)<text:note text:id="ftn28" text:note-class="footnote"><text:note-citation>8</text:note-citation><text:note-body><text:p text:style-name="P10">ביאור השאלה הוא שלרבי, כבר הוחזק, ויטמא, אבל לר"ש, לא הוחזק עדיין, וד"ש.</text:p></text:note-body></text:note></text:p>
                <text:list>
                  <text:list-item>
                    <text:p text:style-name="P76">משיב (שדינו שווה)</text:p>
                    <text:list>
                      <text:list-item>
                        <text:p text:style-name="P76">מקשה (נמצא שמשנתינו רבי<text:note text:id="ftn29" text:note-class="endnote"><text:note-citation>כא</text:note-citation><text:note-body><text:p text:style-name="P7"><text:span text:style-name="T13">יש</text:span> להעיר שלכאורה, כל תשובה בפני עצמו מהני להוכיח זה. ויש לדון.</text:p></text:note-body></text:note>; וקשה, שאף ר"א הוא, ורבי לא פוסק כמותו)</text:p>
                        <text:list>
                          <text:list-item>
                            <text:p text:style-name="P76">משיב גמרא (ר"א סובר כרבי)</text:p>
                          </text:list-item>
                        </text:list>
                      </text:list-item>
                    </text:list>
                  </text:list-item>
                </text:list>
              </text:list-item>
              <text:list-item>
                <text:p text:style-name="P77"><draw:line text:anchor-type="paragraph" draw:z-index="17" draw:name="Line 6" draw:style-name="gr9" draw:text-style-name="P167" svg:x1="-0.6846in" svg:y1="0.3071in" svg:x2="-0.2681in" svg:y2="0.3205in"><text:p/></draw:line>חולקים אמורים ((ר"י וחז’) אם כתם שבין שני לשלישי טהור (שלא נתחזק) או טמא (שהיתה ראייתה אז מטמא מעל”ע)</text:p>
              </text:list-item>
              <text:list-item>
                <text:p text:style-name="P78">מקשה גמרא על חז’(מה בין זה לבתולה, שתולין בדם בתולה)</text:p>
                <text:list>
                  <text:list-item>
                    <text:p text:style-name="P77"><text:span text:style-name="T32">מת’ (שם, יש מה לתלות עליו).</text:span>)</text:p>
                  </text:list-item>
                </text:list>
              </text:list-item>
              <text:list-item>
                <text:p text:style-name="P79">אמר עולא דין וסיפק במקורו (אמר שרוק של מי שלא הגיע זמנה, אחר ראייה שניה, טהורה בשם רבו של ר"י. גם שמע דין שכתמה טהורה, אבל לא ידע מי אמרו, ר"י או רבו.</text:p>
                <text:list>
                  <text:list-item>
                    <text:p text:style-name="P79">דן גמרא מהו נפק"מ</text:p>
                    <text:list>
                      <text:list-item>
                        <text:p text:style-name="P79">משיב (נפק"מ הוא אם הוא אחד במקום שנים)</text:p>
                      </text:list-item>
                    </text:list>
                  </text:list-item>
                  <text:list-item>
                    <text:p text:style-name="P80">פושט (רבין שרבו אמרו)</text:p>
                  </text:list-item>
                </text:list>
              </text:list-item>
              <text:list-item>
                <text:p text:style-name="P80">מבאר מה נח’ שני ראיות (אפילו שופעת לשבע ימים אינה אלא אחד)</text:p>
                <text:list>
                  <text:list-item>
                    <text:p text:style-name="P80"><text:s/>מק’ גמ’ על לשון (אפילו)</text:p>
                    <text:list>
                      <text:list-item>
                        <text:p text:style-name="P80">משנה לשון (אומר שדולפת אינו מהני)</text:p>
                        <text:list>
                          <text:list-item>
                            <text:p text:style-name="P80">מקשה (איך מצינו שתשפע שבע ימים וחי)</text:p>
                          </text:list-item>
                        </text:list>
                      </text:list-item>
                      <text:list-item>
                        <text:p text:style-name="P81">משנה לשון (אומר שדולפת כשופעת)</text:p>
                      </text:list-item>
                    </text:list>
                  </text:list-item>
                </text:list>
              </text:list-item>
              <text:list-item>
                <text:p text:style-name="P81"><draw:frame text:anchor-type="paragraph" draw:z-index="26" draw:name="Text Frame 7" draw:style-name="gr4" draw:text-style-name="P165" svg:width="0.665in" svg:height="0.4689in" svg:x="6.9583in" svg:y="0.0374in"><draw:text-box><text:p text:style-name="P164"><text:span text:style-name="T70">י:- יא:</text:span></text:p></draw:text-box></draw:frame><text:soft-page-break/>אומר דין בתינוקות (קודם שהגיעו לזמנם, הם בחז’ טהרה; אחר כך, הם בחז’ טומאה. ת"ק אומר שבודקים אותם נשים אח"כ, ור"י אומר שסכים שמן לבדוק.</text:p>
              </text:list-item>
              <text:list-item>
                <text:p text:style-name="P82">אמר ברייתא השייך למשנה (דין מעוברת ומניקה)</text:p>
                <text:list>
                  <text:list-item>
                    <text:p text:style-name="P82">מקשה על לשונו (אומר מעוברת ומניקה, ומדבר בלשון יחיד)</text:p>
                    <text:list>
                      <text:list-item>
                        <text:p text:style-name="P82">משיב <text:span text:style-name="T33">(מחדש שימי עיבור מצטרף לימי יניקה (וכן להיפך) להשלים שלש חדשים</text:span></text:p>
                        <text:list>
                          <text:list-item>
                            <text:p text:style-name="P83">מקשה גמ’<text:note text:id="ftn30" text:note-class="endnote"><text:note-citation>כב</text:note-citation><text:note-body><text:p text:style-name="P8"><text:span text:style-name="T13">נראה</text:span> שרק מקשה על לשון התירוץ, שהיה יכול לתרץ <text:span text:style-name="T35">(וכן אומר בתירוץ אחד) </text:span><text:s/>שרק אומר שימי <text:span text:style-name="T34">יניקה </text:span><text:s/>מצטרפים לימי <text:span text:style-name="T34">עיבור </text:span><text:s/>שלאחריהם ולא יהיה קשה (וזה יתרץ הברייתא), אלא שלא תירץ כן, ועל זה מקשה. ותו"ת.</text:p></text:note-body></text:note> <text:span text:style-name="T34">(איך נעשה מעוברת מינקת בלי דם)</text:span></text:p>
                            <text:list>
                              <text:list-item>
                                <text:p text:style-name="P84">משיב (בלידה יבשה)</text:p>
                              </text:list-item>
                              <text:list-item>
                                <text:p text:style-name="P84">משיב (אין דם לידה מפסיק)</text:p>
                              </text:list-item>
                              <text:list-item>
                                <text:p text:style-name="P85">משיב (רק אומר שיניקה מצטרף עם ע<text:span text:style-name="T36">י</text:span>בור)</text:p>
                              </text:list-item>
                            </text:list>
                          </text:list-item>
                        </text:list>
                      </text:list-item>
                    </text:list>
                  </text:list-item>
                </text:list>
              </text:list-item>
              <text:list-item>
                <text:p text:style-name="P86"><draw:line text:anchor-type="paragraph" draw:z-index="18" draw:name="Horizontal line 13" draw:style-name="gr8" draw:text-style-name="P167" svg:x1="-0.672in" svg:y1="0.2228in" svg:x2="-0.1902in" svg:y2="0.2228in"><text:p/></draw:line>מגדיר 2<text:note text:id="ftn31" text:note-class="footnote"><text:note-citation>9</text:note-citation><text:note-body><text:p text:style-name="P22">יש להעיר שלכאורה, כבר הגדירו קצת לעיל (78) כשאמר שזה רק במי שהגיע זמנה לראות. ותו"ת.</text:p></text:note-body></text:note> (רב ור"ל ורבי יוסי ורבי יהודה ורבי שמעון אמר שהוא על כל ארבע; שמואל ורבי יוחנן ורבי מאיר אומרים שאינו על מעוברת ומניקה (שד"ש כל ימיהם)</text:p>
              </text:list-item>
              <text:list-item>
                <text:p text:style-name="P87">אומר <text:span text:style-name="T37">ר"ה</text:span>’ דין וסת<text:note text:id="ftn32" text:note-class="endnote"><text:note-citation>כג</text:note-citation><text:note-body><text:p text:style-name="P18"><text:span text:style-name="T13">צריך</text:span> ביאור, באמת, למה אומר גמרא דין זה, שלכאורה, לא שייך לכאן. היחס שיש לו הוא קטן, והוא שמזכיר בזה מה שיש מושג של קביעות ווסת, והוא מפני שאומר שלאחר שני פעמים, לא ד"ש, שאז קבעה ווסת. ותו"ת.</text:p></text:note-body></text:note> (יכולה לקבוע וסת ע"י קפיצה)</text:p>
                <text:list>
                  <text:list-item>
                    <text:p text:style-name="P87">דן (מה וסתה)</text:p>
                    <text:list>
                      <text:list-item>
                        <text:p text:style-name="P87">משיב (לימים)</text:p>
                        <text:list>
                          <text:list-item>
                            <text:p text:style-name="P87">דוחה (לא ראתה בשאר ימים שלא קםצה)</text:p>
                          </text:list-item>
                        </text:list>
                      </text:list-item>
                      <text:list-item>
                        <text:p text:style-name="P87">משיב (לקפיצות)</text:p>
                        <text:list>
                          <text:list-item>
                            <text:p text:style-name="P87">דוחה (אומר משנה שאין אונס שגורם ראיה קובע וסת)</text:p>
                          </text:list-item>
                        </text:list>
                      </text:list-item>
                      <text:list-item>
                        <text:p text:style-name="P87">משיב (לימים ולקפיצות (אם הוא אותו יום וקפץ))</text:p>
                      </text:list-item>
                    </text:list>
                  </text:list-item>
                  <text:list-item>
                    <text:p text:style-name="P87">מקשה שהוא פשוט</text:p>
                    <text:list>
                      <text:list-item>
                        <text:p text:style-name="P88">אומר חידוש (אם קפצה יום קודם ראיה בשלישי, ומחדש שאומרים שבא דם מקפיצה זה)</text:p>
                      </text:list-item>
                    </text:list>
                  </text:list-item>
                </text:list>
              </text:list-item>
              <text:list-item>
                <text:p text:style-name="P89">אומר לשון אחר בר"ה (שאומר שאין וסת לקפיצות אם לא קפצה בפעם שלשי)<text:note text:id="ftn33" text:note-class="footnote"><text:note-citation>10</text:note-citation><text:note-body><text:p text:style-name="P11">יש לציין לסימן שיש כאן, והוא ששני משניות אלו סופם (בגמרא) הוא בל"א של ר"ה.</text:p></text:note-body></text:note></text:p>
              </text:list-item>
            </text:list>
          </text:list-item>
        </text:list>
        <text:p text:style-name="P46"/>
        <text:p text:style-name="P47"><text:reference-mark-start text:name="משנה ג"/>משנה<text:reference-mark-end text:name="משנה ג"/></text:p>
        <text:list xml:id="list180615541617474" text:continue-list="list180615665171702" text:style-name="L1">
          <text:list-item>
            <text:p text:style-name="P91">משנה<text:span text:style-name="T41"> מגדיר דין משנה שלעיל (אף שד"ש, צריכה בדיקה). </text:span></text:p>
          </text:list-item>
          <text:list-item>
            <text:p text:style-name="P91"><text:span text:style-name="T41">אומר שני יוצאים מן הכלל (יושבת</text:span><text:span text:style-name="T41"><text:note text:id="ftn34" text:note-class="footnote"><text:note-citation>11</text:note-citation><text:note-body><text:p text:style-name="P12">או מצפה לישב (עיין לקמן).</text:p></text:note-body></text:note></text:span><text:span text:style-name="T41"> על דם טהור </text:span><text:span text:style-name="T42">ונדה)</text:span></text:p>
          </text:list-item>
          <text:list-item>
            <text:p text:style-name="P108">אומר דין דומה (צריך בדיקה קודם ואחר בדיקה חוץ מיושבת על דם טהור, ואשה בתולה</text:p>
          </text:list-item>
          <text:list-item>
            <text:p text:style-name="P92"><text:span text:style-name="T41">מבאר מתי צריך לבדוק (שחרית, ערבית, קודם אכלת תרומה. ר"י מוסיף אחר אכילת תרומה</text:span><text:span text:style-name="T41"><text:note text:id="ftn35" text:note-class="footnote"><text:note-citation>12</text:note-citation><text:note-body><text:p text:style-name="P13">יש לציין לגמרא לעיל (111).</text:p></text:note-body></text:note></text:span><text:span text:style-name="T41">)</text:span></text:p>
            <text:list>
              <text:list-item>
                <text:p text:style-name="P109">מוכיח ממשנה (שואמר שאין נדה בודקת) כחד אמורא (כר"ל שאומר שאין אשה קובעת וסת בימי נדה (אלא זיבה), ולא כר"י שאומר שקובעת)</text:p>
                <text:list>
                  <text:list-item>
                    <text:p text:style-name="P93"><text:span text:style-name="T41">מתרץ (זה רק בסוף וסת</text:span><text:span text:style-name="T41"><text:note text:id="ftn36" text:note-class="footnote"><text:note-citation>13</text:note-citation><text:note-body><text:p text:style-name="P14">פירשתי כאן כלשון ראשון של רש"י (שכן סבר רש"י). יש עוד לשון, והוא שאין וסת כשראתה ביום הקודם.</text:p></text:note-body></text:note></text:span><text:span text:style-name="T41">)</text:span></text:p>
                  </text:list-item>
                </text:list>
              </text:list-item>
              <text:list-item>
                <text:p text:style-name="P110">מוכיח ממשנה (יושבת על דם טהור) כחד אמורא (רב, שמניח שהוא במצפה לישב על דם טהור. צ"ל שהוא מעין אחד (ופעמים טהור ופעמים טמא), ואז אם שפעה, טהורה, ולא כלוי שאומר ששני מעיינים הם)</text:p>
                <text:list>
                  <text:list-item>
                    <text:p text:style-name="P110"><draw:line text:anchor-type="paragraph" draw:z-index="19" draw:name="Line 7" draw:style-name="gr9" draw:text-style-name="P167" svg:x1="-0.7102in" svg:y1="0.1291in" svg:x2="-0.2291in" svg:y2="0.1425in"><text:p/></draw:line>דוחה (אף לוי אומר שיש תנא (ב"ש) שואמר כן)</text:p>
                    <text:list>
                      <text:list-item>
                        <text:p text:style-name="P110">מק’ (לא יסתום כב"ש)</text:p>
                        <text:list>
                          <text:list-item>
                            <text:p text:style-name="P110">מת’ (הוא סתם ואח"כ מח’)</text:p>
                          </text:list-item>
                        </text:list>
                      </text:list-item>
                    </text:list>
                  </text:list-item>
                  <text:list-item>
                    <text:p text:style-name="P110">דוחה (לא רצה לומר מצפה, אלא יושבת (וכן מדוייק))</text:p>
                    <text:list>
                      <text:list-item>
                        <text:p text:style-name="P110">מק’ (פשוט)</text:p>
                        <text:list>
                          <text:list-item>
                            <text:p text:style-name="P110">מת’ (מחדש שלא בודקת לוסת)</text:p>
                            <text:list>
                              <text:list-item>
                                <text:p text:style-name="P110">מק’ לרב (תבדוק לקבוע וסת)</text:p>
                                <text:list>
                                  <text:list-item>
                                    <text:p text:style-name="P110">מת’ (כיון שהוא טהור, אין קביעות)</text:p>
                                  </text:list-item>
                                </text:list>
                              </text:list-item>
                            </text:list>
                          </text:list-item>
                        </text:list>
                      </text:list-item>
                    </text:list>
                  </text:list-item>
                </text:list>
              </text:list-item>
              <text:list-item>
                <text:p text:style-name="P111">מבאר בקגרונ"ד של משנה (תינוקת שלא הגיע שמנה, בש"א שמותרת בביאה ארבע לילות, ובה"מ עד שתחיה מכה.)</text:p>
              </text:list-item>
              <text:list-item>
                <text:p text:style-name="P94"><text:span text:style-name="T41">מגדירו (אסורה אם יש אחד משלש תנאים: </text:span>פסקה<text:span text:style-name="T41"> כבר מחת תשמיש,</text:span> עבר<text:span text:style-name="T41"> לילה בלי ביאה,</text:span> נשתנו <text:span text:style-name="T41">מראה דם)</text:span></text:p>
                <text:list>
                  <text:list-item>
                    <text:p text:style-name="P111"><draw:frame text:anchor-type="paragraph" draw:z-index="27" draw:name="Text Frame 8" draw:style-name="gr3" draw:text-style-name="P165" svg:width="0.9512in" svg:height="0.3906in" svg:x="6.5547in" svg:y="-0.0138in"><draw:text-box><text:p text:style-name="P164"><text:span text:style-name="T70">יא:- יב.</text:span></text:p></draw:text-box></draw:frame><text:soft-page-break/>מקשה (על שלישי למה לא צריכה עד תשמיש לבדוק אם שינה מראיתו)</text:p>
                    <text:list>
                      <text:list-item>
                        <text:p text:style-name="P111">דוחה (מוכרח שיש לחוש, שצריך בדיקה לטהרות)</text:p>
                        <text:list>
                          <text:list-item>
                            <text:p text:style-name="P94"><text:span text:style-name="T41">פושט הסתירה (אם כבר שמשה, אין צריכה, ששמש עכרם</text:span><text:span text:style-name="T41"><text:note text:id="ftn37" text:note-class="footnote"><text:note-citation>14</text:note-citation><text:note-body><text:p text:style-name="P23">רש"י אומר שני ביאורים בזה:</text:p><text:list xml:id="list733526232" text:style-name="L2"><text:list-item><text:p text:style-name="P59"><text:span text:style-name="T50">אפשר שאומר שאין צריך מיד אחר בדיקה, כיון שאפשר ששמש עכרן.</text:span> <text:span text:style-name="T50">כיון שכן, לא אומרים שצריך קודם ביאה, שרק נצרך מגו שצריך אחר ביאה לטהרות), אבל צריך אם לא היה מיד אחר ביאה.</text:span></text:p></text:list-item><text:list-item><text:p text:style-name="P60">אפשר שאומר שלא צריך קודם ביאה אם היה ביאה אחרת ביום שלפני כן, שאפשר ששמש עכרן, אבל צירך אם לא היה ביאה ביום שלפניו. (דחה שאם לא בעלה, אין לה היתר בתולה מחמת דין שני)</text:p></text:list-item></text:list></text:note-body></text:note></text:span><text:span text:style-name="T41">)</text:span></text:p>
                          </text:list-item>
                        </text:list>
                      </text:list-item>
                    </text:list>
                  </text:list-item>
                  <text:list-item>
                    <text:p text:style-name="P112">מביא ברייתא לסמך</text:p>
                  </text:list-item>
                </text:list>
              </text:list-item>
              <text:list-item>
                <text:p text:style-name="P112">מגדיר דין משנה (רק צריכה בדיקה שני פעמים ביום לטהרות, ולא לביאה)</text:p>
                <text:list>
                  <text:list-item>
                    <text:p text:style-name="P112">מקשה (פשיטא, שרק זה נאמר)</text:p>
                    <text:list>
                      <text:list-item>
                        <text:p text:style-name="P112">משנה מה אמר (כשמשמשת, רק צריכה אם אח"כ תשמש בטהרות, אגב טהרות)</text:p>
                        <text:list>
                          <text:list-item>
                            <text:p text:style-name="P112">מקשה (כבר יש משנה שאומר שכל אשה בחזקת היתר לבעלה)</text:p>
                            <text:list>
                              <text:list-item>
                                <text:p text:style-name="P112">מתרץ (מחדש אף אם אין לה וסת)</text:p>
                                <text:list>
                                  <text:list-item>
                                    <text:p text:style-name="P112">מקשה (משנתינו כאן בשיש לה וסת)</text:p>
                                  </text:list-item>
                                </text:list>
                              </text:list-item>
                              <text:list-item>
                                <text:p text:style-name="P112">מתרץ (מחדש שאף מי שיש לה וסת צריך בדיקה אגב טהרות)</text:p>
                              </text:list-item>
                            </text:list>
                          </text:list-item>
                          <text:list-item>
                            <text:p text:style-name="P112">מקשה (כבר אמר שמואל שאשה שאין לה וסת צריכה בדיקה רק אם בודקת טהרות</text:p>
                            <text:list>
                              <text:list-item>
                                <text:p text:style-name="P112">חדא מכלל חברתה איתמר</text:p>
                              </text:list-item>
                            </text:list>
                          </text:list-item>
                        </text:list>
                      </text:list-item>
                    </text:list>
                  </text:list-item>
                  <text:list-item>
                    <text:p text:style-name="P112">מביא בריי’ לסמך לזה (ואמר אותו דין. גם מוסיף שזה רק אם הניחה בחזקת טהרה)</text:p>
                  </text:list-item>
                  <text:list-item>
                    <text:p text:style-name="P112"><draw:line text:anchor-type="paragraph" draw:z-index="20" draw:name="Horizontal line 14" draw:style-name="gr8" draw:text-style-name="P167" svg:x1="-0.698in" svg:y1="0.0043in" svg:x2="-0.3335in" svg:y2="0.0043in"><text:p/></draw:line>שואל גמרא (אם יכולה לבדוק אם רוצה)</text:p>
                    <text:list>
                      <text:list-item>
                        <text:p text:style-name="P112">משיב (לא תבדוק)</text:p>
                        <text:list>
                          <text:list-item>
                            <text:p text:style-name="P95"><text:span text:style-name="T41">מקשה (למה לא)</text:span><text:span text:style-name="T41"><text:note text:id="ftn38" text:note-class="endnote"><text:note-citation>כד</text:note-citation><text:note-body><text:p text:style-name="P20"><text:span text:style-name="T13">לכאורה</text:span>, אז, היה אפשר להקשות מה היו צדדי השאלה.</text:p></text:note-body></text:note></text:span></text:p>
                            <text:list>
                              <text:list-item>
                                <text:p text:style-name="P112">מתרץ (חוששים שמא יחוש בעלה, ולא יבא עליה)</text:p>
                              </text:list-item>
                            </text:list>
                          </text:list-item>
                        </text:list>
                      </text:list-item>
                    </text:list>
                  </text:list-item>
                  <text:list-item>
                    <text:p text:style-name="P113">שואל שאלה הדומה (מהו שתבדוק עצמה בכדי וסת לחייב לבעלה קרבן)</text:p>
                    <text:list>
                      <text:list-item>
                        <text:p text:style-name="P113">מקשה (איך מצוי, ששיעור וסת קטן)</text:p>
                        <text:list>
                          <text:list-item>
                            <text:p text:style-name="P113">משנה שאלה (מהו לבדוק לחייבו אשם תלוי)</text:p>
                            <text:list>
                              <text:list-item>
                                <text:p text:style-name="P113">משיב (לא תבדוק, כמו לעיל)</text:p>
                              </text:list-item>
                            </text:list>
                          </text:list-item>
                        </text:list>
                      </text:list-item>
                    </text:list>
                  </text:list-item>
                </text:list>
              </text:list-item>
              <text:list-item>
                <text:p text:style-name="P114">אומר מימרא על משנה (בדיקה קודם ביאה הוא בדיקת צנועות)</text:p>
                <text:list>
                  <text:list-item>
                    <text:p text:style-name="P114">מקשה (שחיוב הוא)</text:p>
                    <text:list>
                      <text:list-item>
                        <text:p text:style-name="P114">מתרץ (מי שעושהו צנוע)</text:p>
                        <text:list>
                          <text:list-item>
                            <text:p text:style-name="P114">מקשה (שאם לא עושהו, הוא יותר מלא צנוע)</text:p>
                          </text:list-item>
                        </text:list>
                      </text:list-item>
                    </text:list>
                  </text:list-item>
                  <text:list-item>
                    <text:p text:style-name="P114">מתרץ (ר"ל שצנועות בודקות בעד שני אחר תשמיש)</text:p>
                  </text:list-item>
                </text:list>
              </text:list-item>
              <text:list-item>
                <text:p text:style-name="P115">מז’ דין של בדיקה לביאה</text:p>
                <text:list>
                  <text:list-item>
                    <text:p text:style-name="P115">מקשה (שאומרו גבי אין לה וסת; משמע שאם יש לה, א"צ בדיקה. זה לא נכון.)</text:p>
                    <text:list>
                      <text:list-item>
                        <text:p text:style-name="P115">מתרץ (לא צריכה אם היא ישנה)</text:p>
                        <text:list>
                          <text:list-item>
                            <text:p text:style-name="P115">מדייק רבא דין (ממה שלא חילק בין בדיקה כשעסוקה בטהרות לכשלא עסוקה, ש"מ שאין חילוק בין יש ואין וסת בזה<text:note text:id="ftn39" text:note-class="footnote"><text:note-citation>15</text:note-citation><text:note-body><text:p text:style-name="P24">באמת, מדייק שכל לבעלה, אינה צריכה בדיקה. היה אפשר לומר שבשניהם צריכה בדיקה, אלא שאומר קושטא. ותחשב. <text:span text:style-name="T51">ויש לדון מהיכי תיתי שזה קושטא, שהרי, זהו ה"אוקימנא בעסוקה… " שלעיל. ונראה שידוע לנו שיטתו כשיש לה וסת (ממה שאומר על משנתינו.</text:span></text:p></text:note-body></text:note>)</text:p>
                            <text:list>
                              <text:list-item>
                                <text:p text:style-name="P116"><text:span text:style-name="T53">מק’</text:span> <text:span text:style-name="T53">מ</text:span>ברייתא (אומר שהבאים מדרך מניחים שנשים טהורים (בין ערה בין ישנה) כשה<text:span text:style-name="T52">וחזקו</text:span> בטהרה <text:span text:style-name="T53">או שיאמרו שהם טהורות. מקשה לשמואל אם יש וסת (שאז קשה ערה או אי (שאז קשה ערה וישנה))</text:span></text:p>
                                <text:list>
                                  <text:list-item>
                                    <text:p text:style-name="P117">מתרץ (מיירי ביש וסת וכשתבעה, וזה נחשב בדיקה)</text:p>
                                    <text:list>
                                      <text:list-item>
                                        <text:p text:style-name="P118"><draw:line text:anchor-type="paragraph" draw:z-index="21" draw:name="Line 8" draw:style-name="gr9" draw:text-style-name="P167" svg:x1="-0.6327in" svg:y1="0.1941in" svg:x2="-0.0598in" svg:y2="0.1807in"><text:p/></draw:line>שאל ר"פ לרבא (אם לעשות כברייתא או לא)<text:note text:id="ftn40" text:note-class="footnote"><text:note-citation>16</text:note-citation><text:note-body><text:p text:style-name="P25">יש לרש"י שני דרכים לבאר את זה:</text:p><text:list xml:id="list690359925" text:style-name="L3"><text:list-item><text:p text:style-name="P61">מבאר ששואל אם הלכה כאותו ברייתא אול לא.</text:p></text:list-item><text:list-item><text:p text:style-name="P61">שואל אם יכולים לעשות כן אם לא בא מדרך.</text:p></text:list-item></text:list></text:note-body></text:note></text:p>
                                        <text:list>
                                          <text:list-item>
                                            <text:p text:style-name="P119">משיב (אין לבדוק אותה, שמבזה אותה)</text:p>
                                            <text:list>
                                              <text:list-item>
                                                <text:p text:style-name="P120">אומר מעשה כאותו פסק (כן נהגו ר"פ ורהבדר"י)</text:p>
                                              </text:list-item>
                                            </text:list>
                                          </text:list-item>
                                        </text:list>
                                      </text:list-item>
                                    </text:list>
                                  </text:list-item>
                                </text:list>
                              </text:list-item>
                            </text:list>
                          </text:list-item>
                        </text:list>
                      </text:list-item>
                    </text:list>
                  </text:list-item>
                </text:list>
              </text:list-item>
              <text:list-item>
                <text:p text:style-name="P121"><text:soft-page-break/>אומר דין של אשה שאין לה וסת (רמ"א שאסורה לבעלה (שחוששים שהיא נדה), ואין לה כתובה (שא"א לבעול) ותנאה (שתנאי כתובה ככתובה) ולא יחזיר אף אם נתקנה (שחוששים שמא יטעון שהתנה). רחבא"א שמשמשת בשני עדים. <text:span text:style-name="T54">אבא חנן אומר אוי לו לבעלה. חולק אם זה לר"מ, ואומר שצריך לשלם כתובתה או לרחב"א שאפשר שתקלקל)</text:span></text:p>
                <text:list>
                  <text:list-item>
                    <text:p text:style-name="P122">פוסק שמואל (כרחב"א)</text:p>
                    <text:list>
                      <text:list-item>
                        <text:p text:style-name="P122">מקשה גמרא (אי כשעסוקה בטהרות, כבר אמרו. ואי לא, לא צריכה לבדוק)</text:p>
                        <text:list>
                          <text:list-item>
                            <text:p text:style-name="P122">משיב (לעולם בעסוקה, מי שאמר זה לא אמר זה)</text:p>
                            <text:p text:style-name="P122"><draw:line text:anchor-type="paragraph" draw:z-index="22" draw:name="Line 9" draw:style-name="gr8" draw:text-style-name="P167" svg:x1="-0.5417in" svg:y1="0.0933in" svg:x2="-0.0988in" svg:y2="0.0807in"><text:p/></draw:line></text:p>
                          </text:list-item>
                        </text:list>
                      </text:list-item>
                    </text:list>
                  </text:list-item>
                </text:list>
              </text:list-item>
            </text:list>
          </text:list-item>
        </text:list>
        <text:p text:style-name="P48"><text:s/>פרק שני<text:reference-mark-start text:name="פרק שני"/> <text:reference-mark-end text:name="פרק שני"/></text:p>
        <text:p text:style-name="P50"><text:reference-mark-start text:name="משנה בא"/>משנה<text:reference-mark-end text:name="משנה בא"/></text:p>
        <text:list xml:id="list3133871475" text:style-name="L4">
          <text:list-item>
            <text:p text:style-name="P96">משנה<text:span text:style-name="T41"> אומר שני דינים (יד המרבה לבדוק בנשים משובחת. באנשים תקצץ)</text:span></text:p>
            <text:list>
              <text:list-item>
                <text:p text:style-name="P123">שואל (חילוק נשים ואנשים)</text:p>
                <text:list>
                  <text:list-item>
                    <text:p text:style-name="P123">מתרץ (אנשים בני הרגשה)</text:p>
                    <text:list>
                      <text:list-item>
                        <text:p text:style-name="P123">מק’ (לא רק מרבה אסור)</text:p>
                        <text:list>
                          <text:list-item>
                            <text:p text:style-name="P123">מת’ (קאי על נשים)</text:p>
                          </text:list-item>
                        </text:list>
                      </text:list-item>
                    </text:list>
                  </text:list-item>
                </text:list>
              </text:list-item>
              <text:list-item>
                <text:p text:style-name="P96"><text:span text:style-name="T41">מגדיר דין משנה (רק קאי על בדיקת ש"ז, ולא זוב. </text:span><text:span text:style-name="T43">גם לש"ז, יכול לבדוק בצרור וחרס)</text:span></text:p>
                <text:list>
                  <text:list-item>
                    <text:p text:style-name="P124">מקשה (אף במטלית יותר, שאומר בריי’ שיכול לבדוק במטלית)</text:p>
                    <text:list>
                      <text:list-item>
                        <text:p text:style-name="P124">מת’ (מיירי בעבה)</text:p>
                      </text:list-item>
                    </text:list>
                  </text:list-item>
                </text:list>
              </text:list-item>
              <text:list-item>
                <text:p text:style-name="P124">ב8, אמר שהוא "כדאמר אביי." אומר איפה אמרו (אומר בריי’ שכהן שנעקר ש"ז כשאוכל תרומה יאחוז באמה ויבלע. ק’, שאסור לאחוז באמה (כאילו מביא מבול). אמר אביי שהוא במטלית עבה. רבא אמר שכיון שכבר עקר, אין בעיה.)</text:p>
                <text:list>
                  <text:list-item>
                    <text:p text:style-name="P124">מק’ לרבא (אומר בריי’ שש"ז כעין, שכל זמן שנוגע בו, חוזר ומדמע)</text:p>
                    <text:list>
                      <text:list-item>
                        <text:p text:style-name="P124">מת’ (לא שכיח)</text:p>
                      </text:list-item>
                    </text:list>
                  </text:list-item>
                </text:list>
              </text:list-item>
              <text:list-item>
                <text:p text:style-name="P124">מז’ דין ר"א (שכל האחז באמה כאילו מביא מבול)</text:p>
                <text:list>
                  <text:list-item>
                    <text:p text:style-name="P97"><text:span text:style-name="T41">מביא בריי’ שבו הק’ רבנן (שנראה ככרות שפחה </text:span><text:span text:style-name="T44">כשמשתין</text:span><text:span text:style-name="T41">) ומת’ ר"א (פעם אחת שילך למקום גבוה או עפר תחוח, ופעם אחת שכדי הוא)</text:span></text:p>
                    <text:list>
                      <text:list-item>
                        <text:p text:style-name="P124">שואל (איזה אמר ראשון)</text:p>
                        <text:list>
                          <text:list-item>
                            <text:p text:style-name="P124">משיב (אמר עפר תיחוח, ואז שאלו מה אם לא נמצא, ושוב אמר שכדי הוא)</text:p>
                          </text:list-item>
                        </text:list>
                      </text:list-item>
                    </text:list>
                  </text:list-item>
                  <text:list-item>
                    <text:p text:style-name="P98"><text:span text:style-name="T41">מבאר למה הוא כן (כיון שבא לש"ז לבטלה)</text:span><text:span text:style-name="T41"><text:note text:id="ftn41" text:note-class="endnote"><text:note-citation>כה</text:note-citation><text:note-body><text:p text:style-name="P19"><text:span text:style-name="T13">כתבתי</text:span> את זה כאילו "כל כך למה" קאי על מה שמביא מבול. יש לדון, אם זה נכון, שהיה אפשר לומר שקאי על מה שכדי הוא לראות ככרות שפכה לזה. ותחשב.</text:p></text:note-body></text:note></text:span></text:p>
                  </text:list-item>
                </text:list>
              </text:list-item>
              <text:list-item>
                <text:p text:style-name="P158"><text:span text:style-name="T59">אומר </text:span><text:span text:style-name="T62">שלש</text:span><text:span text:style-name="T59"> מימרות בש"ז לבטלה (רבי יוחנן אומר שהוא </text:span><text:span text:style-name="T58">חייב מיתה</text:span><text:span text:style-name="T59"> (</text:span><text:span text:style-name="T41">שנאמר, “וירע… וימת גם אותו</text:span><text:span text:style-name="T59">"), רבי יחצק ורב אמי אומ’ שהוא </text:span><text:span text:style-name="T58">כאילו שפך דמים</text:span><text:span text:style-name="T59"> </text:span><text:span text:style-name="T41">(שנאמר, “שוחטי ילדים,” ונדרש לומר, “סוחטי ילדים.</text:span><text:span text:style-name="T59">”), רבי אסי אומר שהוא </text:span><text:span text:style-name="T58">כאילו עובד ע"ז</text:span><text:span text:style-name="T59"> (</text:span><text:span text:style-name="T41">לומדים מגזרה שוה</text:span><text:span text:style-name="T59">)</text:span></text:p>
                <text:list>
                  <text:list-item>
                    <text:p text:style-name="P125">מקשה על ר"א ממעשה (שהיו שמואל ורבי יהודה על גג בה"כ, ואמר שמואל לר"י לאחוז באמתו להשתין)</text:p>
                    <text:list>
                      <text:list-item>
                        <text:p text:style-name="P158"><text:span text:style-name="T59">מת’ (כיון שהיה ירא (מלילה וגג</text:span><text:span text:style-name="T59"><text:note text:id="ftn42" text:note-class="endnote"><text:note-citation>כו</text:note-citation><text:note-body><text:p text:style-name="P16"><text:span text:style-name="T13">כללתי</text:span> שנים אלו לאחד כיון שלשון גמרא משמע שצריך שניהם. ועיין שם. ותו"<text:span text:style-name="T57">ת</text:span>.</text:p></text:note-body></text:note></text:span><text:span text:style-name="T59">, מרבו, מבה"כ, או משכינה (מביא סמך לזה ממה שאמר עליו שמואל שאינו ילוד אשה)) היה מותר)</text:span></text:p>
                      </text:list-item>
                      <text:list-item>
                        <text:p text:style-name="P159"><text:span text:style-name="T59">מת’ </text:span><text:span text:style-name="T60">(היה נשוי, ואז מותר)</text:span></text:p>
                      </text:list-item>
                      <text:list-item>
                        <text:p text:style-name="P126">מת’ (רק אמר לו לסייע בביצים, שהוא מותר)</text:p>
                      </text:list-item>
                      <text:list-item>
                        <text:p text:style-name="P126">מת’ (רק אמר לו לאחוז למטה מעטרה (לחות), שמותר)</text:p>
                      </text:list-item>
                    </text:list>
                  </text:list-item>
                </text:list>
              </text:list-item>
              <text:list-item>
                <text:p text:style-name="P160"><text:span text:style-name="T60">א</text:span><text:span text:style-name="T59">ומר רב מימרא (שמי מקשה אותו לדעת ינדה)</text:span></text:p>
                <text:list>
                  <text:list-item>
                    <text:p text:style-name="P127">מקשה על לשונו (למה לא רק אומר שהוא אסור)</text:p>
                    <text:list>
                      <text:list-item>
                        <text:p text:style-name="P127">מת’ (מגלה שהוא חמור, כיון שמגרה יצר הרע בעצמו)</text:p>
                      </text:list-item>
                    </text:list>
                  </text:list-item>
                </text:list>
              </text:list-item>
              <text:list-item>
                <text:p text:style-name="P127">ר"א אומר כעין זה (נקרא עבריין, כיון שכן עושה יצה"ר, היום עושה לו… עד שעובד ע"ז)</text:p>
              </text:list-item>
              <text:list-item>
                <text:p text:style-name="P160"><text:span text:style-name="T59">אומר לשון אחר בר"א (שאין מי שמביא את עצמו </text:span><text:span text:style-name="T63">להרהור </text:span><text:span text:style-name="T59">נכנס למחיצת ה’, שכ’,”וירע," וכ’, “לא יגו</text:span><text:span text:style-name="T61">רך</text:span><text:span text:style-name="T59"> רע.”</text:span></text:p>
              </text:list-item>
              <text:list-item>
                <text:p text:style-name="P128">אומר קרא (“ידיכם דם מלאו") על מוצרים ש"ז לבטלה</text:p>
              </text:list-item>
              <text:list-item>
                <text:p text:style-name="P128">אומר שעליהם קאי לא תנאף</text:p>
              </text:list-item>
              <text:list-item>
                <text:p text:style-name="P128">אומר מי מעכב משיח (גרים ומשחקים בתנוקות)</text:p>
                <text:list>
                  <text:list-item>
                    <text:p text:style-name="P128">מבאר גרים(קשים כספחת)</text:p>
                  </text:list-item>
                  <text:list-item>
                    <text:p text:style-name="P128">אומר ביאור לקטנים (משכב זכר)</text:p>
                    <text:list>
                      <text:list-item>
                        <text:p text:style-name="P128">דוחה (חייב מיתה, ולא רק מעכב משיח)</text:p>
                      </text:list-item>
                    </text:list>
                  </text:list-item>
                  <text:list-item>
                    <text:p text:style-name="P128"><text:soft-page-break/>אומר ביאור (דרך אברים)</text:p>
                    <text:list>
                      <text:list-item>
                        <text:p text:style-name="P128">דוחה (בני מביאי מבול הם)</text:p>
                      </text:list-item>
                    </text:list>
                  </text:list-item>
                  <text:list-item>
                    <text:p text:style-name="P128">אומר ביאור (נושאים קטנות, שלא יולדים, ואין בן דוד בא עד שיכלו כל נשמות שבגוף)</text:p>
                  </text:list-item>
                </text:list>
              </text:list-item>
              <text:list-item>
                <text:p text:style-name="P129">שואל על משנה (אם ידו תקצץ ממש (כמו שמצינו במרים ידו) או לא)</text:p>
                <text:list>
                  <text:list-item>
                    <text:p text:style-name="P129">מביא ראיה (ממה שאומר ר"ט שיקצת על טיבורו, והק’ שיסכן, ואמר שמוטב)</text:p>
                    <text:list>
                      <text:list-item>
                        <text:p text:style-name="P129">דוחה (אם כן, למה צ"ל על טיבורו. אז, צ"ל שאומר שהק’ לו מה אם בא לו דבר למטה מטיבורו. אמר שינחנו, אף שיסכן.)</text:p>
                      </text:list-item>
                    </text:list>
                  </text:list-item>
                </text:list>
              </text:list-item>
            </text:list>
          </text:list-item>
        </text:list>
        <text:p text:style-name="P49"/>
        <text:p text:style-name="P51"><text:reference-mark-start text:name="משנה בב"/>משנה<text:reference-mark-end text:name="משנה בב"/></text:p>
        <text:list xml:id="list180613942019366" text:continue-numbering="true" text:style-name="L4">
          <text:list-item>
            <text:p text:style-name="P130"><text:span text:style-name="T13">משנה</text:span> אומר ארבע נשים (חרשת, שוטה, סומא, נטרפה דעתה) שלא יכולות לבדוק לעצמם.</text:p>
            <text:list>
              <text:list-item>
                <text:p text:style-name="P130">מק’ על ראשון (שתבדוק לעצמה, כמו שמצינו)</text:p>
                <text:list>
                  <text:list-item>
                    <text:p text:style-name="P130">משיב (רק מצינו אם מדברת)</text:p>
                    <text:list>
                      <text:list-item>
                        <text:p text:style-name="P130">מביא סמך (בריי’ אומר שכל חרש שאמרו רבנן הוא מי שאינה שומעת ומדברת)</text:p>
                      </text:list-item>
                    </text:list>
                  </text:list-item>
                </text:list>
              </text:list-item>
            </text:list>
          </text:list-item>
          <text:list-item>
            <text:p text:style-name="P131">מק’ על דין סומא(תבדוק לנפשה, ותראה לאחרים)</text:p>
            <text:list>
              <text:list-item>
                <text:p text:style-name="P131">מודה (תסמה אותו)</text:p>
              </text:list-item>
            </text:list>
          </text:list-item>
          <text:list-item>
            <text:p text:style-name="P131">מק’ על נטרפה דעתו (שווה לשוטה)</text:p>
            <text:list>
              <text:list-item>
                <text:p text:style-name="P131">משיב (זה מחמת חולי)</text:p>
              </text:list-item>
            </text:list>
          </text:list-item>
          <text:list-item>
            <text:p text:style-name="P131">מבאר דין כהן שוטה (רבנן אומרים שרק יכול לאכול אם לא ישן מטבילה. <text:span text:style-name="T64">ראב"צ אומר שיכול ליתן לו כוס עור. דחו רבנן שיביא לידי חימום, ויבלע. ר"א אומר שעושים ממתכת (מוכיח אביי ממשנה שהוא נחשת) שלא בולע.)</text:span></text:p>
            <text:list>
              <text:list-item>
                <text:p text:style-name="P132">מדין כיס מוכיח ר"פ (שמכנסים אסורים)</text:p>
                <text:list>
                  <text:list-item>
                    <text:p text:style-name="P132">מקשה (ממכנסי כהנים)</text:p>
                    <text:list>
                      <text:list-item>
                        <text:p text:style-name="P132">משיב (לא היה להם בית ערוה או בית הנקב)</text:p>
                      </text:list-item>
                    </text:list>
                  </text:list-item>
                </text:list>
              </text:list-item>
              <text:list-item>
                <text:p text:style-name="P132">אומר מימרה על כעין כיס (רוכבי גמלים אסורים לאכול בתרומה)</text:p>
                <text:list>
                  <text:list-item>
                    <text:p text:style-name="P132">מביא בריי’ שאומר כן (אומר שכולם רשעים וספנים כולם צדיקים וחמרים יש צדיקים (אם מכף או דלא מטרט) ויש רשעים(אם לא עושה אחד מאלו)</text:p>
                  </text:list-item>
                </text:list>
              </text:list-item>
              <text:list-item>
                <text:p text:style-name="P132">ריב"ל לייט (אמאן ששכב על גבו)</text:p>
                <text:list>
                  <text:list-item>
                    <text:p text:style-name="P132">מקשה (אמר ריב"ל שרק לק"ש אסור)</text:p>
                    <text:list>
                      <text:list-item>
                        <text:p text:style-name="P132">מת’ (רק לק"ש אסור אף אם מצדד)</text:p>
                      </text:list-item>
                    </text:list>
                  </text:list-item>
                  <text:list-item>
                    <text:p text:style-name="P132">מקשה (רבי יוחנן מצלי וקרי ק"ש)</text:p>
                    <text:list>
                      <text:list-item>
                        <text:p text:style-name="P132">מת’ (ר"י היה בעל בשר, והיה דחוק)<text:note text:id="ftn43" text:note-class="endnote"><text:note-citation>כז</text:note-citation><text:note-body><text:p text:style-name="P17"><text:span text:style-name="T13">כץבנו</text:span> את זה כאילו הוא קשיא על כל המימרא. מה שהואבא כאן ואלי משמע שהוא קשיא על מה שכתבנו שזה אף אם הוא מצדד. ותו"ת.</text:p></text:note-body></text:note></text:p>
                      </text:list-item>
                    </text:list>
                  </text:list-item>
                </text:list>
              </text:list-item>
            </text:list>
          </text:list-item>
          <text:list-item>
            <text:p text:style-name="P99">משנה <text:span text:style-name="T41">אומר שני דינים (אומר חיוב בדיקה בשעת תשמיש (עיין לעיל (290)). גם אומר מה הדין אם מצאה (יש שלש דרגות: </text:span>מיד<text:span text:style-name="T41"> (בכדי בתכניס עד שהיתה מאחזת קרוב לפניה ותדיח), טמאה היא ובעל, וחייבים חטאת. </text:span>אחר<text:span text:style-name="T41"> </text:span>זמן<text:span text:style-name="T41"> (בכדי שתרד ממטה ותדיח פניה), מטמאה מספק, ולא חייבים אשם.. </text:span>אחר זה<text:span text:style-name="T41">, ר"ע מטמא בעל ורבנן מטהרים.)</text:span></text:p>
          </text:list-item>
          <text:list-item>
            <text:p text:style-name="P133">מוסיף על דין שני (מודים רבנן לענין כתם (עיין לקמן)).</text:p>
            <text:list>
              <text:list-item>
                <text:p text:style-name="P133">מקשה על דין שני (למה תחייב חטאת; אולי הוא דם מאכולת)</text:p>
                <text:list>
                  <text:list-item>
                    <text:p text:style-name="P133">מתרץ (אותו מקום בדוקה)</text:p>
                  </text:list-item>
                  <text:list-item>
                    <text:p text:style-name="P133">מתרץ (אותו מקום דבוקה)</text:p>
                  </text:list-item>
                  <text:list-item>
                    <text:p text:style-name="P133">אומר נפק"מ (מה אם מצא מאכלת מת עמו)</text:p>
                  </text:list-item>
                </text:list>
              </text:list-item>
              <text:list-item>
                <text:p text:style-name="P133">אומר דין (אם אחר שבדקה, נגעה עוד בירכה בעד, אב אומר שטמאה נדה)</text:p>
                <text:list>
                  <text:list-item>
                    <text:p text:style-name="P133">מקשה סתירה (רב אמר שרק חוששים)</text:p>
                  </text:list-item>
                </text:list>
              </text:list-item>
              <text:list-item>
                <text:p text:style-name="P133">מביא עוד אמורא כזה (אם לא בדק את העד קודם בדיקה, שמואל ובי מדרשא מטמאים נדה)</text:p>
              </text:list-item>
              <text:list-item>
                <text:p text:style-name="P133">מביא עוד שיטה בזה (ר"ח טימא בזקנותו וטהר בילדותו)</text:p>
                <text:list>
                  <text:list-item>
                    <text:p text:style-name="P133">שואל גמרא (יש שלש דרגות (טמא, ספק, טהור). ממה למה שינה)</text:p>
                    <text:list>
                      <text:list-item>
                        <text:p text:style-name="P99"><text:span text:style-name="T41">מביא ראיה (חולקים רבי ר"ח אם טמאה נדה או ספק (כתם)</text:span><text:span text:style-name="T41"><text:note text:id="ftn44" text:note-class="footnote"><text:note-citation>17</text:note-citation><text:note-body><text:p text:style-name="P15">בתוך זה, מביא ר"ח סמך משיעורו (כגריס ועוד, ככתם). רבי דוחה שזה רק כדי שלא לתלות במאכולת.</text:p></text:note-body></text:note></text:span><text:span text:style-name="T41">. כיון שחלק על רבי, צ"ל שהיה בזקנותו. אז, צ"ל שהוא ספק.)</text:span></text:p>
                      </text:list-item>
                    </text:list>
                  </text:list-item>
                </text:list>
              </text:list-item>
              <text:list-item>
                <text:p text:style-name="P134"><text:soft-page-break/>מביא מעשה ששייך לזה (רבי אמר לריס"י שרחב"ב היה ת"ח. אז, רבי הביאו לריב"י. שאל ר"ח בדין זה, ואמר לו להשיב כדברי רבי. היה ריב"י ממעטו כיון שלא רצה ללמוד מדברי הרב. ר"ח סבר שכיון שהיו כ"כ תל’ לרבי, היה חדוד.)</text:p>
                <text:list>
                  <text:list-item>
                    <text:p text:style-name="P100"><text:span text:style-name="T41">מביא בריי’ שמבאר </text:span><text:span text:style-name="T45">נקודה מן המעשה</text:span><text:span text:style-name="T41"> </text:span><text:span text:style-name="T45">(</text:span><text:span text:style-name="T41">מח’ </text:span><text:span text:style-name="T45">רבי ור"י)</text:span></text:p>
                    <text:list>
                      <text:list-item>
                        <text:p text:style-name="P101"><text:span text:style-name="T45">א</text:span><text:span text:style-name="T41">ומר ראב"מ שרבי כר"מ שטימא כשראתה דם במי רגלים כשעמדה (ור’ יוסי חולק).</text:span></text:p>
                        <text:list>
                          <text:list-item>
                            <text:p text:style-name="P135">מק’ גמ’ (מטמא מספק)</text:p>
                            <text:list>
                              <text:list-item>
                                <text:p text:style-name="P135">דוחה (ר"מ מטמא בודאי)</text:p>
                              </text:list-item>
                            </text:list>
                          </text:list-item>
                        </text:list>
                      </text:list-item>
                    </text:list>
                  </text:list-item>
                </text:list>
              </text:list-item>
              <text:list-item>
                <text:p text:style-name="P136">מביא בריי’ החולק על משנתינו (ומחייב אשם תלוי בדרגה שניה)</text:p>
                <text:list>
                  <text:list-item>
                    <text:p text:style-name="P136">מבאר המח’ (חול’ אם מביא כשלא איקבע איסור)</text:p>
                  </text:list-item>
                </text:list>
              </text:list-item>
              <text:list-item>
                <text:p text:style-name="P137">מקשה סתירה על ביאור דרגא שני של משנה (שיש בריי’ שאומר שהוא כדי שתטל מכר לבדוק)</text:p>
                <text:list>
                  <text:list-item>
                    <text:p text:style-name="P137">מת’ (ר"ח אמר שמשנה לא מבאר שני אלא שלישי, ואומר שבזה יש מח’ ר"ע ורבנן)</text:p>
                  </text:list-item>
                  <text:list-item>
                    <text:p text:style-name="P138">מת’ (ר"א אומר שהם שווים (ושל משנה הוא כשיש כבר עד בידה)</text:p>
                    <text:list>
                      <text:list-item>
                        <text:p text:style-name="P139">מקשה ר"א (מביא בריי’ שמבאר חי’ בין שני לשלשי, ולא תלהו בעד בידה)</text:p>
                      </text:list-item>
                      <text:list-item>
                        <text:p text:style-name="P139">(אגב, שם מבאר שבשלישי, ר"ע מטמא כבועל; חכמים, כמגע; ריביב"ז, מטהר לגמרי)</text:p>
                      </text:list-item>
                    </text:list>
                  </text:list-item>
                </text:list>
              </text:list-item>
              <text:list-item>
                <text:p text:style-name="P139">מביא ריביב"ז אגב 82. </text:p>
                <text:list>
                  <text:list-item>
                    <text:p text:style-name="P139">מק’ (נוגע במעל"ע).</text:p>
                    <text:list>
                      <text:list-item>
                        <text:p text:style-name="P139">מת’ (סובר כשמאי)</text:p>
                      </text:list-item>
                    </text:list>
                  </text:list-item>
                  <text:list-item>
                    <text:p text:style-name="P139">מק’ (יהא בע"ק)</text:p>
                    <text:list>
                      <text:list-item>
                        <text:p text:style-name="P139">מת’ (כשלא גמר ביאה)</text:p>
                      </text:list-item>
                    </text:list>
                  </text:list-item>
                </text:list>
              </text:list-item>
              <text:list-item>
                <text:p text:style-name="P140">חולק אמורים בביאור 60 (רב אומר שאומר שהוא למפרע, וכר"מ, ושמואל אמר שהוא להבא)</text:p>
                <text:list>
                  <text:list-item>
                    <text:p text:style-name="P140">מק’ לשמואל (פשוט הוא)</text:p>
                    <text:list>
                      <text:list-item>
                        <text:p text:style-name="P140">מת’ (הו"א לטהר כמו מעל"ע, ששניהם דרבנן)</text:p>
                        <text:list>
                          <text:list-item>
                            <text:p text:style-name="P140">מבאר למה כן הוא הדין (בכתם, יש שור שחוט (דם) לפנינו)</text:p>
                          </text:list-item>
                        </text:list>
                      </text:list-item>
                    </text:list>
                  </text:list-item>
                </text:list>
              </text:list-item>
              <text:list-item>
                <text:p text:style-name="P140">אומר עוד אמוראים שחל’ בזה (ר"ל כרב ור"י כשמואל)</text:p>
              </text:list-item>
            </text:list>
          </text:list-item>
          <text:list-item>
            <text:p text:style-name="P102">משנה<text:span text:style-name="T41"> אומר דין אחד (כל נשים ואף לבאים מדרך בחז’ טהרה)</text:span></text:p>
            <text:list>
              <text:list-item>
                <text:p text:style-name="P141">מק’ (למה צ"ל אפילו לבאים מדרך)</text:p>
                <text:list>
                  <text:list-item>
                    <text:p text:style-name="P141">מת’ (הו"א שלא חושבות שיבא ולא בודקות)</text:p>
                  </text:list-item>
                </text:list>
              </text:list-item>
              <text:list-item>
                <text:p text:style-name="P141">מגדיר רי"נ דין משנה (הוא רק בתוך ימי עונה לראייה)</text:p>
              </text:list-item>
              <text:list-item>
                <text:p text:style-name="P141">מגדיר ר"ה דין משנה (הוא רק אם אין לה וסת)</text:p>
                <text:list>
                  <text:list-item>
                    <text:p text:style-name="P141">מקשה גמ’ (אם יש וסת, יותר נראה להתיר)</text:p>
                    <text:list>
                      <text:list-item>
                        <text:p text:style-name="P141">משנה (אמר שהוא רק אם לא הגיע שעת וסתו, שסבר שוסתות דאו’)</text:p>
                      </text:list-item>
                      <text:list-item>
                        <text:p text:style-name="P141">רבב"ח חולק (שוסתות דרבנן, ורק צריכה לבדוק לכת’)</text:p>
                      </text:list-item>
                      <text:list-item>
                        <text:p text:style-name="P141">אומר ל"א בזה (ר"ה אמר שהוא רק אם אין לה וסת לימים, אלא לימים וקפיצות)</text:p>
                      </text:list-item>
                    </text:list>
                  </text:list-item>
                </text:list>
              </text:list-item>
              <text:list-item>
                <text:p text:style-name="P142">אגב דיון בוסתות, אומר דין בוסת (ר"י אמר שבעל מחשב עונה ובועל)</text:p>
                <text:list>
                  <text:list-item>
                    <text:p text:style-name="P142">שואל (אם זה אף בילדה, שבזיזה לטבול)</text:p>
                    <text:list>
                      <text:list-item>
                        <text:p text:style-name="P142">משיב (זה אינו בכל זמן שראתה בודאי, שהוא רק כשלא יודעים אם ראתה ואם טבלה, אבל אם ודאי ראתה, אין ספק מוציא מידי ודאי)</text:p>
                        <text:list>
                          <text:list-item>
                            <text:p text:style-name="P142">מקשה (ספק מוציא, שמניחים שפירות חבר מת מעושרים)</text:p>
                            <text:list>
                              <text:list-item>
                                <text:p text:style-name="P142">מת’ (בודאי מעשרם)</text:p>
                              </text:list-item>
                              <text:list-item>
                                <text:p text:style-name="P142">מת’ (לא בודאי היו טבל, שאולי הערים)</text:p>
                              </text:list-item>
                            </text:list>
                          </text:list-item>
                          <text:list-item>
                            <text:p text:style-name="P103"><text:span text:style-name="T41">מק’ </text:span><text:span text:style-name="T46">(מעשה בכהן אחד שבדק אם נפל שהופל לבור זכר, ונטהר מחמת חלודות)</text:span></text:p>
                            <text:list>
                              <text:list-item>
                                <text:p text:style-name="P143">מת’ (לא ידעו שהפיל נפל או לא)</text:p>
                                <text:list>
                                  <text:list-item>
                                    <text:p text:style-name="P143">מק’ מלשון (אומר שהלך לראות אם הוא זכר ונקבה)</text:p>
                                    <text:list>
                                      <text:list-item>
                                        <text:p text:style-name="P143">משנה (הלך לראות אם היה ולד)</text:p>
                                      </text:list-item>
                                    </text:list>
                                  </text:list-item>
                                </text:list>
                              </text:list-item>
                              <text:list-item>
                                <text:p text:style-name="P143">מת’ (אכילת חולדות ודאי)</text:p>
                              </text:list-item>
                            </text:list>
                          </text:list-item>
                        </text:list>
                      </text:list-item>
                    </text:list>
                  </text:list-item>
                </text:list>
              </text:list-item>
              <text:list-item>
                <text:p text:style-name="P144">שאלו לר"נ (אם וסתות דאו’)</text:p>
                <text:list>
                  <text:list-item>
                    <text:p text:style-name="P144">השיב מדברי ר"ה (אמר שאם רק בדקה אחר וסת וראתה, טמאה מח’ ראיה ווסת. מדחוששים לוסת, נמצא שהוא מדאו’)</text:p>
                  </text:list-item>
                  <text:list-item>
                    <text:p text:style-name="P144">אומר גמ’ ל"א של מה אמר (השיב מזה שהוא מדרבנן, שרק חוששים כשראתה)</text:p>
                  </text:list-item>
                </text:list>
              </text:list-item>
              <text:list-item>
                <text:p text:style-name="P104"><text:span text:style-name="T41">דנים בוסת </text:span><text:span text:style-name="T47">(אם בדקה אחר וסת, רב אמר שרק אם ראתה טמאה, ושמואל אומר שלעולם טמא)</text:span></text:p>
                <text:list>
                  <text:list-item>
                    <text:p text:style-name="P105"><text:span text:style-name="T47">א</text:span><text:span text:style-name="T41">ומר ביאור (חולקים אם וסת דאו’. כן מסיק רנב”י.)</text:span></text:p>
                  </text:list-item>
                  <text:list-item>
                    <text:p text:style-name="P145"><text:soft-page-break/>אומר ביאור אחר (ר"ז אמר שכו"ע שהוא דאו’, ורב כשבדקה כשיעור וסת)</text:p>
                  </text:list-item>
                </text:list>
              </text:list-item>
              <text:list-item>
                <text:p text:style-name="P146">מביא תנאי (ר"א ור"י) שחול’ בזה (ר"א מח’)</text:p>
              </text:list-item>
              <text:list-item>
                <text:p text:style-name="P147">מביא עוד תנאי (ר"מ מחמיר)</text:p>
              </text:list-item>
              <text:list-item>
                <text:p text:style-name="P147">מביא לשיטתו (עוד מקום שמחמיק לומר שהם דאו’ (אומר שאם מחרדת, אין וסת דאו’))</text:p>
              </text:list-item>
              <text:list-item>
                <text:p text:style-name="P106"><text:span text:style-name="T41">מביא עוד תנאי (</text:span><text:span text:style-name="T48">רשב"ג</text:span><text:span text:style-name="T41"> אומר שאם ראתה דם מח’ מכה לעולם טהורה. ר</text:span><text:span text:style-name="T48">בי</text:span><text:span text:style-name="T41"> תולהו בוסת)</text:span></text:p>
                <text:list>
                  <text:list-item>
                    <text:p text:style-name="P106"><text:span text:style-name="T41">דוחה (</text:span><text:span text:style-name="T48">ר"ש</text:span><text:span text:style-name="T41"> מטמא מח’ מקורו, ור</text:span><text:span text:style-name="T48">בי</text:span><text:span text:style-name="T41"> אומר שאין לטמא אלא מחמת וסת, אם הוא דאו’)</text:span></text:p>
                  </text:list-item>
                </text:list>
              </text:list-item>
            </text:list>
          </text:list-item>
          <text:list-item>
            <text:p text:style-name="P107">משנה<text:span text:style-name="T41"> אומר מח’ (ב"ש וב"ה אם צריכה לבדוק בעד חלוק או לנר בין כל ביאה או לא)</text:span></text:p>
            <text:list>
              <text:list-item>
                <text:p text:style-name="P148">מראה חי’ בב"ש (בודק לאור הנר, אף שמי שמשמש לאור הנר מגונה)</text:p>
              </text:list-item>
              <text:list-item>
                <text:p text:style-name="P149">מק’ ב"ש (נחוש שמא יחפה ש"ז)</text:p>
                <text:list>
                  <text:list-item>
                    <text:p text:style-name="P149">מק’ ב"ה (א"כ, נחוש אף באותו ביאה)</text:p>
                    <text:list>
                      <text:list-item>
                        <text:p text:style-name="P150">מת’ (רק חוששים כשנמוק שני פעמים)</text:p>
                      </text:list-item>
                    </text:list>
                  </text:list-item>
                </text:list>
              </text:list-item>
              <text:list-item>
                <text:p text:style-name="P151">פסק ר"י (כב"ש)</text:p>
                <text:list>
                  <text:list-item>
                    <text:p text:style-name="P151">(אמרו לו תלמידיו שהאריך עליהם, ואמר שמוטב להאריך כאן כדי להאריך לעולם הבא)</text:p>
                  </text:list-item>
                </text:list>
              </text:list-item>
              <text:list-item>
                <text:p text:style-name="P152">ר"ז אומר דין (לא יבעול וישנה, שיש לחוש שראתה בינתים, כמו שצריך לבדוק אחר כך מחמת אותו חשש)</text:p>
                <text:list>
                  <text:list-item>
                    <text:p text:style-name="P152">רבא חולק (רק צריך לבדוק לטהרות, ולא לביאה)</text:p>
                    <text:list>
                      <text:list-item>
                        <text:p text:style-name="P153">מביא בריי’ כרבא </text:p>
                      </text:list-item>
                    </text:list>
                  </text:list-item>
                </text:list>
              </text:list-item>
              <text:list-item>
                <text:p text:style-name="P153">אומר דין (בדק בעד ואבד עד, אבור לשמש)</text:p>
                <text:list>
                  <text:list-item>
                    <text:p text:style-name="P153">מק’ (יכול לבעול קודם מדיקה)</text:p>
                    <text:list>
                      <text:list-item>
                        <text:p text:style-name="P153">מת’ (מוכיחה קיים)</text:p>
                      </text:list-item>
                    </text:list>
                  </text:list-item>
                </text:list>
              </text:list-item>
              <text:list-item>
                <text:p text:style-name="P154">אומר ר"י דין <text:s/>(אסרו לבעול בלילה) ומביא מקור (דכ’ הלילה אמר הורה)</text:p>
              </text:list-item>
              <text:list-item>
                <text:p text:style-name="P154">ר"ל מביא מקור אחר <text:s/>(דכ’ בוזה דרכיו יומת)</text:p>
                <text:list>
                  <text:list-item>
                    <text:p text:style-name="P154">מבאר ל"ל לומר כר"י (אומר שיש מלאך ששמו לילה שממונה על הריון<text:note text:id="ftn0" text:note-class="footnote"><text:note-citation>18</text:note-citation><text:note-body><text:p text:style-name="P62">ושואל מ’ אם יהיה אותו טפה גבור… אבל לא צדיק או רשע, שרק זה אינו ביד שמים.</text:p></text:note-body></text:note></text:p>
                    <text:list>
                      <text:list-item>
                        <text:p text:style-name="P155">דוחה ר"י (היה לו לומר גבר הורה)</text:p>
                      </text:list-item>
                    </text:list>
                  </text:list-item>
                  <text:list-item>
                    <text:p text:style-name="P155">מבאר ל"ל לומר כר"ל (קאי על דברים אחרים מאוסים)<text:note text:id="ftn45" text:note-class="footnote"><text:note-citation>19</text:note-citation><text:note-body><text:p text:style-name="P64">כמו מה שאומר בן סירא ששונא שלש:</text:p><text:list xml:id="list1152351466" text:style-name="L5"><text:list-item><text:p text:style-name="P65"><text:span text:style-name="T66">שר הנרגל/נרגז בבית משתאות</text:span></text:p></text:list-item><text:list-item><text:p text:style-name="P63">המושיב שבת במרומי קרת</text:p></text:list-item><text:list-item><text:p text:style-name="P63">אוחז באמה ומשתיין</text:p></text:list-item></text:list><text:p text:style-name="P64">וארבע לא אוהב, שמוסיף מי שנחנס לבית חבירו (ר"י מוסיף אף ביתו) פתאום</text:p></text:note-body></text:note></text:p>
                  </text:list-item>
                </text:list>
              </text:list-item>
              <text:list-item>
                <text:p text:style-name="P156">אגב דברי בן סירא, דן ב<text:span text:style-name="T15">ארבע</text:span><text:span text:style-name="T67"> </text:span>דברים שה’ שונא ור"ש אינו אוהב<text:note text:id="ftn46" text:note-class="footnote"><text:note-citation>20</text:note-citation><text:note-body><text:p text:style-name="P66">הוא אגב מה שאמר דברים שה’ שונא ושהוא לא אוהב, ואגב מה שאמר ארבע</text:p></text:note-body></text:note> (<text:span text:style-name="T15">נכנס</text:span><text:span text:style-name="T67"> לביתו פתאום; </text:span><text:span text:style-name="T15">אוחז</text:span><text:span text:style-name="T67"> באמה ומשתין; </text:span><text:span text:style-name="T15">משתין</text:span><text:span text:style-name="T67"> ערום לפני מיטתו;</text:span><text:span text:style-name="T15"> משמש </text:span><text:span text:style-name="T67">מיטתו בפני כל חי </text:span><text:span text:style-name="T68">(מוסיף ר”י עכברים, </text:span><text:span text:style-name="T69">וחלק שמואל לומר שהוא רק עבדים (שיש מתירים כיון שדומים לחמור)</text:span><text:span text:style-name="T68">)</text:span><text:span text:style-name="T67">)</text:span></text:p>
              </text:list-item>
              <text:list-item>
                <text:p text:style-name="P157">אומר מעשים <text:span text:style-name="T69">(</text:span>של <text:span text:style-name="T69">אמוראים)</text:span> שהוציאו בע"ח קטנים</text:p>
              </text:list-item>
            </text:list>
          </text:list-item>
        </text:list>
        <text:p text:style-name="P4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enOr Rashi" svg:font-family="'BenOr Rashi'" style:font-family-generic="script" style:font-pitch="variable"/>
    <style:font-face style:name="Guttman Rashi" svg:font-family="'Guttman Rashi'"/>
    <style:font-face style:name="Guttman Rashi1" svg:font-family="'Guttman Rashi'" style:font-family-generic="roman"/>
    <style:font-face style:name="Keter YG" svg:font-family="'Keter YG'"/>
    <style:font-face style:name="Keter YG1" svg:font-family="'Keter YG'" style:font-pitch="variable"/>
    <style:font-face style:name="Mekorot-Rashi" svg:font-family="Mekorot-Rashi"/>
    <style:font-face style:name="Mekorot-Rashi1" svg:font-family="Mekorot-Rashi"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d" svg:font-family="Rod" style:font-family-generic="modern" style:font-pitch="fixed"/>
    <style:font-face style:name="Shofar" svg:font-family="Shofar"/>
    <style:font-face style:name="Shofar1" svg:font-family="Shofar"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SimSun" style:font-size-asian="12pt" style:language-asian="zh" style:country-asian="CN" style:font-name-complex="Shofar"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SimSun" style:font-size-asian="12pt" style:language-asian="zh" style:country-asian="CN" style:font-name-complex="Shofar"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fo:font-size="12pt" fo:language="en" fo:country="US" style:letter-kerning="true" style:font-name-asian="NSimSun" style:font-family-asian="NSimSun" style:font-family-generic-asian="system" style:font-pitch-asian="variable" style:font-size-asian="12pt" style:language-asian="zh" style:country-asian="CN" style:font-name-complex="Shofar" style:font-family-complex="Shofar" style:font-size-complex="12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Shofar" style:font-family-complex="Shofar"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name-complex="Shofar" style:font-family-complex="Shofar"/>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Shofar" style:font-family-complex="Shofar"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language-asian="zxx" style:country-asian="none" style:font-name-complex="Shofar" style:font-family-complex="Shofar" style:language-complex="zxx" style:country-complex="none"/>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space" fo:text-indent="-0.2756in" fo:margin-left="0.5236in"/>
        </style:list-level-properties>
      </text:list-level-style-number>
      <text:list-level-style-number text:level="2" text:style-name="ListLabel_20_11" loext:num-list-format="%2%" style:num-format="a" style:num-letter-sync="true">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ListLabel_20_12" loext:num-list-format="%3%" style:num-format="a" style:num-letter-sync="true">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ListLabel_20_13" loext:num-list-format="%4%" style:num-format="a" style:num-letter-sync="true">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ListLabel_20_15" loext:num-list-format="%6%" style:num-format="a" style:num-letter-sync="true">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ListLabel_20_16" loext:num-list-format="%7%" style:num-format="a" style:num-letter-sync="true">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ListLabel_20_18" loext:num-list-format="%9%" style:num-format="a" style:num-letter-sync="true">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1" loext:num-list-format="%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א, י, ק, ..."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righ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4T18:04:21</meta:creation-date>
    <dc:language>en-US</dc:language>
    <dc:date>2022-08-30T18:06:13.173000000</dc:date>
    <meta:editing-cycles>200</meta:editing-cycles>
    <meta:editing-duration>P1DT20H6M12S</meta:editing-duration>
    <meta:generator>LibreOffice/7.3.2.2$Windows_X86_64 LibreOffice_project/49f2b1bff42cfccbd8f788c8dc32c1c309559be0</meta:generator>
    <meta:document-statistic meta:table-count="1" meta:image-count="0" meta:object-count="0" meta:page-count="16" meta:paragraph-count="591" meta:word-count="6584" meta:character-count="32516" meta:non-whitespace-character-count="26953"/>
    <meta:user-defined meta:name="AppVersion">15.0000</meta:user-defined>
  </office:meta>
</office:document-meta>
</file>